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97" style:family="table">
      <style:table-properties style:width="6.3in" table:align="left" style:writing-mode="lr-tb"/>
    </style:style>
    <style:style style:name="Table197.A" style:family="table-column">
      <style:table-column-properties style:column-width="6.3in"/>
    </style:style>
    <style:style style:name="Table197.1" style:family="table-row">
      <style:table-row-properties fo:keep-together="auto"/>
    </style:style>
    <style:style style:name="Table197.A1" style:family="table-cell">
      <style:table-cell-properties style:vertical-align="middle" fo:background-color="#7a5ada" fo:padding="0in" fo:border="none" style:writing-mode="lr-tb">
        <style:background-image/>
      </style:table-cell-properties>
    </style:style>
    <style:style style:name="Table197.A2" style:family="table-cell">
      <style:table-cell-properties style:vertical-align="middle" fo:background-color="#eeeeff" fo:padding="0in" fo:border="none" style:writing-mode="lr-tb">
        <style:background-image/>
      </style:table-cell-properties>
    </style:style>
    <style:style style:name="Table198" style:family="table">
      <style:table-properties style:width="6.3in" table:align="left" style:writing-mode="lr-tb"/>
    </style:style>
    <style:style style:name="Table198.A" style:family="table-column">
      <style:table-column-properties style:column-width="6.3in"/>
    </style:style>
    <style:style style:name="Table198.1" style:family="table-row">
      <style:table-row-properties fo:keep-together="auto"/>
    </style:style>
    <style:style style:name="Table198.A1" style:family="table-cell">
      <style:table-cell-properties style:vertical-align="middle" fo:background-color="#7a5ada" fo:padding="0in" fo:border="none" style:writing-mode="lr-tb">
        <style:background-image/>
      </style:table-cell-properties>
    </style:style>
    <style:style style:name="Table198.A2" style:family="table-cell">
      <style:table-cell-properties style:vertical-align="middle" fo:background-color="#eeeeff" fo:padding="0in" fo:border="none" style:writing-mode="lr-tb">
        <style:background-image/>
      </style:table-cell-properties>
    </style:style>
    <style:style style:name="Table199" style:family="table">
      <style:table-properties style:width="6.3in" table:align="left" style:writing-mode="lr-tb"/>
    </style:style>
    <style:style style:name="Table199.A" style:family="table-column">
      <style:table-column-properties style:column-width="6.3in"/>
    </style:style>
    <style:style style:name="Table199.1" style:family="table-row">
      <style:table-row-properties fo:keep-together="auto"/>
    </style:style>
    <style:style style:name="Table199.A1" style:family="table-cell">
      <style:table-cell-properties style:vertical-align="middle" fo:background-color="#7a5ada" fo:padding="0in" fo:border="none" style:writing-mode="lr-tb">
        <style:background-image/>
      </style:table-cell-properties>
    </style:style>
    <style:style style:name="Table199.A2" style:family="table-cell">
      <style:table-cell-properties style:vertical-align="middle" fo:background-color="#eeeeff" fo:padding="0in" fo:border="none" style:writing-mode="lr-tb">
        <style:background-image/>
      </style:table-cell-properties>
    </style:style>
    <style:style style:name="Table200" style:family="table">
      <style:table-properties style:width="6.3in" table:align="left" style:writing-mode="lr-tb"/>
    </style:style>
    <style:style style:name="Table200.A" style:family="table-column">
      <style:table-column-properties style:column-width="6.3in"/>
    </style:style>
    <style:style style:name="Table200.1" style:family="table-row">
      <style:table-row-properties fo:keep-together="auto"/>
    </style:style>
    <style:style style:name="Table200.A1" style:family="table-cell">
      <style:table-cell-properties style:vertical-align="middle" fo:background-color="#7a5ada" fo:padding="0in" fo:border="none" style:writing-mode="lr-tb">
        <style:background-image/>
      </style:table-cell-properties>
    </style:style>
    <style:style style:name="Table200.A2" style:family="table-cell">
      <style:table-cell-properties style:vertical-align="middle" fo:background-color="#eeeeff" fo:padding="0in" fo:border="none" style:writing-mode="lr-tb">
        <style:background-image/>
      </style:table-cell-properties>
    </style:style>
    <style:style style:name="Table201" style:family="table">
      <style:table-properties style:width="6.3in" table:align="left" style:writing-mode="lr-tb"/>
    </style:style>
    <style:style style:name="Table201.A" style:family="table-column">
      <style:table-column-properties style:column-width="6.3in"/>
    </style:style>
    <style:style style:name="Table201.1" style:family="table-row">
      <style:table-row-properties fo:keep-together="auto"/>
    </style:style>
    <style:style style:name="Table201.A1" style:family="table-cell">
      <style:table-cell-properties style:vertical-align="middle" fo:background-color="#7a5ada" fo:padding="0in" fo:border="none" style:writing-mode="lr-tb">
        <style:background-image/>
      </style:table-cell-properties>
    </style:style>
    <style:style style:name="Table201.A2" style:family="table-cell">
      <style:table-cell-properties style:vertical-align="middle" fo:background-color="#eeeeff" fo:padding="0in" fo:border="none" style:writing-mode="lr-tb">
        <style:background-image/>
      </style:table-cell-properties>
    </style:style>
    <style:style style:name="Table202" style:family="table">
      <style:table-properties style:width="6.3in" table:align="left" style:writing-mode="lr-tb"/>
    </style:style>
    <style:style style:name="Table202.A" style:family="table-column">
      <style:table-column-properties style:column-width="6.3in"/>
    </style:style>
    <style:style style:name="Table202.1" style:family="table-row">
      <style:table-row-properties fo:keep-together="auto"/>
    </style:style>
    <style:style style:name="Table202.A1" style:family="table-cell">
      <style:table-cell-properties style:vertical-align="middle" fo:background-color="#7a5ada" fo:padding="0in" fo:border="none" style:writing-mode="lr-tb">
        <style:background-image/>
      </style:table-cell-properties>
    </style:style>
    <style:style style:name="Table202.A2" style:family="table-cell">
      <style:table-cell-properties style:vertical-align="middle" fo:background-color="#eeeeff" fo:padding="0in" fo:border="none" style:writing-mode="lr-tb">
        <style:background-image/>
      </style:table-cell-properties>
    </style:style>
    <style:style style:name="Table203" style:family="table">
      <style:table-properties style:width="6.3in" table:align="left" style:writing-mode="lr-tb"/>
    </style:style>
    <style:style style:name="Table203.A" style:family="table-column">
      <style:table-column-properties style:column-width="6.3in"/>
    </style:style>
    <style:style style:name="Table203.1" style:family="table-row">
      <style:table-row-properties fo:keep-together="auto"/>
    </style:style>
    <style:style style:name="Table203.A1" style:family="table-cell">
      <style:table-cell-properties style:vertical-align="middle" fo:background-color="#7a5ada" fo:padding="0in" fo:border="none" style:writing-mode="lr-tb">
        <style:background-image/>
      </style:table-cell-properties>
    </style:style>
    <style:style style:name="Table203.A2" style:family="table-cell">
      <style:table-cell-properties style:vertical-align="middle" fo:background-color="#eeeeff" fo:padding="0in" fo:border="none" style:writing-mode="lr-tb">
        <style:background-image/>
      </style:table-cell-properties>
    </style:style>
    <style:style style:name="Table204" style:family="table">
      <style:table-properties style:width="6.3in" table:align="left" style:writing-mode="lr-tb"/>
    </style:style>
    <style:style style:name="Table204.A" style:family="table-column">
      <style:table-column-properties style:column-width="6.3in"/>
    </style:style>
    <style:style style:name="Table204.1" style:family="table-row">
      <style:table-row-properties fo:keep-together="auto"/>
    </style:style>
    <style:style style:name="Table204.A1" style:family="table-cell">
      <style:table-cell-properties style:vertical-align="middle" fo:background-color="#7a5ada" fo:padding="0in" fo:border="none" style:writing-mode="lr-tb">
        <style:background-image/>
      </style:table-cell-properties>
    </style:style>
    <style:style style:name="Table204.A2" style:family="table-cell">
      <style:table-cell-properties style:vertical-align="middle" fo:background-color="#eeeeff" fo:padding="0in" fo:border="none" style:writing-mode="lr-tb">
        <style:background-image/>
      </style:table-cell-properties>
    </style:style>
    <style:style style:name="Table205" style:family="table">
      <style:table-properties style:width="6.3in" table:align="left" style:writing-mode="lr-tb"/>
    </style:style>
    <style:style style:name="Table205.A" style:family="table-column">
      <style:table-column-properties style:column-width="6.3in"/>
    </style:style>
    <style:style style:name="Table205.1" style:family="table-row">
      <style:table-row-properties fo:keep-together="auto"/>
    </style:style>
    <style:style style:name="Table205.A1" style:family="table-cell">
      <style:table-cell-properties style:vertical-align="middle" fo:background-color="#7a5ada" fo:padding="0in" fo:border="none" style:writing-mode="lr-tb">
        <style:background-image/>
      </style:table-cell-properties>
    </style:style>
    <style:style style:name="Table205.A2" style:family="table-cell">
      <style:table-cell-properties style:vertical-align="middle" fo:background-color="#eeeeff" fo:padding="0in" fo:border="none" style:writing-mode="lr-tb">
        <style:background-image/>
      </style:table-cell-properties>
    </style:style>
    <style:style style:name="Table206" style:family="table">
      <style:table-properties style:width="6.3in" table:align="left" style:writing-mode="lr-tb"/>
    </style:style>
    <style:style style:name="Table206.A" style:family="table-column">
      <style:table-column-properties style:column-width="6.3in"/>
    </style:style>
    <style:style style:name="Table206.1" style:family="table-row">
      <style:table-row-properties fo:keep-together="auto"/>
    </style:style>
    <style:style style:name="Table206.A1" style:family="table-cell">
      <style:table-cell-properties style:vertical-align="middle" fo:background-color="#7a5ada" fo:padding="0in" fo:border="none" style:writing-mode="lr-tb">
        <style:background-image/>
      </style:table-cell-properties>
    </style:style>
    <style:style style:name="Table206.A2" style:family="table-cell">
      <style:table-cell-properties style:vertical-align="middle" fo:background-color="#eeeeff" fo:padding="0in" fo:border="none" style:writing-mode="lr-tb">
        <style:background-image/>
      </style:table-cell-properties>
    </style:style>
    <style:style style:name="Table207" style:family="table">
      <style:table-properties style:width="6.3in" table:align="left" style:writing-mode="lr-tb"/>
    </style:style>
    <style:style style:name="Table207.A" style:family="table-column">
      <style:table-column-properties style:column-width="6.3in"/>
    </style:style>
    <style:style style:name="Table207.1" style:family="table-row">
      <style:table-row-properties fo:keep-together="auto"/>
    </style:style>
    <style:style style:name="Table207.A1" style:family="table-cell">
      <style:table-cell-properties style:vertical-align="middle" fo:background-color="#7a5ada" fo:padding="0in" fo:border="none" style:writing-mode="lr-tb">
        <style:background-image/>
      </style:table-cell-properties>
    </style:style>
    <style:style style:name="Table207.A2" style:family="table-cell">
      <style:table-cell-properties style:vertical-align="middle" fo:background-color="#eeeeff" fo:padding="0in" fo:border="none" style:writing-mode="lr-tb">
        <style:background-image/>
      </style:table-cell-properties>
    </style:style>
    <style:style style:name="Table208" style:family="table">
      <style:table-properties style:width="6.3in" table:align="left" style:writing-mode="lr-tb"/>
    </style:style>
    <style:style style:name="Table208.A" style:family="table-column">
      <style:table-column-properties style:column-width="6.3in"/>
    </style:style>
    <style:style style:name="Table208.1" style:family="table-row">
      <style:table-row-properties fo:keep-together="auto"/>
    </style:style>
    <style:style style:name="Table208.A1" style:family="table-cell">
      <style:table-cell-properties style:vertical-align="middle" fo:background-color="#7a5ada" fo:padding="0in" fo:border="none" style:writing-mode="lr-tb">
        <style:background-image/>
      </style:table-cell-properties>
    </style:style>
    <style:style style:name="Table208.A2" style:family="table-cell">
      <style:table-cell-properties style:vertical-align="middle" fo:background-color="#eeeeff" fo:padding="0in" fo:border="none" style:writing-mode="lr-tb">
        <style:background-image/>
      </style:table-cell-properties>
    </style:style>
    <style:style style:name="Table209" style:family="table">
      <style:table-properties style:width="6.3in" table:align="left" style:writing-mode="lr-tb"/>
    </style:style>
    <style:style style:name="Table209.A" style:family="table-column">
      <style:table-column-properties style:column-width="6.3in"/>
    </style:style>
    <style:style style:name="Table209.1" style:family="table-row">
      <style:table-row-properties fo:keep-together="auto"/>
    </style:style>
    <style:style style:name="Table209.A1" style:family="table-cell">
      <style:table-cell-properties style:vertical-align="middle" fo:background-color="#7a5ada" fo:padding="0in" fo:border="none" style:writing-mode="lr-tb">
        <style:background-image/>
      </style:table-cell-properties>
    </style:style>
    <style:style style:name="Table209.A2" style:family="table-cell">
      <style:table-cell-properties style:vertical-align="middle" fo:background-color="#eeeeff" fo:padding="0in" fo:border="none" style:writing-mode="lr-tb">
        <style:background-image/>
      </style:table-cell-properties>
    </style:style>
    <style:style style:name="Table210" style:family="table">
      <style:table-properties style:width="6.3in" table:align="left" style:writing-mode="lr-tb"/>
    </style:style>
    <style:style style:name="Table210.A" style:family="table-column">
      <style:table-column-properties style:column-width="6.3in"/>
    </style:style>
    <style:style style:name="Table210.1" style:family="table-row">
      <style:table-row-properties fo:keep-together="auto"/>
    </style:style>
    <style:style style:name="Table210.A1" style:family="table-cell">
      <style:table-cell-properties style:vertical-align="middle" fo:background-color="#7a5ada" fo:padding="0in" fo:border="none" style:writing-mode="lr-tb">
        <style:background-image/>
      </style:table-cell-properties>
    </style:style>
    <style:style style:name="Table210.A2" style:family="table-cell">
      <style:table-cell-properties style:vertical-align="middle" fo:background-color="#eeeeff" fo:padding="0in" fo:border="none" style:writing-mode="lr-tb">
        <style:background-image/>
      </style:table-cell-properties>
    </style:style>
    <style:style style:name="Table211" style:family="table">
      <style:table-properties style:width="6.3in" table:align="left" style:writing-mode="lr-tb"/>
    </style:style>
    <style:style style:name="Table211.A" style:family="table-column">
      <style:table-column-properties style:column-width="6.3in"/>
    </style:style>
    <style:style style:name="Table211.1" style:family="table-row">
      <style:table-row-properties fo:keep-together="auto"/>
    </style:style>
    <style:style style:name="Table211.A1" style:family="table-cell">
      <style:table-cell-properties style:vertical-align="middle" fo:background-color="#7a5ada" fo:padding="0in" fo:border="none" style:writing-mode="lr-tb">
        <style:background-image/>
      </style:table-cell-properties>
    </style:style>
    <style:style style:name="Table211.A2" style:family="table-cell">
      <style:table-cell-properties style:vertical-align="middle" fo:background-color="#eeeeff" fo:padding="0in" fo:border="none" style:writing-mode="lr-tb">
        <style:background-image/>
      </style:table-cell-properties>
    </style:style>
    <style:style style:name="Table212" style:family="table">
      <style:table-properties style:width="6.3in" table:align="left" style:writing-mode="lr-tb"/>
    </style:style>
    <style:style style:name="Table212.A" style:family="table-column">
      <style:table-column-properties style:column-width="6.3in"/>
    </style:style>
    <style:style style:name="Table212.1" style:family="table-row">
      <style:table-row-properties fo:keep-together="auto"/>
    </style:style>
    <style:style style:name="Table212.A1" style:family="table-cell">
      <style:table-cell-properties style:vertical-align="middle" fo:background-color="#7a5ada" fo:padding="0in" fo:border="none" style:writing-mode="lr-tb">
        <style:background-image/>
      </style:table-cell-properties>
    </style:style>
    <style:style style:name="Table212.A2" style:family="table-cell">
      <style:table-cell-properties style:vertical-align="middle" fo:background-color="#eeeeff" fo:padding="0in" fo:border="none" style:writing-mode="lr-tb">
        <style:background-image/>
      </style:table-cell-properties>
    </style:style>
    <style:style style:name="Table213" style:family="table">
      <style:table-properties style:width="6.3in" table:align="left" style:writing-mode="lr-tb"/>
    </style:style>
    <style:style style:name="Table213.A" style:family="table-column">
      <style:table-column-properties style:column-width="6.3in"/>
    </style:style>
    <style:style style:name="Table213.1" style:family="table-row">
      <style:table-row-properties fo:keep-together="auto"/>
    </style:style>
    <style:style style:name="Table213.A1" style:family="table-cell">
      <style:table-cell-properties style:vertical-align="middle" fo:background-color="#7a5ada" fo:padding="0in" fo:border="none" style:writing-mode="lr-tb">
        <style:background-image/>
      </style:table-cell-properties>
    </style:style>
    <style:style style:name="Table213.A2" style:family="table-cell">
      <style:table-cell-properties style:vertical-align="middle" fo:background-color="#eeeeff" fo:padding="0in" fo:border="none" style:writing-mode="lr-tb">
        <style:background-image/>
      </style:table-cell-properties>
    </style:style>
    <style:style style:name="Table214" style:family="table">
      <style:table-properties style:width="6.3in" table:align="left" style:writing-mode="lr-tb"/>
    </style:style>
    <style:style style:name="Table214.A" style:family="table-column">
      <style:table-column-properties style:column-width="6.3in"/>
    </style:style>
    <style:style style:name="Table214.1" style:family="table-row">
      <style:table-row-properties fo:keep-together="auto"/>
    </style:style>
    <style:style style:name="Table214.A1" style:family="table-cell">
      <style:table-cell-properties style:vertical-align="middle" fo:background-color="#7a5ada" fo:padding="0in" fo:border="none" style:writing-mode="lr-tb">
        <style:background-image/>
      </style:table-cell-properties>
    </style:style>
    <style:style style:name="Table214.A2" style:family="table-cell">
      <style:table-cell-properties style:vertical-align="middle" fo:background-color="#eeeeff" fo:padding="0in" fo:border="none" style:writing-mode="lr-tb">
        <style:background-image/>
      </style:table-cell-properties>
    </style:style>
    <style:style style:name="Table215" style:family="table">
      <style:table-properties style:width="6.3in" table:align="left" style:writing-mode="lr-tb"/>
    </style:style>
    <style:style style:name="Table215.A" style:family="table-column">
      <style:table-column-properties style:column-width="6.3in"/>
    </style:style>
    <style:style style:name="Table215.1" style:family="table-row">
      <style:table-row-properties fo:keep-together="auto"/>
    </style:style>
    <style:style style:name="Table215.A1" style:family="table-cell">
      <style:table-cell-properties style:vertical-align="middle" fo:background-color="#7a5ada" fo:padding="0in" fo:border="none" style:writing-mode="lr-tb">
        <style:background-image/>
      </style:table-cell-properties>
    </style:style>
    <style:style style:name="Table215.A2" style:family="table-cell">
      <style:table-cell-properties style:vertical-align="middle" fo:background-color="#eeeeff" fo:padding="0in" fo:border="none" style:writing-mode="lr-tb">
        <style:background-image/>
      </style:table-cell-properties>
    </style:style>
    <style:style style:name="Table216" style:family="table">
      <style:table-properties style:width="6.3in" table:align="left" style:writing-mode="lr-tb"/>
    </style:style>
    <style:style style:name="Table216.A" style:family="table-column">
      <style:table-column-properties style:column-width="6.3in"/>
    </style:style>
    <style:style style:name="Table216.1" style:family="table-row">
      <style:table-row-properties fo:keep-together="auto"/>
    </style:style>
    <style:style style:name="Table216.A1" style:family="table-cell">
      <style:table-cell-properties style:vertical-align="middle" fo:background-color="#7a5ada" fo:padding="0in" fo:border="none" style:writing-mode="lr-tb">
        <style:background-image/>
      </style:table-cell-properties>
    </style:style>
    <style:style style:name="Table216.A2" style:family="table-cell">
      <style:table-cell-properties style:vertical-align="middle" fo:background-color="#eeeeff" fo:padding="0in" fo:border="none" style:writing-mode="lr-tb">
        <style:background-image/>
      </style:table-cell-properties>
    </style:style>
    <style:style style:name="Table217" style:family="table">
      <style:table-properties style:width="6.3in" table:align="left" style:writing-mode="lr-tb"/>
    </style:style>
    <style:style style:name="Table217.A" style:family="table-column">
      <style:table-column-properties style:column-width="6.3in"/>
    </style:style>
    <style:style style:name="Table217.1" style:family="table-row">
      <style:table-row-properties fo:keep-together="auto"/>
    </style:style>
    <style:style style:name="Table217.A1" style:family="table-cell">
      <style:table-cell-properties style:vertical-align="middle" fo:background-color="#7a5ada" fo:padding="0in" fo:border="none" style:writing-mode="lr-tb">
        <style:background-image/>
      </style:table-cell-properties>
    </style:style>
    <style:style style:name="Table217.A2" style:family="table-cell">
      <style:table-cell-properties style:vertical-align="middle" fo:background-color="#eeeeff" fo:padding="0in" fo:border="none" style:writing-mode="lr-tb">
        <style:background-image/>
      </style:table-cell-properties>
    </style:style>
    <style:style style:name="Table218" style:family="table">
      <style:table-properties style:width="6.3in" table:align="left" style:writing-mode="lr-tb"/>
    </style:style>
    <style:style style:name="Table218.A" style:family="table-column">
      <style:table-column-properties style:column-width="6.3in"/>
    </style:style>
    <style:style style:name="Table218.1" style:family="table-row">
      <style:table-row-properties fo:keep-together="auto"/>
    </style:style>
    <style:style style:name="Table218.A1" style:family="table-cell">
      <style:table-cell-properties style:vertical-align="middle" fo:background-color="#7a5ada" fo:padding="0in" fo:border="none" style:writing-mode="lr-tb">
        <style:background-image/>
      </style:table-cell-properties>
    </style:style>
    <style:style style:name="Table218.A2" style:family="table-cell">
      <style:table-cell-properties style:vertical-align="middle" fo:background-color="#eeeeff" fo:padding="0in" fo:border="none" style:writing-mode="lr-tb">
        <style:background-image/>
      </style:table-cell-properties>
    </style:style>
    <style:style style:name="Table219" style:family="table">
      <style:table-properties style:width="6.3in" table:align="left" style:writing-mode="lr-tb"/>
    </style:style>
    <style:style style:name="Table219.A" style:family="table-column">
      <style:table-column-properties style:column-width="6.3in"/>
    </style:style>
    <style:style style:name="Table219.1" style:family="table-row">
      <style:table-row-properties fo:keep-together="auto"/>
    </style:style>
    <style:style style:name="Table219.A1" style:family="table-cell">
      <style:table-cell-properties style:vertical-align="middle" fo:background-color="#7a5ada" fo:padding="0in" fo:border="none" style:writing-mode="lr-tb">
        <style:background-image/>
      </style:table-cell-properties>
    </style:style>
    <style:style style:name="Table219.A2" style:family="table-cell">
      <style:table-cell-properties style:vertical-align="middle" fo:background-color="#eeeeff" fo:padding="0in" fo:border="none" style:writing-mode="lr-tb">
        <style:background-image/>
      </style:table-cell-properties>
    </style:style>
    <style:style style:name="Table220" style:family="table">
      <style:table-properties style:width="6.3in" table:align="left" style:writing-mode="lr-tb"/>
    </style:style>
    <style:style style:name="Table220.A" style:family="table-column">
      <style:table-column-properties style:column-width="6.3in"/>
    </style:style>
    <style:style style:name="Table220.1" style:family="table-row">
      <style:table-row-properties fo:keep-together="auto"/>
    </style:style>
    <style:style style:name="Table220.A1" style:family="table-cell">
      <style:table-cell-properties style:vertical-align="middle" fo:background-color="#7a5ada" fo:padding="0in" fo:border="none" style:writing-mode="lr-tb">
        <style:background-image/>
      </style:table-cell-properties>
    </style:style>
    <style:style style:name="Table220.A2" style:family="table-cell">
      <style:table-cell-properties style:vertical-align="middle" fo:background-color="#eeeeff" fo:padding="0in" fo:border="none" style:writing-mode="lr-tb">
        <style:background-image/>
      </style:table-cell-properties>
    </style:style>
    <style:style style:name="Table221" style:family="table">
      <style:table-properties style:width="6.3in" table:align="left" style:writing-mode="lr-tb"/>
    </style:style>
    <style:style style:name="Table221.A" style:family="table-column">
      <style:table-column-properties style:column-width="6.3in"/>
    </style:style>
    <style:style style:name="Table221.1" style:family="table-row">
      <style:table-row-properties fo:keep-together="auto"/>
    </style:style>
    <style:style style:name="Table221.A1" style:family="table-cell">
      <style:table-cell-properties style:vertical-align="middle" fo:background-color="#7a5ada" fo:padding="0in" fo:border="none" style:writing-mode="lr-tb">
        <style:background-image/>
      </style:table-cell-properties>
    </style:style>
    <style:style style:name="Table221.A2" style:family="table-cell">
      <style:table-cell-properties style:vertical-align="middle" fo:background-color="#eeeeff" fo:padding="0in" fo:border="none" style:writing-mode="lr-tb">
        <style:background-image/>
      </style:table-cell-properties>
    </style:style>
    <style:style style:name="Table222" style:family="table">
      <style:table-properties style:width="6.3in" table:align="left" style:writing-mode="lr-tb"/>
    </style:style>
    <style:style style:name="Table222.A" style:family="table-column">
      <style:table-column-properties style:column-width="6.3in"/>
    </style:style>
    <style:style style:name="Table222.1" style:family="table-row">
      <style:table-row-properties fo:keep-together="auto"/>
    </style:style>
    <style:style style:name="Table222.A1" style:family="table-cell">
      <style:table-cell-properties style:vertical-align="middle" fo:background-color="#7a5ada" fo:padding="0in" fo:border="none" style:writing-mode="lr-tb">
        <style:background-image/>
      </style:table-cell-properties>
    </style:style>
    <style:style style:name="Table222.A2" style:family="table-cell">
      <style:table-cell-properties style:vertical-align="middle" fo:background-color="#eeeeff" fo:padding="0in" fo:border="none" style:writing-mode="lr-tb">
        <style:background-image/>
      </style:table-cell-properties>
    </style:style>
    <style:style style:name="Table223" style:family="table">
      <style:table-properties style:width="6.3in" table:align="left" style:writing-mode="lr-tb"/>
    </style:style>
    <style:style style:name="Table223.A" style:family="table-column">
      <style:table-column-properties style:column-width="6.3in"/>
    </style:style>
    <style:style style:name="Table223.1" style:family="table-row">
      <style:table-row-properties fo:keep-together="auto"/>
    </style:style>
    <style:style style:name="Table223.A1" style:family="table-cell">
      <style:table-cell-properties style:vertical-align="middle" fo:background-color="#7a5ada" fo:padding="0in" fo:border="none" style:writing-mode="lr-tb">
        <style:background-image/>
      </style:table-cell-properties>
    </style:style>
    <style:style style:name="Table223.A2" style:family="table-cell">
      <style:table-cell-properties style:vertical-align="middle" fo:background-color="#eeeeff" fo:padding="0in" fo:border="none" style:writing-mode="lr-tb">
        <style:background-image/>
      </style:table-cell-properties>
    </style:style>
    <style:style style:name="Table224" style:family="table">
      <style:table-properties style:width="6.3in" table:align="left" style:writing-mode="lr-tb"/>
    </style:style>
    <style:style style:name="Table224.A" style:family="table-column">
      <style:table-column-properties style:column-width="6.3in"/>
    </style:style>
    <style:style style:name="Table224.1" style:family="table-row">
      <style:table-row-properties fo:keep-together="auto"/>
    </style:style>
    <style:style style:name="Table224.A1" style:family="table-cell">
      <style:table-cell-properties style:vertical-align="middle" fo:background-color="#7a5ada" fo:padding="0in" fo:border="none" style:writing-mode="lr-tb">
        <style:background-image/>
      </style:table-cell-properties>
    </style:style>
    <style:style style:name="Table224.A2" style:family="table-cell">
      <style:table-cell-properties style:vertical-align="middle" fo:background-color="#eeeeff" fo:padding="0in" fo:border="none" style:writing-mode="lr-tb">
        <style:background-image/>
      </style:table-cell-properties>
    </style:style>
    <style:style style:name="Table225" style:family="table">
      <style:table-properties style:width="6.3in" table:align="left" style:writing-mode="lr-tb"/>
    </style:style>
    <style:style style:name="Table225.A" style:family="table-column">
      <style:table-column-properties style:column-width="6.3in"/>
    </style:style>
    <style:style style:name="Table225.1" style:family="table-row">
      <style:table-row-properties fo:keep-together="auto"/>
    </style:style>
    <style:style style:name="Table225.A1" style:family="table-cell">
      <style:table-cell-properties style:vertical-align="middle" fo:background-color="#7a5ada" fo:padding="0in" fo:border="none" style:writing-mode="lr-tb">
        <style:background-image/>
      </style:table-cell-properties>
    </style:style>
    <style:style style:name="Table225.A2" style:family="table-cell">
      <style:table-cell-properties style:vertical-align="middle" fo:background-color="#eeeeff" fo:padding="0in" fo:border="none" style:writing-mode="lr-tb">
        <style:background-image/>
      </style:table-cell-properties>
    </style:style>
    <style:style style:name="Table226" style:family="table">
      <style:table-properties style:width="6.3in" table:align="left" style:writing-mode="lr-tb"/>
    </style:style>
    <style:style style:name="Table226.A" style:family="table-column">
      <style:table-column-properties style:column-width="6.3in"/>
    </style:style>
    <style:style style:name="Table226.1" style:family="table-row">
      <style:table-row-properties fo:keep-together="auto"/>
    </style:style>
    <style:style style:name="Table226.A1" style:family="table-cell">
      <style:table-cell-properties style:vertical-align="middle" fo:background-color="#7a5ada" fo:padding="0in" fo:border="none" style:writing-mode="lr-tb">
        <style:background-image/>
      </style:table-cell-properties>
    </style:style>
    <style:style style:name="Table226.A2" style:family="table-cell">
      <style:table-cell-properties style:vertical-align="middle" fo:background-color="#eeeeff" fo:padding="0in" fo:border="none" style:writing-mode="lr-tb">
        <style:background-image/>
      </style:table-cell-properties>
    </style:style>
    <style:style style:name="Table227" style:family="table">
      <style:table-properties style:width="6.3in" table:align="left" style:writing-mode="lr-tb"/>
    </style:style>
    <style:style style:name="Table227.A" style:family="table-column">
      <style:table-column-properties style:column-width="6.3in"/>
    </style:style>
    <style:style style:name="Table227.1" style:family="table-row">
      <style:table-row-properties fo:keep-together="auto"/>
    </style:style>
    <style:style style:name="Table227.A1" style:family="table-cell">
      <style:table-cell-properties style:vertical-align="middle" fo:background-color="#7a5ada" fo:padding="0in" fo:border="none" style:writing-mode="lr-tb">
        <style:background-image/>
      </style:table-cell-properties>
    </style:style>
    <style:style style:name="Table227.A2" style:family="table-cell">
      <style:table-cell-properties style:vertical-align="middle" fo:background-color="#eeeeff" fo:padding="0in" fo:border="none" style:writing-mode="lr-tb">
        <style:background-image/>
      </style:table-cell-properties>
    </style:style>
    <style:style style:name="Table228" style:family="table">
      <style:table-properties style:width="6.3in" table:align="left" style:writing-mode="lr-tb"/>
    </style:style>
    <style:style style:name="Table228.A" style:family="table-column">
      <style:table-column-properties style:column-width="6.3in"/>
    </style:style>
    <style:style style:name="Table228.1" style:family="table-row">
      <style:table-row-properties fo:keep-together="auto"/>
    </style:style>
    <style:style style:name="Table228.A1" style:family="table-cell">
      <style:table-cell-properties style:vertical-align="middle" fo:background-color="#7a5ada" fo:padding="0in" fo:border="none" style:writing-mode="lr-tb">
        <style:background-image/>
      </style:table-cell-properties>
    </style:style>
    <style:style style:name="Table228.A2" style:family="table-cell">
      <style:table-cell-properties style:vertical-align="middle" fo:background-color="#eeeeff" fo:padding="0in" fo:border="none" style:writing-mode="lr-tb">
        <style:background-image/>
      </style:table-cell-properties>
    </style:style>
    <style:style style:name="Table229" style:family="table">
      <style:table-properties style:width="6.3in" table:align="left" style:writing-mode="lr-tb"/>
    </style:style>
    <style:style style:name="Table229.A" style:family="table-column">
      <style:table-column-properties style:column-width="6.3in"/>
    </style:style>
    <style:style style:name="Table229.1" style:family="table-row">
      <style:table-row-properties fo:keep-together="auto"/>
    </style:style>
    <style:style style:name="Table229.A1" style:family="table-cell">
      <style:table-cell-properties style:vertical-align="middle" fo:background-color="#7a5ada" fo:padding="0in" fo:border="none" style:writing-mode="lr-tb">
        <style:background-image/>
      </style:table-cell-properties>
    </style:style>
    <style:style style:name="Table229.A2" style:family="table-cell">
      <style:table-cell-properties style:vertical-align="middle" fo:background-color="#eeeeff" fo:padding="0in" fo:border="none" style:writing-mode="lr-tb">
        <style:background-image/>
      </style:table-cell-properties>
    </style:style>
    <style:style style:name="Table230" style:family="table">
      <style:table-properties style:width="6.3in" table:align="left" style:writing-mode="lr-tb"/>
    </style:style>
    <style:style style:name="Table230.A" style:family="table-column">
      <style:table-column-properties style:column-width="6.3in"/>
    </style:style>
    <style:style style:name="Table230.1" style:family="table-row">
      <style:table-row-properties fo:keep-together="auto"/>
    </style:style>
    <style:style style:name="Table230.A1" style:family="table-cell">
      <style:table-cell-properties style:vertical-align="middle" fo:background-color="#7a5ada" fo:padding="0in" fo:border="none" style:writing-mode="lr-tb">
        <style:background-image/>
      </style:table-cell-properties>
    </style:style>
    <style:style style:name="Table230.A2" style:family="table-cell">
      <style:table-cell-properties style:vertical-align="middle" fo:background-color="#eeeeff" fo:padding="0in" fo:border="none" style:writing-mode="lr-tb">
        <style:background-image/>
      </style:table-cell-properties>
    </style:style>
    <style:style style:name="Table231" style:family="table">
      <style:table-properties style:width="6.3in" table:align="left" style:writing-mode="lr-tb"/>
    </style:style>
    <style:style style:name="Table231.A" style:family="table-column">
      <style:table-column-properties style:column-width="6.3in"/>
    </style:style>
    <style:style style:name="Table231.1" style:family="table-row">
      <style:table-row-properties fo:keep-together="auto"/>
    </style:style>
    <style:style style:name="Table231.A1" style:family="table-cell">
      <style:table-cell-properties style:vertical-align="middle" fo:background-color="#ffbbbb" fo:padding="0in" fo:border="none" style:writing-mode="lr-tb">
        <style:background-image/>
      </style:table-cell-properties>
    </style:style>
    <style:style style:name="Table232" style:family="table">
      <style:table-properties style:width="6.3in" table:align="left" style:writing-mode="lr-tb"/>
    </style:style>
    <style:style style:name="Table232.A" style:family="table-column">
      <style:table-column-properties style:column-width="6.3in"/>
    </style:style>
    <style:style style:name="Table232.1" style:family="table-row">
      <style:table-row-properties fo:keep-together="auto"/>
    </style:style>
    <style:style style:name="Table232.A1" style:family="table-cell">
      <style:table-cell-properties style:vertical-align="middle" fo:background-color="#7a5ada" fo:padding="0in" fo:border="none" style:writing-mode="lr-tb">
        <style:background-image/>
      </style:table-cell-properties>
    </style:style>
    <style:style style:name="Table232.A2" style:family="table-cell">
      <style:table-cell-properties style:vertical-align="middle" fo:background-color="#eeeeff" fo:padding="0in" fo:border="none" style:writing-mode="lr-tb">
        <style:background-image/>
      </style:table-cell-properties>
    </style:style>
    <style:style style:name="Table233" style:family="table">
      <style:table-properties style:width="6.3in" table:align="left" style:writing-mode="lr-tb"/>
    </style:style>
    <style:style style:name="Table233.A" style:family="table-column">
      <style:table-column-properties style:column-width="6.3in"/>
    </style:style>
    <style:style style:name="Table233.1" style:family="table-row">
      <style:table-row-properties fo:keep-together="auto"/>
    </style:style>
    <style:style style:name="Table233.A1" style:family="table-cell">
      <style:table-cell-properties style:vertical-align="middle" fo:background-color="#7a5ada" fo:padding="0in" fo:border="none" style:writing-mode="lr-tb">
        <style:background-image/>
      </style:table-cell-properties>
    </style:style>
    <style:style style:name="Table233.A2" style:family="table-cell">
      <style:table-cell-properties style:vertical-align="middle" fo:background-color="#eeeeff" fo:padding="0in" fo:border="none" style:writing-mode="lr-tb">
        <style:background-image/>
      </style:table-cell-properties>
    </style:style>
    <style:style style:name="Table234" style:family="table">
      <style:table-properties style:width="6.3in" table:align="left" style:writing-mode="lr-tb"/>
    </style:style>
    <style:style style:name="Table234.A" style:family="table-column">
      <style:table-column-properties style:column-width="6.3in"/>
    </style:style>
    <style:style style:name="Table234.1" style:family="table-row">
      <style:table-row-properties fo:keep-together="auto"/>
    </style:style>
    <style:style style:name="Table234.A1" style:family="table-cell">
      <style:table-cell-properties style:vertical-align="middle" fo:background-color="#7a5ada" fo:padding="0in" fo:border="none" style:writing-mode="lr-tb">
        <style:background-image/>
      </style:table-cell-properties>
    </style:style>
    <style:style style:name="Table234.A2" style:family="table-cell">
      <style:table-cell-properties style:vertical-align="middle" fo:background-color="#eeeeff" fo:padding="0in" fo:border="none" style:writing-mode="lr-tb">
        <style:background-image/>
      </style:table-cell-properties>
    </style:style>
    <style:style style:name="Table235" style:family="table">
      <style:table-properties style:width="6.3in" table:align="left" style:writing-mode="lr-tb"/>
    </style:style>
    <style:style style:name="Table235.A" style:family="table-column">
      <style:table-column-properties style:column-width="6.3in"/>
    </style:style>
    <style:style style:name="Table235.1" style:family="table-row">
      <style:table-row-properties fo:keep-together="auto"/>
    </style:style>
    <style:style style:name="Table235.A1" style:family="table-cell">
      <style:table-cell-properties style:vertical-align="middle" fo:background-color="#7a5ada" fo:padding="0in" fo:border="none" style:writing-mode="lr-tb">
        <style:background-image/>
      </style:table-cell-properties>
    </style:style>
    <style:style style:name="Table235.A2" style:family="table-cell">
      <style:table-cell-properties style:vertical-align="middle" fo:background-color="#eeeeff" fo:padding="0in" fo:border="none" style:writing-mode="lr-tb">
        <style:background-image/>
      </style:table-cell-properties>
    </style:style>
    <style:style style:name="Table236" style:family="table">
      <style:table-properties style:width="6.3in" table:align="left" style:writing-mode="lr-tb"/>
    </style:style>
    <style:style style:name="Table236.A" style:family="table-column">
      <style:table-column-properties style:column-width="6.3in"/>
    </style:style>
    <style:style style:name="Table236.1" style:family="table-row">
      <style:table-row-properties fo:keep-together="auto"/>
    </style:style>
    <style:style style:name="Table236.A1" style:family="table-cell">
      <style:table-cell-properties style:vertical-align="middle" fo:background-color="#7a5ada" fo:padding="0in" fo:border="none" style:writing-mode="lr-tb">
        <style:background-image/>
      </style:table-cell-properties>
    </style:style>
    <style:style style:name="Table236.A2" style:family="table-cell">
      <style:table-cell-properties style:vertical-align="middle" fo:background-color="#eeeeff" fo:padding="0in" fo:border="none" style:writing-mode="lr-tb">
        <style:background-image/>
      </style:table-cell-properties>
    </style:style>
    <style:style style:name="Table237" style:family="table">
      <style:table-properties style:width="6.3in" table:align="left" style:writing-mode="lr-tb"/>
    </style:style>
    <style:style style:name="Table237.A" style:family="table-column">
      <style:table-column-properties style:column-width="6.3in"/>
    </style:style>
    <style:style style:name="Table237.1" style:family="table-row">
      <style:table-row-properties fo:keep-together="auto"/>
    </style:style>
    <style:style style:name="Table237.A1" style:family="table-cell">
      <style:table-cell-properties style:vertical-align="middle" fo:background-color="#7a5ada" fo:padding="0in" fo:border="none" style:writing-mode="lr-tb">
        <style:background-image/>
      </style:table-cell-properties>
    </style:style>
    <style:style style:name="Table237.A2" style:family="table-cell">
      <style:table-cell-properties style:vertical-align="middle" fo:background-color="#eeeeff" fo:padding="0in" fo:border="none" style:writing-mode="lr-tb">
        <style:background-image/>
      </style:table-cell-properties>
    </style:style>
    <style:style style:name="Table238" style:family="table">
      <style:table-properties style:width="6.3in" table:align="left" style:writing-mode="lr-tb"/>
    </style:style>
    <style:style style:name="Table238.A" style:family="table-column">
      <style:table-column-properties style:column-width="6.3in"/>
    </style:style>
    <style:style style:name="Table238.1" style:family="table-row">
      <style:table-row-properties fo:keep-together="auto"/>
    </style:style>
    <style:style style:name="Table238.A1" style:family="table-cell">
      <style:table-cell-properties style:vertical-align="middle" fo:background-color="#7a5ada" fo:padding="0in" fo:border="none" style:writing-mode="lr-tb">
        <style:background-image/>
      </style:table-cell-properties>
    </style:style>
    <style:style style:name="Table238.A2" style:family="table-cell">
      <style:table-cell-properties style:vertical-align="middle" fo:background-color="#eeeeff" fo:padding="0in" fo:border="none" style:writing-mode="lr-tb">
        <style:background-image/>
      </style:table-cell-properties>
    </style:style>
    <style:style style:name="Table239" style:family="table">
      <style:table-properties style:width="6.3in" table:align="left" style:writing-mode="lr-tb"/>
    </style:style>
    <style:style style:name="Table239.A" style:family="table-column">
      <style:table-column-properties style:column-width="6.3in"/>
    </style:style>
    <style:style style:name="Table239.1" style:family="table-row">
      <style:table-row-properties fo:keep-together="auto"/>
    </style:style>
    <style:style style:name="Table239.A1" style:family="table-cell">
      <style:table-cell-properties style:vertical-align="middle" fo:background-color="#7a5ada" fo:padding="0in" fo:border="none" style:writing-mode="lr-tb">
        <style:background-image/>
      </style:table-cell-properties>
    </style:style>
    <style:style style:name="Table239.A2" style:family="table-cell">
      <style:table-cell-properties style:vertical-align="middle" fo:background-color="#eeeeff" fo:padding="0in" fo:border="none" style:writing-mode="lr-tb">
        <style:background-image/>
      </style:table-cell-properties>
    </style:style>
    <style:style style:name="Table240" style:family="table">
      <style:table-properties style:width="6.3in" table:align="left" style:writing-mode="lr-tb"/>
    </style:style>
    <style:style style:name="Table240.A" style:family="table-column">
      <style:table-column-properties style:column-width="6.3in"/>
    </style:style>
    <style:style style:name="Table240.1" style:family="table-row">
      <style:table-row-properties fo:keep-together="auto"/>
    </style:style>
    <style:style style:name="Table240.A1" style:family="table-cell">
      <style:table-cell-properties style:vertical-align="middle" fo:background-color="#7a5ada" fo:padding="0in" fo:border="none" style:writing-mode="lr-tb">
        <style:background-image/>
      </style:table-cell-properties>
    </style:style>
    <style:style style:name="Table240.A2" style:family="table-cell">
      <style:table-cell-properties style:vertical-align="middle" fo:background-color="#eeeeff" fo:padding="0in" fo:border="none" style:writing-mode="lr-tb">
        <style:background-image/>
      </style:table-cell-properties>
    </style:style>
    <style:style style:name="Table241" style:family="table">
      <style:table-properties style:width="6.3in" table:align="left" style:writing-mode="lr-tb"/>
    </style:style>
    <style:style style:name="Table241.A" style:family="table-column">
      <style:table-column-properties style:column-width="6.3in"/>
    </style:style>
    <style:style style:name="Table241.1" style:family="table-row">
      <style:table-row-properties fo:keep-together="auto"/>
    </style:style>
    <style:style style:name="Table241.A1" style:family="table-cell">
      <style:table-cell-properties style:vertical-align="middle" fo:background-color="#7a5ada" fo:padding="0in" fo:border="none" style:writing-mode="lr-tb">
        <style:background-image/>
      </style:table-cell-properties>
    </style:style>
    <style:style style:name="Table241.A2" style:family="table-cell">
      <style:table-cell-properties style:vertical-align="middle" fo:background-color="#eeeeff" fo:padding="0in" fo:border="none" style:writing-mode="lr-tb">
        <style:background-image/>
      </style:table-cell-properties>
    </style:style>
    <style:style style:name="Table242" style:family="table">
      <style:table-properties style:width="6.3in" table:align="left" style:writing-mode="lr-tb"/>
    </style:style>
    <style:style style:name="Table242.A" style:family="table-column">
      <style:table-column-properties style:column-width="6.3in"/>
    </style:style>
    <style:style style:name="Table242.1" style:family="table-row">
      <style:table-row-properties fo:keep-together="auto"/>
    </style:style>
    <style:style style:name="Table242.A1" style:family="table-cell">
      <style:table-cell-properties style:vertical-align="middle" fo:background-color="#7a5ada" fo:padding="0in" fo:border="none" style:writing-mode="lr-tb">
        <style:background-image/>
      </style:table-cell-properties>
    </style:style>
    <style:style style:name="Table242.A2" style:family="table-cell">
      <style:table-cell-properties style:vertical-align="middle" fo:background-color="#eeeeff" fo:padding="0in" fo:border="none" style:writing-mode="lr-tb">
        <style:background-image/>
      </style:table-cell-properties>
    </style:style>
    <style:style style:name="Table243" style:family="table">
      <style:table-properties style:width="6.3in" table:align="left" style:writing-mode="lr-tb"/>
    </style:style>
    <style:style style:name="Table243.A" style:family="table-column">
      <style:table-column-properties style:column-width="6.3in"/>
    </style:style>
    <style:style style:name="Table243.1" style:family="table-row">
      <style:table-row-properties fo:keep-together="auto"/>
    </style:style>
    <style:style style:name="Table243.A1" style:family="table-cell">
      <style:table-cell-properties style:vertical-align="middle" fo:background-color="#7a5ada" fo:padding="0in" fo:border="none" style:writing-mode="lr-tb">
        <style:background-image/>
      </style:table-cell-properties>
    </style:style>
    <style:style style:name="Table243.A2" style:family="table-cell">
      <style:table-cell-properties style:vertical-align="middle" fo:background-color="#eeeeff" fo:padding="0in" fo:border="none" style:writing-mode="lr-tb">
        <style:background-image/>
      </style:table-cell-properties>
    </style:style>
    <style:style style:name="Table244" style:family="table">
      <style:table-properties style:width="6.3in" table:align="left" style:writing-mode="lr-tb"/>
    </style:style>
    <style:style style:name="Table244.A" style:family="table-column">
      <style:table-column-properties style:column-width="6.3in"/>
    </style:style>
    <style:style style:name="Table244.1" style:family="table-row">
      <style:table-row-properties fo:keep-together="auto"/>
    </style:style>
    <style:style style:name="Table244.A1" style:family="table-cell">
      <style:table-cell-properties style:vertical-align="middle" fo:background-color="#7a5ada" fo:padding="0in" fo:border="none" style:writing-mode="lr-tb">
        <style:background-image/>
      </style:table-cell-properties>
    </style:style>
    <style:style style:name="Table244.A2" style:family="table-cell">
      <style:table-cell-properties style:vertical-align="middle" fo:background-color="#eeeeff" fo:padding="0in" fo:border="none" style:writing-mode="lr-tb">
        <style:background-image/>
      </style:table-cell-properties>
    </style:style>
    <style:style style:name="Table245" style:family="table">
      <style:table-properties style:width="6.3in" table:align="left" style:writing-mode="lr-tb"/>
    </style:style>
    <style:style style:name="Table245.A" style:family="table-column">
      <style:table-column-properties style:column-width="6.3in"/>
    </style:style>
    <style:style style:name="Table245.1" style:family="table-row">
      <style:table-row-properties fo:keep-together="auto"/>
    </style:style>
    <style:style style:name="Table245.A1" style:family="table-cell">
      <style:table-cell-properties style:vertical-align="middle" fo:background-color="#7a5ada" fo:padding="0in" fo:border="none" style:writing-mode="lr-tb">
        <style:background-image/>
      </style:table-cell-properties>
    </style:style>
    <style:style style:name="Table245.A2" style:family="table-cell">
      <style:table-cell-properties style:vertical-align="middle" fo:background-color="#eeeeff" fo:padding="0in" fo:border="none" style:writing-mode="lr-tb">
        <style:background-image/>
      </style:table-cell-properties>
    </style:style>
    <style:style style:name="Table246" style:family="table">
      <style:table-properties style:width="6.3in" table:align="left" style:writing-mode="lr-tb"/>
    </style:style>
    <style:style style:name="Table246.A" style:family="table-column">
      <style:table-column-properties style:column-width="6.3in"/>
    </style:style>
    <style:style style:name="Table246.1" style:family="table-row">
      <style:table-row-properties fo:keep-together="auto"/>
    </style:style>
    <style:style style:name="Table246.A1" style:family="table-cell">
      <style:table-cell-properties style:vertical-align="middle" fo:background-color="#7a5ada" fo:padding="0in" fo:border="none" style:writing-mode="lr-tb">
        <style:background-image/>
      </style:table-cell-properties>
    </style:style>
    <style:style style:name="Table246.A2" style:family="table-cell">
      <style:table-cell-properties style:vertical-align="middle" fo:background-color="#eeeeff" fo:padding="0in" fo:border="none" style:writing-mode="lr-tb">
        <style:background-image/>
      </style:table-cell-properties>
    </style:style>
    <style:style style:name="Table247" style:family="table">
      <style:table-properties style:width="6.3in" table:align="left" style:writing-mode="lr-tb"/>
    </style:style>
    <style:style style:name="Table247.A" style:family="table-column">
      <style:table-column-properties style:column-width="6.3in"/>
    </style:style>
    <style:style style:name="Table247.1" style:family="table-row">
      <style:table-row-properties fo:keep-together="auto"/>
    </style:style>
    <style:style style:name="Table247.A1" style:family="table-cell">
      <style:table-cell-properties style:vertical-align="middle" fo:background-color="#7a5ada" fo:padding="0in" fo:border="none" style:writing-mode="lr-tb">
        <style:background-image/>
      </style:table-cell-properties>
    </style:style>
    <style:style style:name="Table247.A2" style:family="table-cell">
      <style:table-cell-properties style:vertical-align="middle" fo:background-color="#eeeeff" fo:padding="0in" fo:border="none" style:writing-mode="lr-tb">
        <style:background-image/>
      </style:table-cell-properties>
    </style:style>
    <style:style style:name="Table248" style:family="table">
      <style:table-properties style:width="6.3in" table:align="left" style:writing-mode="lr-tb"/>
    </style:style>
    <style:style style:name="Table248.A" style:family="table-column">
      <style:table-column-properties style:column-width="6.3in"/>
    </style:style>
    <style:style style:name="Table248.1" style:family="table-row">
      <style:table-row-properties fo:keep-together="auto"/>
    </style:style>
    <style:style style:name="Table248.A1" style:family="table-cell">
      <style:table-cell-properties style:vertical-align="middle" fo:background-color="#7a5ada" fo:padding="0in" fo:border="none" style:writing-mode="lr-tb">
        <style:background-image/>
      </style:table-cell-properties>
    </style:style>
    <style:style style:name="Table248.A2" style:family="table-cell">
      <style:table-cell-properties style:vertical-align="middle" fo:background-color="#eeeeff" fo:padding="0in" fo:border="none" style:writing-mode="lr-tb">
        <style:background-image/>
      </style:table-cell-properties>
    </style:style>
    <style:style style:name="Table249" style:family="table">
      <style:table-properties style:width="6.3in" table:align="left" style:writing-mode="lr-tb"/>
    </style:style>
    <style:style style:name="Table249.A" style:family="table-column">
      <style:table-column-properties style:column-width="6.3in"/>
    </style:style>
    <style:style style:name="Table249.1" style:family="table-row">
      <style:table-row-properties fo:keep-together="auto"/>
    </style:style>
    <style:style style:name="Table249.A1" style:family="table-cell">
      <style:table-cell-properties style:vertical-align="middle" fo:background-color="#7a5ada" fo:padding="0in" fo:border="none" style:writing-mode="lr-tb">
        <style:background-image/>
      </style:table-cell-properties>
    </style:style>
    <style:style style:name="Table249.A2" style:family="table-cell">
      <style:table-cell-properties style:vertical-align="middle" fo:background-color="#eeeeff" fo:padding="0in" fo:border="none" style:writing-mode="lr-tb">
        <style:background-image/>
      </style:table-cell-properties>
    </style:style>
    <style:style style:name="Table250" style:family="table">
      <style:table-properties style:width="6.3in" table:align="left" style:writing-mode="lr-tb"/>
    </style:style>
    <style:style style:name="Table250.A" style:family="table-column">
      <style:table-column-properties style:column-width="6.3in"/>
    </style:style>
    <style:style style:name="Table250.1" style:family="table-row">
      <style:table-row-properties fo:keep-together="auto"/>
    </style:style>
    <style:style style:name="Table250.A1" style:family="table-cell">
      <style:table-cell-properties style:vertical-align="middle" fo:background-color="#7a5ada" fo:padding="0in" fo:border="none" style:writing-mode="lr-tb">
        <style:background-image/>
      </style:table-cell-properties>
    </style:style>
    <style:style style:name="Table250.A2" style:family="table-cell">
      <style:table-cell-properties style:vertical-align="middle" fo:background-color="#eeeeff" fo:padding="0in" fo:border="none" style:writing-mode="lr-tb">
        <style:background-image/>
      </style:table-cell-properties>
    </style:style>
    <style:style style:name="Table251" style:family="table">
      <style:table-properties style:width="6.3in" table:align="left" style:writing-mode="lr-tb"/>
    </style:style>
    <style:style style:name="Table251.A" style:family="table-column">
      <style:table-column-properties style:column-width="6.3in"/>
    </style:style>
    <style:style style:name="Table251.1" style:family="table-row">
      <style:table-row-properties fo:keep-together="auto"/>
    </style:style>
    <style:style style:name="Table251.A1" style:family="table-cell">
      <style:table-cell-properties style:vertical-align="middle" fo:background-color="#7a5ada" fo:padding="0in" fo:border="none" style:writing-mode="lr-tb">
        <style:background-image/>
      </style:table-cell-properties>
    </style:style>
    <style:style style:name="Table251.A2" style:family="table-cell">
      <style:table-cell-properties style:vertical-align="middle" fo:background-color="#eeeeff" fo:padding="0in" fo:border="none" style:writing-mode="lr-tb">
        <style:background-image/>
      </style:table-cell-properties>
    </style:style>
    <style:style style:name="Table252" style:family="table">
      <style:table-properties style:width="6.3in" table:align="left" style:writing-mode="lr-tb"/>
    </style:style>
    <style:style style:name="Table252.A" style:family="table-column">
      <style:table-column-properties style:column-width="6.3in"/>
    </style:style>
    <style:style style:name="Table252.1" style:family="table-row">
      <style:table-row-properties fo:keep-together="auto"/>
    </style:style>
    <style:style style:name="Table252.A1" style:family="table-cell">
      <style:table-cell-properties style:vertical-align="middle" fo:background-color="#7a5ada" fo:padding="0in" fo:border="none" style:writing-mode="lr-tb">
        <style:background-image/>
      </style:table-cell-properties>
    </style:style>
    <style:style style:name="Table252.A2" style:family="table-cell">
      <style:table-cell-properties style:vertical-align="middle" fo:background-color="#eeeeff" fo:padding="0in" fo:border="none" style:writing-mode="lr-tb">
        <style:background-image/>
      </style:table-cell-properties>
    </style:style>
    <style:style style:name="Table253" style:family="table">
      <style:table-properties style:width="6.3in" table:align="left" style:writing-mode="lr-tb"/>
    </style:style>
    <style:style style:name="Table253.A" style:family="table-column">
      <style:table-column-properties style:column-width="6.3in"/>
    </style:style>
    <style:style style:name="Table253.1" style:family="table-row">
      <style:table-row-properties fo:keep-together="auto"/>
    </style:style>
    <style:style style:name="Table253.A1" style:family="table-cell">
      <style:table-cell-properties style:vertical-align="middle" fo:background-color="#7a5ada" fo:padding="0in" fo:border="none" style:writing-mode="lr-tb">
        <style:background-image/>
      </style:table-cell-properties>
    </style:style>
    <style:style style:name="Table253.A2" style:family="table-cell">
      <style:table-cell-properties style:vertical-align="middle" fo:background-color="#eeeeff" fo:padding="0in" fo:border="none" style:writing-mode="lr-tb">
        <style:background-image/>
      </style:table-cell-properties>
    </style:style>
    <style:style style:name="Table254" style:family="table">
      <style:table-properties style:width="6.3in" table:align="left" style:writing-mode="lr-tb"/>
    </style:style>
    <style:style style:name="Table254.A" style:family="table-column">
      <style:table-column-properties style:column-width="6.3in"/>
    </style:style>
    <style:style style:name="Table254.1" style:family="table-row">
      <style:table-row-properties fo:keep-together="auto"/>
    </style:style>
    <style:style style:name="Table254.A1" style:family="table-cell">
      <style:table-cell-properties style:vertical-align="middle" fo:background-color="#7a5ada" fo:padding="0in" fo:border="none" style:writing-mode="lr-tb">
        <style:background-image/>
      </style:table-cell-properties>
    </style:style>
    <style:style style:name="Table254.A2" style:family="table-cell">
      <style:table-cell-properties style:vertical-align="middle" fo:background-color="#eeeeff" fo:padding="0in" fo:border="none" style:writing-mode="lr-tb">
        <style:background-image/>
      </style:table-cell-properties>
    </style:style>
    <style:style style:name="Table255" style:family="table">
      <style:table-properties style:width="6.3in" table:align="left" style:writing-mode="lr-tb"/>
    </style:style>
    <style:style style:name="Table255.A" style:family="table-column">
      <style:table-column-properties style:column-width="6.3in"/>
    </style:style>
    <style:style style:name="Table255.1" style:family="table-row">
      <style:table-row-properties fo:keep-together="auto"/>
    </style:style>
    <style:style style:name="Table255.A1" style:family="table-cell">
      <style:table-cell-properties style:vertical-align="middle" fo:background-color="#bbffbb" fo:padding="0in" fo:border="none" style:writing-mode="lr-tb">
        <style:background-image/>
      </style:table-cell-properties>
    </style:style>
    <style:style style:name="Table256" style:family="table">
      <style:table-properties style:width="6.3in" table:align="left" style:writing-mode="lr-tb"/>
    </style:style>
    <style:style style:name="Table256.A" style:family="table-column">
      <style:table-column-properties style:column-width="6.3in"/>
    </style:style>
    <style:style style:name="Table256.1" style:family="table-row">
      <style:table-row-properties fo:keep-together="auto"/>
    </style:style>
    <style:style style:name="Table256.A1" style:family="table-cell">
      <style:table-cell-properties style:vertical-align="middle" fo:background-color="#7a5ada" fo:padding="0in" fo:border="none" style:writing-mode="lr-tb">
        <style:background-image/>
      </style:table-cell-properties>
    </style:style>
    <style:style style:name="Table256.A2" style:family="table-cell">
      <style:table-cell-properties style:vertical-align="middle" fo:background-color="#eeeeff" fo:padding="0in" fo:border="none" style:writing-mode="lr-tb">
        <style:background-image/>
      </style:table-cell-properties>
    </style:style>
    <style:style style:name="Table257" style:family="table">
      <style:table-properties style:width="6.3in" table:align="left" style:writing-mode="lr-tb"/>
    </style:style>
    <style:style style:name="Table257.A" style:family="table-column">
      <style:table-column-properties style:column-width="6.3in"/>
    </style:style>
    <style:style style:name="Table257.1" style:family="table-row">
      <style:table-row-properties fo:keep-together="auto"/>
    </style:style>
    <style:style style:name="Table257.A1" style:family="table-cell">
      <style:table-cell-properties style:vertical-align="middle" fo:background-color="#7a5ada" fo:padding="0in" fo:border="none" style:writing-mode="lr-tb">
        <style:background-image/>
      </style:table-cell-properties>
    </style:style>
    <style:style style:name="Table257.A2" style:family="table-cell">
      <style:table-cell-properties style:vertical-align="middle" fo:background-color="#eeeeff" fo:padding="0in" fo:border="none" style:writing-mode="lr-tb">
        <style:background-image/>
      </style:table-cell-properties>
    </style:style>
    <style:style style:name="Table258" style:family="table">
      <style:table-properties style:width="6.3in" table:align="left" style:writing-mode="lr-tb"/>
    </style:style>
    <style:style style:name="Table258.A" style:family="table-column">
      <style:table-column-properties style:column-width="6.3in"/>
    </style:style>
    <style:style style:name="Table258.1" style:family="table-row">
      <style:table-row-properties fo:keep-together="auto"/>
    </style:style>
    <style:style style:name="Table258.A1" style:family="table-cell">
      <style:table-cell-properties style:vertical-align="middle" fo:background-color="#7a5ada" fo:padding="0in" fo:border="none" style:writing-mode="lr-tb">
        <style:background-image/>
      </style:table-cell-properties>
    </style:style>
    <style:style style:name="Table258.A2" style:family="table-cell">
      <style:table-cell-properties style:vertical-align="middle" fo:background-color="#eeeeff" fo:padding="0in" fo:border="none" style:writing-mode="lr-tb">
        <style:background-image/>
      </style:table-cell-properties>
    </style:style>
    <style:style style:name="Table259" style:family="table">
      <style:table-properties style:width="6.3in" table:align="left" style:writing-mode="lr-tb"/>
    </style:style>
    <style:style style:name="Table259.A" style:family="table-column">
      <style:table-column-properties style:column-width="6.3in"/>
    </style:style>
    <style:style style:name="Table259.1" style:family="table-row">
      <style:table-row-properties fo:keep-together="auto"/>
    </style:style>
    <style:style style:name="Table259.A1" style:family="table-cell">
      <style:table-cell-properties style:vertical-align="middle" fo:background-color="#7a5ada" fo:padding="0in" fo:border="none" style:writing-mode="lr-tb">
        <style:background-image/>
      </style:table-cell-properties>
    </style:style>
    <style:style style:name="Table259.A2" style:family="table-cell">
      <style:table-cell-properties style:vertical-align="middle" fo:background-color="#eeeeff" fo:padding="0in" fo:border="none" style:writing-mode="lr-tb">
        <style:background-image/>
      </style:table-cell-properties>
    </style:style>
    <style:style style:name="Table260" style:family="table">
      <style:table-properties style:width="6.3in" table:align="left" style:writing-mode="lr-tb"/>
    </style:style>
    <style:style style:name="Table260.A" style:family="table-column">
      <style:table-column-properties style:column-width="6.3in"/>
    </style:style>
    <style:style style:name="Table260.1" style:family="table-row">
      <style:table-row-properties fo:keep-together="auto"/>
    </style:style>
    <style:style style:name="Table260.A1" style:family="table-cell">
      <style:table-cell-properties style:vertical-align="middle" fo:background-color="#7a5ada" fo:padding="0in" fo:border="none" style:writing-mode="lr-tb">
        <style:background-image/>
      </style:table-cell-properties>
    </style:style>
    <style:style style:name="Table260.A2" style:family="table-cell">
      <style:table-cell-properties style:vertical-align="middle" fo:background-color="#eeeeff" fo:padding="0in" fo:border="none" style:writing-mode="lr-tb">
        <style:background-image/>
      </style:table-cell-properties>
    </style:style>
    <style:style style:name="Table261" style:family="table">
      <style:table-properties style:width="6.3in" table:align="left" style:writing-mode="lr-tb"/>
    </style:style>
    <style:style style:name="Table261.A" style:family="table-column">
      <style:table-column-properties style:column-width="6.3in"/>
    </style:style>
    <style:style style:name="Table261.1" style:family="table-row">
      <style:table-row-properties fo:keep-together="auto"/>
    </style:style>
    <style:style style:name="Table261.A1" style:family="table-cell">
      <style:table-cell-properties style:vertical-align="middle" fo:background-color="#7a5ada" fo:padding="0in" fo:border="none" style:writing-mode="lr-tb">
        <style:background-image/>
      </style:table-cell-properties>
    </style:style>
    <style:style style:name="Table261.A2" style:family="table-cell">
      <style:table-cell-properties style:vertical-align="middle" fo:background-color="#eeeeff" fo:padding="0in" fo:border="none" style:writing-mode="lr-tb">
        <style:background-image/>
      </style:table-cell-properties>
    </style:style>
    <style:style style:name="Table262" style:family="table">
      <style:table-properties style:width="6.3in" table:align="left" style:writing-mode="lr-tb"/>
    </style:style>
    <style:style style:name="Table262.A" style:family="table-column">
      <style:table-column-properties style:column-width="6.3in"/>
    </style:style>
    <style:style style:name="Table262.1" style:family="table-row">
      <style:table-row-properties fo:keep-together="auto"/>
    </style:style>
    <style:style style:name="Table262.A1" style:family="table-cell">
      <style:table-cell-properties style:vertical-align="middle" fo:background-color="#7a5ada" fo:padding="0in" fo:border="none" style:writing-mode="lr-tb">
        <style:background-image/>
      </style:table-cell-properties>
    </style:style>
    <style:style style:name="Table262.A2" style:family="table-cell">
      <style:table-cell-properties style:vertical-align="middle" fo:background-color="#eeeeff" fo:padding="0in" fo:border="none" style:writing-mode="lr-tb">
        <style:background-image/>
      </style:table-cell-properties>
    </style:style>
    <style:style style:name="Table263" style:family="table">
      <style:table-properties style:width="6.3in" table:align="left" style:writing-mode="lr-tb"/>
    </style:style>
    <style:style style:name="Table263.A" style:family="table-column">
      <style:table-column-properties style:column-width="6.3in"/>
    </style:style>
    <style:style style:name="Table263.1" style:family="table-row">
      <style:table-row-properties fo:keep-together="auto"/>
    </style:style>
    <style:style style:name="Table263.A1" style:family="table-cell">
      <style:table-cell-properties style:vertical-align="middle" fo:background-color="#7a5ada" fo:padding="0in" fo:border="none" style:writing-mode="lr-tb">
        <style:background-image/>
      </style:table-cell-properties>
    </style:style>
    <style:style style:name="Table263.A2" style:family="table-cell">
      <style:table-cell-properties style:vertical-align="middle" fo:background-color="#eeeeff" fo:padding="0in" fo:border="none" style:writing-mode="lr-tb">
        <style:background-image/>
      </style:table-cell-properties>
    </style:style>
    <style:style style:name="Table264" style:family="table">
      <style:table-properties style:width="6.3in" table:align="left" style:writing-mode="lr-tb"/>
    </style:style>
    <style:style style:name="Table264.A" style:family="table-column">
      <style:table-column-properties style:column-width="6.3in"/>
    </style:style>
    <style:style style:name="Table264.1" style:family="table-row">
      <style:table-row-properties fo:keep-together="auto"/>
    </style:style>
    <style:style style:name="Table264.A1" style:family="table-cell">
      <style:table-cell-properties style:vertical-align="middle" fo:background-color="#7a5ada" fo:padding="0in" fo:border="none" style:writing-mode="lr-tb">
        <style:background-image/>
      </style:table-cell-properties>
    </style:style>
    <style:style style:name="Table264.A2" style:family="table-cell">
      <style:table-cell-properties style:vertical-align="middle" fo:background-color="#eeeeff" fo:padding="0in" fo:border="none" style:writing-mode="lr-tb">
        <style:background-image/>
      </style:table-cell-properties>
    </style:style>
    <style:style style:name="Table265" style:family="table">
      <style:table-properties style:width="6.3in" table:align="left" style:writing-mode="lr-tb"/>
    </style:style>
    <style:style style:name="Table265.A" style:family="table-column">
      <style:table-column-properties style:column-width="6.3in"/>
    </style:style>
    <style:style style:name="Table265.1" style:family="table-row">
      <style:table-row-properties fo:keep-together="auto"/>
    </style:style>
    <style:style style:name="Table265.A1" style:family="table-cell">
      <style:table-cell-properties style:vertical-align="middle" fo:background-color="#7a5ada" fo:padding="0in" fo:border="none" style:writing-mode="lr-tb">
        <style:background-image/>
      </style:table-cell-properties>
    </style:style>
    <style:style style:name="Table265.A2" style:family="table-cell">
      <style:table-cell-properties style:vertical-align="middle" fo:background-color="#eeeeff" fo:padding="0in" fo:border="none" style:writing-mode="lr-tb">
        <style:background-image/>
      </style:table-cell-properties>
    </style:style>
    <style:style style:name="Table266" style:family="table">
      <style:table-properties style:width="6.3in" table:align="left" style:writing-mode="lr-tb"/>
    </style:style>
    <style:style style:name="Table266.A" style:family="table-column">
      <style:table-column-properties style:column-width="6.3in"/>
    </style:style>
    <style:style style:name="Table266.1" style:family="table-row">
      <style:table-row-properties fo:keep-together="auto"/>
    </style:style>
    <style:style style:name="Table266.A1" style:family="table-cell">
      <style:table-cell-properties style:vertical-align="middle" fo:background-color="#7a5ada" fo:padding="0in" fo:border="none" style:writing-mode="lr-tb">
        <style:background-image/>
      </style:table-cell-properties>
    </style:style>
    <style:style style:name="Table266.A2" style:family="table-cell">
      <style:table-cell-properties style:vertical-align="middle" fo:background-color="#eeeeff" fo:padding="0in" fo:border="none" style:writing-mode="lr-tb">
        <style:background-image/>
      </style:table-cell-properties>
    </style:style>
    <style:style style:name="Table267" style:family="table">
      <style:table-properties style:width="6.3in" table:align="left" style:writing-mode="lr-tb"/>
    </style:style>
    <style:style style:name="Table267.A" style:family="table-column">
      <style:table-column-properties style:column-width="6.3in"/>
    </style:style>
    <style:style style:name="Table267.1" style:family="table-row">
      <style:table-row-properties fo:keep-together="auto"/>
    </style:style>
    <style:style style:name="Table267.A1" style:family="table-cell">
      <style:table-cell-properties style:vertical-align="middle" fo:background-color="#7a5ada" fo:padding="0in" fo:border="none" style:writing-mode="lr-tb">
        <style:background-image/>
      </style:table-cell-properties>
    </style:style>
    <style:style style:name="Table267.A2" style:family="table-cell">
      <style:table-cell-properties style:vertical-align="middle" fo:background-color="#eeeeff" fo:padding="0in" fo:border="none" style:writing-mode="lr-tb">
        <style:background-image/>
      </style:table-cell-properties>
    </style:style>
    <style:style style:name="Table268" style:family="table">
      <style:table-properties style:width="6.3in" table:align="left" style:writing-mode="lr-tb"/>
    </style:style>
    <style:style style:name="Table268.A" style:family="table-column">
      <style:table-column-properties style:column-width="6.3in"/>
    </style:style>
    <style:style style:name="Table268.1" style:family="table-row">
      <style:table-row-properties fo:keep-together="auto"/>
    </style:style>
    <style:style style:name="Table268.A1" style:family="table-cell">
      <style:table-cell-properties style:vertical-align="middle" fo:background-color="#7a5ada" fo:padding="0in" fo:border="none" style:writing-mode="lr-tb">
        <style:background-image/>
      </style:table-cell-properties>
    </style:style>
    <style:style style:name="Table268.A2" style:family="table-cell">
      <style:table-cell-properties style:vertical-align="middle" fo:background-color="#eeeeff" fo:padding="0in" fo:border="none" style:writing-mode="lr-tb">
        <style:background-image/>
      </style:table-cell-properties>
    </style:style>
    <style:style style:name="Table269" style:family="table">
      <style:table-properties style:width="6.3in" table:align="left" style:writing-mode="lr-tb"/>
    </style:style>
    <style:style style:name="Table269.A" style:family="table-column">
      <style:table-column-properties style:column-width="6.3in"/>
    </style:style>
    <style:style style:name="Table269.1" style:family="table-row">
      <style:table-row-properties fo:keep-together="auto"/>
    </style:style>
    <style:style style:name="Table269.A1" style:family="table-cell">
      <style:table-cell-properties style:vertical-align="middle" fo:background-color="#7a5ada" fo:padding="0in" fo:border="none" style:writing-mode="lr-tb">
        <style:background-image/>
      </style:table-cell-properties>
    </style:style>
    <style:style style:name="Table269.A2" style:family="table-cell">
      <style:table-cell-properties style:vertical-align="middle" fo:background-color="#eeeeff" fo:padding="0in" fo:border="none" style:writing-mode="lr-tb">
        <style:background-image/>
      </style:table-cell-properties>
    </style:style>
    <style:style style:name="Table270" style:family="table">
      <style:table-properties style:width="6.3in" table:align="left" style:writing-mode="lr-tb"/>
    </style:style>
    <style:style style:name="Table270.A" style:family="table-column">
      <style:table-column-properties style:column-width="6.3in"/>
    </style:style>
    <style:style style:name="Table270.1" style:family="table-row">
      <style:table-row-properties fo:keep-together="auto"/>
    </style:style>
    <style:style style:name="Table270.A1" style:family="table-cell">
      <style:table-cell-properties style:vertical-align="middle" fo:background-color="#7a5ada" fo:padding="0in" fo:border="none" style:writing-mode="lr-tb">
        <style:background-image/>
      </style:table-cell-properties>
    </style:style>
    <style:style style:name="Table270.A2" style:family="table-cell">
      <style:table-cell-properties style:vertical-align="middle" fo:background-color="#eeeeff" fo:padding="0in" fo:border="none" style:writing-mode="lr-tb">
        <style:background-image/>
      </style:table-cell-properties>
    </style:style>
    <style:style style:name="Table271" style:family="table">
      <style:table-properties style:width="6.3in" table:align="left" style:writing-mode="lr-tb"/>
    </style:style>
    <style:style style:name="Table271.A" style:family="table-column">
      <style:table-column-properties style:column-width="6.3in"/>
    </style:style>
    <style:style style:name="Table271.1" style:family="table-row">
      <style:table-row-properties fo:keep-together="auto"/>
    </style:style>
    <style:style style:name="Table271.A1" style:family="table-cell">
      <style:table-cell-properties style:vertical-align="middle" fo:background-color="#7a5ada" fo:padding="0in" fo:border="none" style:writing-mode="lr-tb">
        <style:background-image/>
      </style:table-cell-properties>
    </style:style>
    <style:style style:name="Table271.A2" style:family="table-cell">
      <style:table-cell-properties style:vertical-align="middle" fo:background-color="#eeeeff" fo:padding="0in" fo:border="none" style:writing-mode="lr-tb">
        <style:background-image/>
      </style:table-cell-properties>
    </style:style>
    <style:style style:name="Table272" style:family="table">
      <style:table-properties style:width="6.3in" table:align="left" style:writing-mode="lr-tb"/>
    </style:style>
    <style:style style:name="Table272.A" style:family="table-column">
      <style:table-column-properties style:column-width="6.3in"/>
    </style:style>
    <style:style style:name="Table272.1" style:family="table-row">
      <style:table-row-properties fo:keep-together="auto"/>
    </style:style>
    <style:style style:name="Table272.A1" style:family="table-cell">
      <style:table-cell-properties style:vertical-align="middle" fo:background-color="#7a5ada" fo:padding="0in" fo:border="none" style:writing-mode="lr-tb">
        <style:background-image/>
      </style:table-cell-properties>
    </style:style>
    <style:style style:name="Table272.A2" style:family="table-cell">
      <style:table-cell-properties style:vertical-align="middle" fo:background-color="#eeeeff" fo:padding="0in" fo:border="none" style:writing-mode="lr-tb">
        <style:background-image/>
      </style:table-cell-properties>
    </style:style>
    <style:style style:name="Table273" style:family="table">
      <style:table-properties style:width="6.3in" table:align="left" style:writing-mode="lr-tb"/>
    </style:style>
    <style:style style:name="Table273.A" style:family="table-column">
      <style:table-column-properties style:column-width="6.3in"/>
    </style:style>
    <style:style style:name="Table273.1" style:family="table-row">
      <style:table-row-properties fo:keep-together="auto"/>
    </style:style>
    <style:style style:name="Table273.A1" style:family="table-cell">
      <style:table-cell-properties style:vertical-align="middle" fo:background-color="#7a5ada" fo:padding="0in" fo:border="none" style:writing-mode="lr-tb">
        <style:background-image/>
      </style:table-cell-properties>
    </style:style>
    <style:style style:name="Table273.A2" style:family="table-cell">
      <style:table-cell-properties style:vertical-align="middle" fo:background-color="#eeeeff" fo:padding="0in" fo:border="none" style:writing-mode="lr-tb">
        <style:background-image/>
      </style:table-cell-properties>
    </style:style>
    <style:style style:name="Table274" style:family="table">
      <style:table-properties style:width="6.3in" table:align="left" style:writing-mode="lr-tb"/>
    </style:style>
    <style:style style:name="Table274.A" style:family="table-column">
      <style:table-column-properties style:column-width="6.3in"/>
    </style:style>
    <style:style style:name="Table274.1" style:family="table-row">
      <style:table-row-properties fo:keep-together="auto"/>
    </style:style>
    <style:style style:name="Table274.A1" style:family="table-cell">
      <style:table-cell-properties style:vertical-align="middle" fo:background-color="#7a5ada" fo:padding="0in" fo:border="none" style:writing-mode="lr-tb">
        <style:background-image/>
      </style:table-cell-properties>
    </style:style>
    <style:style style:name="Table274.A2" style:family="table-cell">
      <style:table-cell-properties style:vertical-align="middle" fo:background-color="#eeeeff" fo:padding="0in" fo:border="none" style:writing-mode="lr-tb">
        <style:background-image/>
      </style:table-cell-properties>
    </style:style>
    <style:style style:name="Table275" style:family="table">
      <style:table-properties style:width="6.3625in" fo:margin-left="-0.0313in" table:align="left" style:writing-mode="lr-tb"/>
    </style:style>
    <style:style style:name="Table275.A" style:family="table-column">
      <style:table-column-properties style:column-width="1.6278in"/>
    </style:style>
    <style:style style:name="Table275.B" style:family="table-column">
      <style:table-column-properties style:column-width="4.7347in"/>
    </style:style>
    <style:style style:name="Table275.1" style:family="table-row">
      <style:table-row-properties fo:keep-together="auto"/>
    </style:style>
    <style:style style:name="Table275.A1" style:family="table-cell">
      <style:table-cell-properties style:vertical-align="middle" fo:padding="0.0104in" fo:border="none" style:writing-mode="lr-tb"/>
    </style:style>
    <style:style style:name="Table276" style:family="table">
      <style:table-properties style:width="6.3in" table:align="left" style:writing-mode="lr-tb"/>
    </style:style>
    <style:style style:name="Table276.A" style:family="table-column">
      <style:table-column-properties style:column-width="6.3in"/>
    </style:style>
    <style:style style:name="Table276.1" style:family="table-row">
      <style:table-row-properties fo:keep-together="auto"/>
    </style:style>
    <style:style style:name="Table276.A1" style:family="table-cell">
      <style:table-cell-properties style:vertical-align="middle" fo:background-color="#7a5ada" fo:padding="0in" fo:border="none" style:writing-mode="lr-tb">
        <style:background-image/>
      </style:table-cell-properties>
    </style:style>
    <style:style style:name="Table276.A2" style:family="table-cell">
      <style:table-cell-properties style:vertical-align="middle" fo:background-color="#eeeeff" fo:padding="0in" fo:border="none" style:writing-mode="lr-tb">
        <style:background-image/>
      </style:table-cell-properties>
    </style:style>
    <style:style style:name="Table277" style:family="table">
      <style:table-properties style:width="6.3in" table:align="left" style:writing-mode="lr-tb"/>
    </style:style>
    <style:style style:name="Table277.A" style:family="table-column">
      <style:table-column-properties style:column-width="6.3in"/>
    </style:style>
    <style:style style:name="Table277.1" style:family="table-row">
      <style:table-row-properties fo:keep-together="auto"/>
    </style:style>
    <style:style style:name="Table277.A1" style:family="table-cell">
      <style:table-cell-properties style:vertical-align="middle" fo:background-color="#7a5ada" fo:padding="0in" fo:border="none" style:writing-mode="lr-tb">
        <style:background-image/>
      </style:table-cell-properties>
    </style:style>
    <style:style style:name="Table277.A2" style:family="table-cell">
      <style:table-cell-properties style:vertical-align="middle" fo:background-color="#eeeeff" fo:padding="0in" fo:border="none" style:writing-mode="lr-tb">
        <style:background-image/>
      </style:table-cell-properties>
    </style:style>
    <style:style style:name="Table278" style:family="table">
      <style:table-properties style:width="6.3in" table:align="left" style:writing-mode="lr-tb"/>
    </style:style>
    <style:style style:name="Table278.A" style:family="table-column">
      <style:table-column-properties style:column-width="6.3in"/>
    </style:style>
    <style:style style:name="Table278.1" style:family="table-row">
      <style:table-row-properties fo:keep-together="auto"/>
    </style:style>
    <style:style style:name="Table278.A1" style:family="table-cell">
      <style:table-cell-properties style:vertical-align="middle" fo:background-color="#7a5ada" fo:padding="0in" fo:border="none" style:writing-mode="lr-tb">
        <style:background-image/>
      </style:table-cell-properties>
    </style:style>
    <style:style style:name="Table278.A2" style:family="table-cell">
      <style:table-cell-properties style:vertical-align="middle" fo:background-color="#eeeeff" fo:padding="0in" fo:border="none" style:writing-mode="lr-tb">
        <style:background-image/>
      </style:table-cell-properties>
    </style:style>
    <style:style style:name="Table279" style:family="table">
      <style:table-properties style:width="6.3in" table:align="left" style:writing-mode="lr-tb"/>
    </style:style>
    <style:style style:name="Table279.A" style:family="table-column">
      <style:table-column-properties style:column-width="6.3in"/>
    </style:style>
    <style:style style:name="Table279.1" style:family="table-row">
      <style:table-row-properties fo:keep-together="auto"/>
    </style:style>
    <style:style style:name="Table279.A1" style:family="table-cell">
      <style:table-cell-properties style:vertical-align="middle" fo:background-color="#7a5ada" fo:padding="0in" fo:border="none" style:writing-mode="lr-tb">
        <style:background-image/>
      </style:table-cell-properties>
    </style:style>
    <style:style style:name="Table279.A2" style:family="table-cell">
      <style:table-cell-properties style:vertical-align="middle" fo:background-color="#eeeeff" fo:padding="0in" fo:border="none" style:writing-mode="lr-tb">
        <style:background-image/>
      </style:table-cell-properties>
    </style:style>
    <style:style style:name="Table280" style:family="table">
      <style:table-properties style:width="6.3in" table:align="left" style:writing-mode="lr-tb"/>
    </style:style>
    <style:style style:name="Table280.A" style:family="table-column">
      <style:table-column-properties style:column-width="6.3in"/>
    </style:style>
    <style:style style:name="Table280.1" style:family="table-row">
      <style:table-row-properties fo:keep-together="auto"/>
    </style:style>
    <style:style style:name="Table280.A1" style:family="table-cell">
      <style:table-cell-properties style:vertical-align="middle" fo:background-color="#7a5ada" fo:padding="0in" fo:border="none" style:writing-mode="lr-tb">
        <style:background-image/>
      </style:table-cell-properties>
    </style:style>
    <style:style style:name="Table280.A2" style:family="table-cell">
      <style:table-cell-properties style:vertical-align="middle" fo:background-color="#eeeeff" fo:padding="0in" fo:border="none" style:writing-mode="lr-tb">
        <style:background-image/>
      </style:table-cell-properties>
    </style:style>
    <style:style style:name="Table281" style:family="table">
      <style:table-properties style:width="6.3in" table:align="left" style:writing-mode="lr-tb"/>
    </style:style>
    <style:style style:name="Table281.A" style:family="table-column">
      <style:table-column-properties style:column-width="6.3in"/>
    </style:style>
    <style:style style:name="Table281.1" style:family="table-row">
      <style:table-row-properties fo:keep-together="auto"/>
    </style:style>
    <style:style style:name="Table281.A1" style:family="table-cell">
      <style:table-cell-properties style:vertical-align="middle" fo:background-color="#bbffbb" fo:padding="0in" fo:border="none" style:writing-mode="lr-tb">
        <style:background-image/>
      </style:table-cell-properties>
    </style:style>
    <style:style style:name="Table282" style:family="table">
      <style:table-properties style:width="6.3in" table:align="left" style:writing-mode="lr-tb"/>
    </style:style>
    <style:style style:name="Table282.A" style:family="table-column">
      <style:table-column-properties style:column-width="6.3in"/>
    </style:style>
    <style:style style:name="Table282.1" style:family="table-row">
      <style:table-row-properties fo:keep-together="auto"/>
    </style:style>
    <style:style style:name="Table282.A1" style:family="table-cell">
      <style:table-cell-properties style:vertical-align="middle" fo:background-color="#7a5ada" fo:padding="0in" fo:border="none" style:writing-mode="lr-tb">
        <style:background-image/>
      </style:table-cell-properties>
    </style:style>
    <style:style style:name="Table282.A2" style:family="table-cell">
      <style:table-cell-properties style:vertical-align="middle" fo:background-color="#eeeeff" fo:padding="0in" fo:border="none" style:writing-mode="lr-tb">
        <style:background-image/>
      </style:table-cell-properties>
    </style:style>
    <style:style style:name="Table283" style:family="table">
      <style:table-properties style:width="6.3in" table:align="left" style:writing-mode="lr-tb"/>
    </style:style>
    <style:style style:name="Table283.A" style:family="table-column">
      <style:table-column-properties style:column-width="6.3in"/>
    </style:style>
    <style:style style:name="Table283.1" style:family="table-row">
      <style:table-row-properties fo:keep-together="auto"/>
    </style:style>
    <style:style style:name="Table283.A1" style:family="table-cell">
      <style:table-cell-properties style:vertical-align="middle" fo:background-color="#7a5ada" fo:padding="0in" fo:border="none" style:writing-mode="lr-tb">
        <style:background-image/>
      </style:table-cell-properties>
    </style:style>
    <style:style style:name="Table283.A2" style:family="table-cell">
      <style:table-cell-properties style:vertical-align="middle" fo:background-color="#eeeeff" fo:padding="0in" fo:border="none" style:writing-mode="lr-tb">
        <style:background-image/>
      </style:table-cell-properties>
    </style:style>
    <style:style style:name="P1" style:family="paragraph" style:parent-style-name="Heading_20_2">
      <style:text-properties officeooo:paragraph-rsid="00063855"/>
    </style:style>
    <style:style style:name="P2" style:family="paragraph" style:parent-style-name="Heading_20_3">
      <style:text-properties officeooo:paragraph-rsid="00063855"/>
    </style:style>
    <style:style style:name="P3" style:family="paragraph" style:parent-style-name="HTML_20_Preformatted">
      <style:text-properties officeooo:paragraph-rsid="00063855"/>
    </style:style>
    <style:style style:name="P4" style:family="paragraph" style:parent-style-name="Standard">
      <style:text-properties officeooo:paragraph-rsid="00063855"/>
    </style:style>
    <style:style style:name="P5" style:family="paragraph" style:parent-style-name="Standard" style:list-style-name="WW8Num21">
      <style:paragraph-properties fo:margin-top="0in" fo:margin-bottom="0in" style:contextual-spacing="false" fo:line-height="100%"/>
      <style:text-properties officeooo:paragraph-rsid="00063855"/>
    </style:style>
    <style:style style:name="P6" style:family="paragraph" style:parent-style-name="Standard" style:list-style-name="WW8Num29">
      <style:paragraph-properties fo:margin-top="0in" fo:margin-bottom="0in" style:contextual-spacing="false" fo:line-height="100%"/>
      <style:text-properties officeooo:paragraph-rsid="00063855"/>
    </style:style>
    <style:style style:name="P7" style:family="paragraph" style:parent-style-name="Standard" style:list-style-name="WW8Num26">
      <style:paragraph-properties fo:margin-top="0in" fo:margin-bottom="0in" style:contextual-spacing="false" fo:line-height="100%"/>
      <style:text-properties officeooo:paragraph-rsid="00063855"/>
    </style:style>
    <style:style style:name="P8" style:family="paragraph" style:parent-style-name="Standard" style:list-style-name="WW8Num2">
      <style:paragraph-properties fo:margin-top="0in" fo:margin-bottom="0in" style:contextual-spacing="false" fo:line-height="100%"/>
      <style:text-properties officeooo:paragraph-rsid="00063855"/>
    </style:style>
    <style:style style:name="P9" style:family="paragraph" style:parent-style-name="Standard" style:list-style-name="WW8Num6">
      <style:paragraph-properties fo:margin-top="0in" fo:margin-bottom="0in" style:contextual-spacing="false" fo:line-height="100%"/>
      <style:text-properties officeooo:paragraph-rsid="00063855"/>
    </style:style>
    <style:style style:name="P10" style:family="paragraph" style:parent-style-name="Standard" style:list-style-name="WW8Num21">
      <style:paragraph-properties fo:margin-top="0in" fo:margin-bottom="0.139in" style:contextual-spacing="false" fo:line-height="100%"/>
      <style:text-properties officeooo:paragraph-rsid="00063855"/>
    </style:style>
    <style:style style:name="P11" style:family="paragraph" style:parent-style-name="Standard" style:list-style-name="WW8Num26">
      <style:paragraph-properties fo:margin-top="0in" fo:margin-bottom="0.139in" style:contextual-spacing="false" fo:line-height="100%"/>
      <style:text-properties officeooo:paragraph-rsid="00063855"/>
    </style:style>
    <style:style style:name="P12" style:family="paragraph" style:parent-style-name="Standard" style:list-style-name="WW8Num2">
      <style:paragraph-properties fo:margin-top="0in" fo:margin-bottom="0.139in" style:contextual-spacing="false" fo:line-height="100%"/>
      <style:text-properties officeooo:paragraph-rsid="00063855"/>
    </style:style>
    <style:style style:name="P13" style:family="paragraph" style:parent-style-name="Standard" style:list-style-name="WW8Num6">
      <style:paragraph-properties fo:margin-top="0in" fo:margin-bottom="0.139in" style:contextual-spacing="false" fo:line-height="100%"/>
      <style:text-properties officeooo:paragraph-rsid="00063855"/>
    </style:style>
    <style:style style:name="P14" style:family="paragraph" style:parent-style-name="Standard">
      <style:paragraph-properties fo:margin-top="0in" fo:margin-bottom="0.139in" style:contextual-spacing="false"/>
      <style:text-properties fo:font-weight="bold" officeooo:paragraph-rsid="00063855" style:font-weight-asian="bold" style:font-weight-complex="bold"/>
    </style:style>
    <style:style style:name="P15" style:family="paragraph" style:parent-style-name="Standard">
      <style:paragraph-properties fo:margin-top="0in" fo:margin-bottom="0.139in" style:contextual-spacing="false" fo:line-height="115%" fo:orphans="2" fo:widows="2" style:writing-mode="lr-tb"/>
      <style:text-properties officeooo:paragraph-rsid="00063855"/>
    </style:style>
    <style:style style:name="P16" style:family="paragraph" style:parent-style-name="Standard" style:list-style-name="WW8Num21">
      <style:paragraph-properties fo:margin-top="0in" fo:margin-bottom="0.1945in" style:contextual-spacing="false" fo:line-height="100%"/>
      <style:text-properties officeooo:paragraph-rsid="00063855"/>
    </style:style>
    <style:style style:name="P17" style:family="paragraph" style:parent-style-name="Standard" style:list-style-name="WW8Num29">
      <style:paragraph-properties fo:margin-top="0in" fo:margin-bottom="0.1945in" style:contextual-spacing="false" fo:line-height="100%"/>
      <style:text-properties officeooo:paragraph-rsid="00063855"/>
    </style:style>
    <style:style style:name="P18" style:family="paragraph" style:parent-style-name="Standard" style:list-style-name="WW8Num26">
      <style:paragraph-properties fo:margin-top="0in" fo:margin-bottom="0.1945in" style:contextual-spacing="false" fo:line-height="100%"/>
      <style:text-properties officeooo:paragraph-rsid="00063855"/>
    </style:style>
    <style:style style:name="P19" style:family="paragraph" style:parent-style-name="Standard" style:list-style-name="WW8Num2">
      <style:paragraph-properties fo:margin-top="0in" fo:margin-bottom="0.1945in" style:contextual-spacing="false" fo:line-height="100%"/>
      <style:text-properties officeooo:paragraph-rsid="00063855"/>
    </style:style>
    <style:style style:name="P20" style:family="paragraph" style:parent-style-name="Standard" style:list-style-name="WW8Num6">
      <style:paragraph-properties fo:margin-top="0in" fo:margin-bottom="0.1945in" style:contextual-spacing="false" fo:line-height="100%"/>
      <style:text-properties officeooo:paragraph-rsid="00063855"/>
    </style:style>
    <style:style style:name="P21" style:family="paragraph" style:parent-style-name="Normal_20__28_Web_29_">
      <style:text-properties officeooo:paragraph-rsid="00063855"/>
    </style:style>
    <style:style style:name="P22" style:family="paragraph" style:parent-style-name="codetitle">
      <style:paragraph-properties fo:margin-top="0.1945in" fo:margin-bottom="0in" style:contextual-spacing="false"/>
      <style:text-properties officeooo:paragraph-rsid="00063855"/>
    </style:style>
    <style:style style:name="P23" style:family="paragraph" style:parent-style-name="chaphead">
      <style:text-properties officeooo:paragraph-rsid="00063855"/>
    </style:style>
    <style:style style:name="P24" style:family="paragraph" style:parent-style-name="note">
      <style:paragraph-properties fo:margin-top="0.1945in" fo:margin-bottom="0in" style:contextual-spacing="false"/>
      <style:text-properties officeooo:paragraph-rsid="00063855"/>
    </style:style>
    <style:style style:name="P25" style:family="paragraph" style:parent-style-name="secthead">
      <style:text-properties officeooo:paragraph-rsid="00063855"/>
    </style:style>
    <style:style style:name="T1" style:family="text">
      <style:text-properties style:font-name-asian="Courier New"/>
    </style:style>
    <style:style style:name="T2" style:family="text">
      <style:text-properties fo:color="#ff0000" fo:font-weight="bold" style:font-weight-asian="bold" style:font-weight-complex="bold"/>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B. Lucrul cu Gentoo</text:h>
      <text:h text:style-name="P2" text:outline-level="3"><text:bookmark text:name="book_part2_chap1"/>1. Introducere în Portage</text:h>
      <text:p text:style-name="P23"><text:bookmark text:name="book_part2_chap1__chap1"/><text:span text:style-name="chapnum">1.a. </text:span>Portage vă urează Bun Venit</text:p>
      <text:p text:style-name="P21">Portage este probabil inovaţia cea mai notabilă din Gentoo în categoria administrării pachetelor. Fiind foarte flexibil şi conţinând un număr enorm de caracteristici este categorizat de multe ori ca fiind cel mai bun pachet software de administrare disponibil în Linux. </text:p>
      <text:p text:style-name="P21">Portage este scris complet în <text:a xlink:type="simple" xlink:href="http://www.python.org/"><text:span text:style-name="Internet_20_link">Python</text:span></text:a> şi <text:a xlink:type="simple" xlink:href="http://www.gnu.org/software/bash"><text:span text:style-name="Internet_20_link">Bash</text:span></text:a> fiind astfel vizibil pentru utilizatori, amândouă fiind limbaje de scripting. </text:p>
      <text:p text:style-name="P21">Majoritatea utilizatorilor vor utiliza Portage prin intermediul utilitarului <text:span text:style-name="code">emerge</text:span>. Acest capitol nu are ca scop copierea informaţiei disponibile în pagina de manual a emerge. Pentru o consultare completă asupra opţiunilor emerge, vă rugăm să consultaţi pagina de manual: </text:p>
      <table:table table:name="Table197" table:style-name="Table197">
        <table:table-column table:style-name="Table197.A"/>
        <table:table-row table:style-name="Table197.1">
          <table:table-cell table:style-name="Table197.A1" office:value-type="string">
            <text:p text:style-name="P22"><text:bookmark text:name="book_part2_chap1__chap1_pre1"/>Cod 1.1: Consultarea paginii de manual a emerge</text:p>
          </table:table-cell>
        </table:table-row>
        <table:table-row table:style-name="Table197.1">
          <table:table-cell table:style-name="Table197.A2" office:value-type="string">
            <text:p text:style-name="P3">$ <text:span text:style-name="code-input">man emerge</text:span></text:p>
          </table:table-cell>
        </table:table-row>
      </table:table>
      <text:p text:style-name="P23"><text:bookmark text:name="book_part2_chap1__chap2"/>1.b. Strucutura Portage</text:p>
      <text:p text:style-name="P25"><text:bookmark-start text:name="book_part2_chap1__chap2_sect1"/>Ebuild-uri<text:bookmark-end text:name="book_part2_chap1__chap2_sect1"/></text:p>
      <text:p text:style-name="P21">Când ne referim la pachete, adesea înseamnă titluri de pachete software care sunt disponibile utilizatorilor Gentoo prin intermediul structurii Portage. Structura Portage este o colecţie de fişiere <text:span text:style-name="Emphasis1">ebuild</text:span>, ce conţin toată informaţia necesară pentru ca Portage să administreze aplicaţiile (instalare, căutare, cereri, ...). Aceste fişiere ebuild sunt localizate implicit în <text:span text:style-name="path">/usr/portage</text:span>. </text:p>
      <text:p text:style-name="P21">Oricând interogaţi Portage în a efectueze o acţiune în legătură cu titlurile software, va utiliza fişierele ebuild din sistemul dvs. ca bază. Este, deci, important să vă actualizaţi în mod regulat fişierele ebuild de pe sistemul dvs., pentru ca Portage să cunoască aplicaţiile software noi, actualizările de securitate, etc. </text:p>
      <text:p text:style-name="P25"><text:bookmark-start text:name="book_part2_chap1__chap2_sect2"/>Actualizarea Structurii Portage<text:bookmark-end text:name="book_part2_chap1__chap2_sect2"/></text:p>
      <text:p text:style-name="P21">Structura Portage este, de obicei, actualizată cu ajutorul <text:a xlink:type="simple" xlink:href="http://rsync.samba.org/"><text:span text:style-name="Internet_20_link">rsync</text:span></text:a>, un utilitar pentru transfer de fişiere rapid incremental. Actualizarea este destul de simplă, deoarece comanda <text:span text:style-name="code">emerge</text:span> oferă o interfaţă pentru rsync: </text:p>
      <table:table table:name="Table198" table:style-name="Table198">
        <table:table-column table:style-name="Table198.A"/>
        <text:soft-page-break/>
        <table:table-row table:style-name="Table198.1">
          <table:table-cell table:style-name="Table198.A1" office:value-type="string">
            <text:p text:style-name="P22"><text:bookmark text:name="book_part2_chap1__chap2_pre1"/>Cod 2.1: Actualizarea structurii Portage</text:p>
          </table:table-cell>
        </table:table-row>
        <table:table-row table:style-name="Table198.1">
          <table:table-cell table:style-name="Table198.A2" office:value-type="string">
            <text:p text:style-name="P3"># <text:span text:style-name="code-input">emerge --sync</text:span></text:p>
          </table:table-cell>
        </table:table-row>
      </table:table>
      <text:p text:style-name="P21">Dacă nu puteţi să efectuaţi rsync din cauza restricţiilor impuse de firewall, puteţi actualiza structura Portage utilizând arhivele snapshot ale structurii Portage generate de către noi zilnic. Utilitarul <text:span text:style-name="code">emerge-webrsync</text:span> descarcă şi instalează automat ultima arhiva snapshot în sistemul dvs: </text:p>
      <table:table table:name="Table199" table:style-name="Table199">
        <table:table-column table:style-name="Table199.A"/>
        <table:table-row table:style-name="Table199.1">
          <table:table-cell table:style-name="Table199.A1" office:value-type="string">
            <text:p text:style-name="P22"><text:bookmark text:name="book_part2_chap1__chap2_pre2"/>Cod 2.2: Rularea emerge-webrsync</text:p>
          </table:table-cell>
        </table:table-row>
        <table:table-row table:style-name="Table199.1">
          <table:table-cell table:style-name="Table199.A2" office:value-type="string">
            <text:p text:style-name="P3"># <text:span text:style-name="code-input">emerge-webrsync</text:span></text:p>
          </table:table-cell>
        </table:table-row>
      </table:table>
      <text:p text:style-name="P23"><text:bookmark text:name="book_part2_chap1__chap3"/>1.c. Mentenanţa Software</text:p>
      <text:p text:style-name="P25"><text:bookmark-start text:name="book_part2_chap1__chap3_sect1"/>Căutarea Pachetelor Software<text:bookmark-end text:name="book_part2_chap1__chap3_sect1"/></text:p>
      <text:p text:style-name="P21">Pentru a căuta prin structura Portage după titluri software, puteţi utiliza capabilităţile de căutare integrate în <text:span text:style-name="code">emerge</text:span>. Implicit, <text:span text:style-name="code">emerge --search</text:span> returnează numele pachetelor ale căror titluri corespund (fie integral sau parţial) cu termenul utilizat pentru căutare. </text:p>
      <text:p text:style-name="P21">Spre exemplu, pentru a căuta toate pachetele ce conţin "pdf" în nume: </text:p>
      <table:table table:name="Table200" table:style-name="Table200">
        <table:table-column table:style-name="Table200.A"/>
        <table:table-row table:style-name="Table200.1">
          <table:table-cell table:style-name="Table200.A1" office:value-type="string">
            <text:p text:style-name="P22"><text:bookmark text:name="book_part2_chap1__chap3_pre1"/>Cod 3.1: Căutarea pachetelor ce conţin pdf</text:p>
          </table:table-cell>
        </table:table-row>
        <table:table-row table:style-name="Table200.1">
          <table:table-cell table:style-name="Table200.A2" office:value-type="string">
            <text:p text:style-name="P3">$ <text:span text:style-name="code-input">emerge --search pdf</text:span></text:p>
          </table:table-cell>
        </table:table-row>
      </table:table>
      <text:p text:style-name="P21">Dacă doriţi să căutaţi şi prin descrieri, puteţi utiliza parametrul <text:span text:style-name="code">--searchdesc</text:span> (sau <text:span text:style-name="code">-S</text:span>): </text:p>
      <table:table table:name="Table201" table:style-name="Table201">
        <table:table-column table:style-name="Table201.A"/>
        <table:table-row table:style-name="Table201.1">
          <table:table-cell table:style-name="Table201.A1" office:value-type="string">
            <text:p text:style-name="P22"><text:bookmark text:name="book_part2_chap1__chap3_pre2"/>Cod 3.2: Cautarea pachetelor în legătură cu pdf</text:p>
          </table:table-cell>
        </table:table-row>
        <table:table-row table:style-name="Table201.1">
          <table:table-cell table:style-name="Table201.A2" office:value-type="string">
            <text:p text:style-name="P3">$ <text:span text:style-name="code-input">emerge --searchdesc pdf</text:span></text:p>
          </table:table-cell>
        </table:table-row>
      </table:table>
      <text:p text:style-name="P21">Când veţi analiza ce vi se afişează, veţi observa că vă oferă multă informaţie. Câmpurile sunt marcate clar, deci nu vom intra în amănunt: </text:p>
      <table:table table:name="Table202" table:style-name="Table202">
        <table:table-column table:style-name="Table202.A"/>
        <table:table-row table:style-name="Table202.1">
          <table:table-cell table:style-name="Table202.A1" office:value-type="string">
            <text:p text:style-name="P22"><text:bookmark text:name="book_part2_chap1__chap3_pre3"/>Cod 3.3: Exemplu de afişare în cazul 'emerge --search'</text:p>
          </table:table-cell>
        </table:table-row>
        <table:table-row table:style-name="Table202.1">
          <table:table-cell table:style-name="Table202.A2" office:value-type="string">
            <text:p text:style-name="P3">* <text:s/>net-print/cups-pdf</text:p>
            <text:p text:style-name="P3"><text:span text:style-name="T1"><text:s text:c="6"/></text:span>Latest version available: 1.5.2</text:p>
            <text:p text:style-name="P3"><text:span text:style-name="T1"><text:s text:c="6"/></text:span>Latest version installed: [ Not Installed ]</text:p>
            <text:p text:style-name="P3"><text:span text:style-name="T1"><text:s text:c="6"/></text:span>Size of downloaded files: 15 kB</text:p>
            <text:p text:style-name="P3"><text:span text:style-name="T1"><text:s text:c="6"/></text:span>Homepage: <text:s text:c="3"/>http://cip.physik.uni-wuerzburg.de/~vrbehr/cups-pdf/</text:p>
            <text:p text:style-name="P3"><text:span text:style-name="T1"><text:s text:c="6"/></text:span>Description: Provides a virtual printer for CUPS to produce PDF files.</text:p>
            <text:p text:style-name="P3"><text:span text:style-name="T1"><text:s text:c="6"/></text:span>License: <text:s text:c="4"/>GPL-2</text:p>
          </table:table-cell>
        </table:table-row>
      </table:table>
      <text:p text:style-name="P25"><text:bookmark-start text:name="book_part2_chap1__chap3_sect2"/>Instalarea de Software<text:bookmark-end text:name="book_part2_chap1__chap3_sect2"/></text:p>
      <text:p text:style-name="P21">Odată ce aţi găsit un titlu de software satisfăcător, puteţi să-l instalaţi uşor cu <text:span text:style-name="code">emerge</text:span>: doar adăugaţi numele pachetului. Spre exemplu, pentru a instala <text:span text:style-name="code">gnumeric</text:span>: </text:p>
      <table:table table:name="Table203" table:style-name="Table203">
        <table:table-column table:style-name="Table203.A"/>
        <text:soft-page-break/>
        <table:table-row table:style-name="Table203.1">
          <table:table-cell table:style-name="Table203.A1" office:value-type="string">
            <text:p text:style-name="P22"><text:bookmark text:name="book_part2_chap1__chap3_pre4"/>Cod 3.4: Instalarea gnumeric</text:p>
          </table:table-cell>
        </table:table-row>
        <table:table-row table:style-name="Table203.1">
          <table:table-cell table:style-name="Table203.A2" office:value-type="string">
            <text:p text:style-name="P3"># <text:span text:style-name="code-input">emerge gnumeric</text:span></text:p>
          </table:table-cell>
        </table:table-row>
      </table:table>
      <text:p text:style-name="P21">Deoarece multe aplicaţii sunt interdependente, orice încercare de a instala un anumit pachet software poate rezulta în instalarea altor câteva dependenţe, de asemenea. Nu vă faceţi griji, Portage poate manevra dependenţele bine. Dacă doriţi să aflaţi ce <text:span text:style-name="Emphasis1">ar</text:span> instala Portage în cazul unui anumit pachet, adăugaţi parametrul <text:span text:style-name="code">--pretend</text:span>. Spre exemplu: </text:p>
      <table:table table:name="Table204" table:style-name="Table204">
        <table:table-column table:style-name="Table204.A"/>
        <table:table-row table:style-name="Table204.1">
          <table:table-cell table:style-name="Table204.A1" office:value-type="string">
            <text:p text:style-name="P22"><text:bookmark text:name="book_part2_chap1__chap3_pre5"/>Cod 3.5: Simularea instalării gnumeric</text:p>
          </table:table-cell>
        </table:table-row>
        <table:table-row table:style-name="Table204.1">
          <table:table-cell table:style-name="Table204.A2" office:value-type="string">
            <text:p text:style-name="P3"># <text:span text:style-name="code-input">emerge --pretend gnumeric</text:span></text:p>
          </table:table-cell>
        </table:table-row>
      </table:table>
      <text:p text:style-name="P21">Când îi specificaţi sistemului Portage să instaleze un pachet, va descărca codul sursă necesar de pe internet (dacă este necesar) şi-l va stoca implicit în <text:span text:style-name="path">/usr/portage/distfiles</text:span>. Apoi, va despacheta, compila şi instala pachetul. Dacă doriţi ca portage doar să descarce sursele fără a le instala, adăugaţi opţiunea <text:span text:style-name="code">--fetchonly</text:span> comenzii <text:span text:style-name="code">emerge</text:span>: </text:p>
      <table:table table:name="Table205" table:style-name="Table205">
        <table:table-column table:style-name="Table205.A"/>
        <table:table-row table:style-name="Table205.1">
          <table:table-cell table:style-name="Table205.A1" office:value-type="string">
            <text:p text:style-name="P22"><text:bookmark text:name="book_part2_chap1__chap3_pre6"/>Cod 3.6: Descărcarea codului sursă pentru gnumeric</text:p>
          </table:table-cell>
        </table:table-row>
        <table:table-row table:style-name="Table205.1">
          <table:table-cell table:style-name="Table205.A2" office:value-type="string">
            <text:p text:style-name="P3"># <text:span text:style-name="code-input">emerge --fetchonly gnumeric</text:span></text:p>
          </table:table-cell>
        </table:table-row>
      </table:table>
      <text:p text:style-name="P25"><text:bookmark-start text:name="book_part2_chap1__chap3_sect3"/>Găsirea Documentaţiei Pachetelor Instalate<text:bookmark-end text:name="book_part2_chap1__chap3_sect3"/></text:p>
      <text:p text:style-name="P21">Multe pachete sunt distribuite cu documentaţia proprie. Uneori, indicatorul USE <text:span text:style-name="code">doc</text:span> determină dacă documentaţia pachetului respectiv va instalată sau nu. Puteţi verifica existenţa unui indicator USE <text:span text:style-name="code">doc</text:span> utilizând comanda <text:span text:style-name="code">emerge -vp &lt;nume pachet&gt;</text:span>. </text:p>
      <table:table table:name="Table206" table:style-name="Table206">
        <table:table-column table:style-name="Table206.A"/>
        <table:table-row table:style-name="Table206.1">
          <table:table-cell table:style-name="Table206.A1" office:value-type="string">
            <text:p text:style-name="P22"><text:bookmark text:name="book_part2_chap1__chap3_pre7"/>Cod 3.7: Verificarea existenţei unui indicator USE doc</text:p>
          </table:table-cell>
        </table:table-row>
        <table:table-row table:style-name="Table206.1">
          <table:table-cell table:style-name="Table206.A2" office:value-type="string">
            <text:p text:style-name="P3"><text:span text:style-name="code-comment">(alsa-lib este doar un exemplu, bineînţeles.)</text:span></text:p>
            <text:p text:style-name="P3"># <text:span text:style-name="code-input">emerge -vp alsa-lib</text:span></text:p>
            <text:p text:style-name="P3">[ebuild <text:s/>N <text:s text:c="3"/>] media-libs/alsa-lib-1.0.9_rc3 <text:s/>+doc -jack 674 kB</text:p>
          </table:table-cell>
        </table:table-row>
      </table:table>
      <text:p text:style-name="P21">Puteţi activa sau dezactiva indicatorul USE <text:span text:style-name="code">doc</text:span>, fie global în fişierul <text:span text:style-name="path">/etc/make.conf</text:span>, fie specific pachetului, în fişierul <text:span text:style-name="path">/etc/portage/package.use</text:span> file. Capitolul despre <text:a xlink:type="simple" xlink:href="http://www.gentoo.org/doc/ro/handbook/handbook-x86.xml?full=1#book_part2_chap2"><text:span text:style-name="Internet_20_link">Indicatori USE</text:span></text:a> acoperă acest aspect în detaliu. </text:p>
      <text:p text:style-name="P21">Odată ce pachetul este instalat, documentaţia acestuia se poate regăsi, de obicei, într-un subdirector denumit în funcţie de pachet, în directorul <text:span text:style-name="path">/usr/share/doc</text:span>. Puteţi, de asemenea, să afişaţi toate fişierele instalate cu utilitarul <text:span text:style-name="code">equery</text:span>, ce face parte din <text:a xlink:type="simple" xlink:href="http://www.gentoo.org/doc/ro/gentoolkit.xml"><text:span text:style-name="Internet_20_link">pachetul</text:span></text:a> <text:span text:style-name="code">app-portage/gentoolkit</text:span>. </text:p>
      <table:table table:name="Table207" table:style-name="Table207">
        <table:table-column table:style-name="Table207.A"/>
        <table:table-row table:style-name="Table207.1">
          <table:table-cell table:style-name="Table207.A1" office:value-type="string">
            <text:p text:style-name="P22"><text:bookmark text:name="book_part2_chap1__chap3_pre8"/>Cod 3.8: Localizarea documentaţiei unui pachet</text:p>
          </table:table-cell>
        </table:table-row>
        <table:table-row table:style-name="Table207.1">
          <table:table-cell table:style-name="Table207.A2" office:value-type="string">
            <text:p text:style-name="P3"># <text:span text:style-name="code-input">ls -l /usr/share/doc/alsa-lib-1.0.9_rc3</text:span></text:p>
            <text:p text:style-name="P3">total 28</text:p>
            <text:p text:style-name="P3">-rw-r--r-- <text:s/>1 root root <text:s/>669 May 17 21:54 ChangeLog.gz</text:p>
            <text:p text:style-name="P3">-rw-r--r-- <text:s/>1 root root 9373 May 17 21:54 COPYING.gz</text:p>
            <text:p text:style-name="P3">drwxr-xr-x <text:s/>2 root root 8560 May 17 21:54 html</text:p>
            <text:p text:style-name="P3">-rw-r--r-- <text:s/>1 root root <text:s/>196 May 17 21:54 TODO.gz</text:p>
            <text:p text:style-name="P3"/>
            <text:p text:style-name="P3"><text:span text:style-name="code-comment">(Alternativ, utilizaţi equery pentru a localiza fişierele interesante:)</text:span></text:p>
            <text:p text:style-name="P3"># <text:span text:style-name="code-input">equery files alsa-lib | less</text:span></text:p>
            <text:p text:style-name="P3"><text:soft-page-break/>media-libs/alsa-lib-1.0.9_rc3</text:p>
            <text:p text:style-name="P3">* Contents of media-libs/alsa-lib-1.0.9_rc3:</text:p>
            <text:p text:style-name="P3">/usr</text:p>
            <text:p text:style-name="P3">/usr/bin</text:p>
            <text:p text:style-name="P3">/usr/bin/alsalisp</text:p>
            <text:p text:style-name="P3"><text:span text:style-name="code-comment">(Output omis)</text:span></text:p>
          </table:table-cell>
        </table:table-row>
      </table:table>
      <text:p text:style-name="P25"><text:bookmark-start text:name="book_part2_chap1__chap3_sect4"/>Ştergerea de Software<text:bookmark-end text:name="book_part2_chap1__chap3_sect4"/></text:p>
      <text:p text:style-name="P21">Dacă doriţi să ştergeţi un pachet software de pe sistem, utilizaţi <text:span text:style-name="code">emerge --unmerge</text:span>. Aceasta îi va specifica sistemului Portage să şteargă fişierele instalate de acel pachet din sistemul dvs. <text:span text:style-name="Emphasis1">exceptând</text:span> fişierele de configurare ale acelei aplicaţii, dacă au fost modificate după instalare. Omiterea fişierelor de configurare permite continuarea utilizării pachetului dacă mai decideţi vreodată să-l reinstalaţi. </text:p>
      <text:p text:style-name="P21">În orice caz, un <text:span text:style-name="T2">avertisment mare</text:span> se aplică: Portage <text:span text:style-name="Emphasis1">nu</text:span> va verifica dacă pachetul pe care doriţi să-l îndepărtaţi îi este necesar altui pachet. Vă va avertiza, totuşi, când veţi dori să ştergeţi un pachet important ce vă va afecta funcţionarea sistemului în cazul operaţiei unmerge. </text:p>
      <table:table table:name="Table208" table:style-name="Table208">
        <table:table-column table:style-name="Table208.A"/>
        <table:table-row table:style-name="Table208.1">
          <table:table-cell table:style-name="Table208.A1" office:value-type="string">
            <text:p text:style-name="P22"><text:bookmark text:name="book_part2_chap1__chap3_pre9"/>Cod 3.9: Ştergerea gnumeric din sistem</text:p>
          </table:table-cell>
        </table:table-row>
        <table:table-row table:style-name="Table208.1">
          <table:table-cell table:style-name="Table208.A2" office:value-type="string">
            <text:p text:style-name="P3"># <text:span text:style-name="code-input">emerge --unmerge gnumeric</text:span></text:p>
          </table:table-cell>
        </table:table-row>
      </table:table>
      <text:p text:style-name="P21">Când ştergeţi un pachet din sistemul dvs., dependenţele acelui pachet care au fost instalate automat când aţi instalat aplicaţia sunt păstrate. Pentru ca Portage să vă localizeze toate dependenţele ce pot fi şterse, utilizaţi funncţionalitatea <text:span text:style-name="code">--depclean</text:span> a aplicaţiei <text:span text:style-name="code">emerge</text:span>. Vom trata acest subiect ulterior. </text:p>
      <text:p text:style-name="P25"><text:bookmark-start text:name="book_part2_chap1__chap3_sect5"/>Actualizarea Sistemului<text:bookmark-end text:name="book_part2_chap1__chap3_sect5"/></text:p>
      <text:p text:style-name="P21">Pentru a vă menţine sistemul în stare perfectă (ca să nu mai menţionăm şi actualizările de securitate) trebuie să vă actualizaţi sistemul regulat. Deoarece sistemul Portage doar verifică fişierele ebuild din structura dvs. Portage, trebuie mai întâi să o actualizaţi pe aceasta. După ce structura Portage este actualizată, puteţi mai întâi să vă actualizaţi sistemul cu <text:span text:style-name="code">emerge --update world</text:span>. În următorul exemplu vom utiliza, de asemenea, opţiunea <text:span text:style-name="code">--ask</text:span> ce îi va specifica sistemului Portage să afişeze lista pachetelor ce trebuie actualizate şi vă va cere continuarea: </text:p>
      <table:table table:name="Table209" table:style-name="Table209">
        <table:table-column table:style-name="Table209.A"/>
        <table:table-row table:style-name="Table209.1">
          <table:table-cell table:style-name="Table209.A1" office:value-type="string">
            <text:p text:style-name="P22"><text:bookmark text:name="book_part2_chap1__chap3_pre10"/>Cod 3.10: Actualizarea sistemului</text:p>
          </table:table-cell>
        </table:table-row>
        <table:table-row table:style-name="Table209.1">
          <table:table-cell table:style-name="Table209.A2" office:value-type="string">
            <text:p text:style-name="P3"># <text:span text:style-name="code-input">emerge --update --ask world</text:span></text:p>
          </table:table-cell>
        </table:table-row>
      </table:table>
      <text:p text:style-name="P21">Portage va căuta, apoi, versiuni noi ale aplicaţiilor instalate. Totuşi, va verifica doar versiunile aplicaţiilor instalate explicit - nu şi dependenţele. Dacă doriţi să actualizaţi fiecare pachet din sistemul dvs., adăugaţi argumentul <text:span text:style-name="code">--deep</text:span>: </text:p>
      <table:table table:name="Table210" table:style-name="Table210">
        <table:table-column table:style-name="Table210.A"/>
        <table:table-row table:style-name="Table210.1">
          <table:table-cell table:style-name="Table210.A1" office:value-type="string">
            <text:p text:style-name="P22"><text:bookmark text:name="book_part2_chap1__chap3_pre11"/>Cod 3.11: Actualizarea întregului sistem</text:p>
          </table:table-cell>
        </table:table-row>
        <table:table-row table:style-name="Table210.1">
          <table:table-cell table:style-name="Table210.A2" office:value-type="string">
            <text:p text:style-name="P3"># <text:span text:style-name="code-input">emerge --update --deep world</text:span></text:p>
          </table:table-cell>
        </table:table-row>
      </table:table>
      <text:p text:style-name="P21">Deoarece există şi actualizări de securitate în pachete pe care nu le-aţi instalat explicit în sistemul dvs. (dar sunt indicate ca dependenţe ale altor programe), este recomandat să rulaţi această comandă <text:soft-page-break/>periodic. </text:p>
      <text:p text:style-name="P21">Dacă aţi modificat oricare din <text:a xlink:type="simple" xlink:href="http://www.gentoo.org/doc/ro/handbook/handbook-x86.xml?full=1#book_part2_chap2"><text:span text:style-name="Internet_20_link">indicatorii USE</text:span></text:a> ulterior, va trebui să adăugaţi şi <text:span text:style-name="code">--newuse</text:span>. Portage va verifica, apoi, dacă modificările necesită instalarea de noi pachete sau recompilarea celor deja existente: </text:p>
      <table:table table:name="Table211" table:style-name="Table211">
        <table:table-column table:style-name="Table211.A"/>
        <table:table-row table:style-name="Table211.1">
          <table:table-cell table:style-name="Table211.A1" office:value-type="string">
            <text:p text:style-name="P22"><text:bookmark text:name="book_part2_chap1__chap3_pre12"/>Cod 3.12: Efectuarea unei actualizări complete</text:p>
          </table:table-cell>
        </table:table-row>
        <table:table-row table:style-name="Table211.1">
          <table:table-cell table:style-name="Table211.A2" office:value-type="string">
            <text:p text:style-name="P3"># <text:span text:style-name="code-input">emerge --update --deep --newuse world</text:span></text:p>
          </table:table-cell>
        </table:table-row>
      </table:table>
      <text:p text:style-name="P25"><text:bookmark-start text:name="book_part2_chap1__chap3_sect6"/>Meta-Pachetele<text:bookmark-end text:name="book_part2_chap1__chap3_sect6"/></text:p>
      <text:p text:style-name="P21">Unele pachete din structura Portage, nu au un conţinut real, dar sunt utilizate pentru a instala o colecţie de pachete. Spre exemplu, pachetul <text:span text:style-name="code">kde</text:span> va instala întreg mediul KDE pe sistemul dvs. prin implicarea unor alte pachete ce au legătură cu KDE ca dependenţe. </text:p>
      <text:p text:style-name="P21">Dacă doriţi vreodată să ştergeţi un asemenea pachet din sistem, prin rularea <text:span text:style-name="code">emerge --unmerge</text:span> pentru pachetul respectiv nu va avea un efect major pentru că dependenţele vor rămâne în sistem. </text:p>
      <text:p text:style-name="P21">Portage are funcţionalitatea de a îndepărta dependenţe nerezolvate, de asemenea, dar, pentru că disponibilitatea aplicaţiilor este dependentă dinamic, va trebui întâi să actualizaţi în întregime sistemul, incluzând noile modificări aplicate în urma schimbării indicatorilor USE. Apoi, puteţi rula <text:span text:style-name="code">emerge --depclean</text:span> pentru a şterge dependenţele nerezolvate. La sfârşit, trebuie să reinstalaţi aplicaţiile ce sunt legate dinamic de aplicaţiile, de acum şterse, dar care nu mai sunt necesare. </text:p>
      <text:p text:style-name="P21">Toate acestea se pot efectua cu următoarele trei comenzi: </text:p>
      <table:table table:name="Table212" table:style-name="Table212">
        <table:table-column table:style-name="Table212.A"/>
        <table:table-row table:style-name="Table212.1">
          <table:table-cell table:style-name="Table212.A1" office:value-type="string">
            <text:p text:style-name="P22"><text:bookmark text:name="book_part2_chap1__chap3_pre13"/>Cod 3.13: Îndepărtarea dependenţelor nerezolvate</text:p>
          </table:table-cell>
        </table:table-row>
        <table:table-row table:style-name="Table212.1">
          <table:table-cell table:style-name="Table212.A2" office:value-type="string">
            <text:p text:style-name="P3"># <text:span text:style-name="code-input">emerge --update --deep --newuse world</text:span></text:p>
            <text:p text:style-name="P3"># <text:span text:style-name="code-input">emerge --depclean</text:span></text:p>
            <text:p text:style-name="P3"># <text:span text:style-name="code-input">revdep-rebuild</text:span></text:p>
          </table:table-cell>
        </table:table-row>
      </table:table>
      <text:p text:style-name="P21">revdep-rebuild este oferită de pachetul <text:span text:style-name="code">gentoolkit</text:span>; nu uitaţi să-l instalaţi, mai întâi: </text:p>
      <table:table table:name="Table213" table:style-name="Table213">
        <table:table-column table:style-name="Table213.A"/>
        <table:table-row table:style-name="Table213.1">
          <table:table-cell table:style-name="Table213.A1" office:value-type="string">
            <text:p text:style-name="P22"><text:bookmark text:name="book_part2_chap1__chap3_pre14"/>Cod 3.14: Instalarea pachetului gentoolkit</text:p>
          </table:table-cell>
        </table:table-row>
        <table:table-row table:style-name="Table213.1">
          <table:table-cell table:style-name="Table213.A2" office:value-type="string">
            <text:p text:style-name="P3"># <text:span text:style-name="code-input">emerge gentoolkit</text:span></text:p>
          </table:table-cell>
        </table:table-row>
      </table:table>
      <text:p text:style-name="P23"><text:bookmark text:name="book_part2_chap1__chap4"/>1.d. Când Portage Reclamă În Legătura Cu...</text:p>
      <text:p text:style-name="P25"><text:bookmark-start text:name="book_part2_chap1__chap4_sect1"/>SLOT-uri, Virtuale, Categorii, Arhitecturi şi Profile<text:bookmark-end text:name="book_part2_chap1__chap4_sect1"/></text:p>
      <text:p text:style-name="P21">Aşa cum am afirmat anterior, Portage este extrem de solid şi suportă multe caracteristici neexistente în alte utilitare de administrare a pachetelor. Pentru a înţelege aceasta, vom explica unele aspecte ale sistemului Portage fără a intra prea mult în detaliu. </text:p>
      <text:p text:style-name="P21"><text:soft-page-break/>Cu Portage, mai multe versiuni diferite ale unui singur pachet pot coexista într-un sistem. În timp ce alte distribuţii tind să-şi denumească pachetele conţinând versiunile (cum ar fi <text:span text:style-name="code">freetype</text:span> şi <text:span text:style-name="code">freetype2</text:span>), Portage utilizează o terminologie numită <text:span text:style-name="Emphasis1">SLOT</text:span>-uri. Un fişier ebuild, defineşte un anumit SLOT pentru versiunea sa. Ebuild-urile cu SLOT-uri diferite pot coexista în acelaşi sistem. Spre exemplu, pachetul <text:span text:style-name="code">freetype</text:span> are fişiere ebuild ce conţin <text:span text:style-name="code">SLOT="1"</text:span> şi <text:span text:style-name="code">SLOT="2"</text:span>. </text:p>
      <text:p text:style-name="P21">Există, de asemenea, pachete ce oferă aceeaşi funcţionalitate, dar sunt implementate diferit. Spre exemplu, <text:span text:style-name="code">metalogd</text:span>, <text:span text:style-name="code">sysklogd</text:span> şi <text:span text:style-name="code">syslog-ng</text:span> sunt toate aplicaţii de tip logger de sistem. Aplicaţiile ce se bazează pe disponibilitatea unui "logger de sistem" nu pot depinde de, spre exemplu, <text:span text:style-name="code">metalogd</text:span>, ca aplicaţie de tip "logger de sistem", pentru orice aplicaţie de acest tip reprezintă o soluţie la fel de bună ca altele. Portage permite <text:span text:style-name="Emphasis1">virtuale</text:span>: fiecare aplicaţie de tip logger de sistem oferă <text:span text:style-name="code">virtual/syslog</text:span> pentru ca aplicaţiile să poată depinde de <text:span text:style-name="code">virtual/syslog</text:span>. </text:p>
      <text:p text:style-name="P21">Aplicaţiile software se pot afla în diferite categorii în Portage. Implicit, sistemul dvs. acceptă doar pachete considerate de Portage ca fiind stabile. Cele mai multe titluri software noi, când sunt comise, sunt adăugate în categoria de testare, însemnând că trebuie să se mai efectueze unele teste înainte de a fi marcat ca stabil. Deşi veţi observa fişiere ebuild pentru aceste aplicaţii în structura Portage, sistemul Portage nu le va actualiza până când nu vor fi clasate în categoria stabilă. </text:p>
      <text:p text:style-name="P21">Unele aplicaţii sunt disponibile doar pentru puţine arhitecturi. Fie aplicaţia nu rulează pe alte arhitecturi, ori mai trebuie testată, sau dezvoltatorul ce a comis aplicaţia în structura Portage nu poate verifica dacă pachetul funcţionează pe alte arhitecturi diferite. </text:p>
      <text:p text:style-name="P21">Fiecare instalare Gentoo aderă la un anumit <text:span text:style-name="code">profil</text:span> ce conţine, alături de alte informaţii, lista cu pachetele necesare pentru ca sistemul să funcţioneze normal. </text:p>
      <text:p text:style-name="P25"><text:bookmark-start text:name="book_part2_chap1__chap4_sect2"/>Pachetele Blocate<text:bookmark-end text:name="book_part2_chap1__chap4_sect2"/></text:p>
      <table:table table:name="Table214" table:style-name="Table214">
        <table:table-column table:style-name="Table214.A"/>
        <table:table-row table:style-name="Table214.1">
          <table:table-cell table:style-name="Table214.A1" office:value-type="string">
            <text:p text:style-name="P22"><text:bookmark text:name="book_part2_chap1__chap4_pre1"/>Cod 4.1: Avertisment Portage în legătură cu pachetele blocate (cu --pretend)</text:p>
          </table:table-cell>
        </table:table-row>
        <table:table-row table:style-name="Table214.1">
          <table:table-cell table:style-name="Table214.A2" office:value-type="string">
            <text:p text:style-name="P3">[blocks B <text:s text:c="4"/>] mail-mta/ssmtp (is blocking mail-mta/postfix-2.2.2-r1)</text:p>
          </table:table-cell>
        </table:table-row>
      </table:table>
      <text:p text:style-name="P4"><text:bookmark text:name="book_part2_chap1__chap4_pre2"/></text:p>
      <table:table table:name="Table215" table:style-name="Table215">
        <table:table-column table:style-name="Table215.A"/>
        <table:table-row table:style-name="Table215.1">
          <table:table-cell table:style-name="Table215.A1" office:value-type="string">
            <text:p text:style-name="P22">Cod 4.2: Avertisment Portage în legătură cu pachetele blocate (fără --pretend)</text:p>
          </table:table-cell>
        </table:table-row>
        <table:table-row table:style-name="Table215.1">
          <table:table-cell table:style-name="Table215.A2" office:value-type="string">
            <text:p text:style-name="P3">!!! Error: the mail-mta/postfix package conflicts with another package.</text:p>
            <text:p text:style-name="P3">!!! <text:s text:c="7"/>both can't be installed on the same system together.</text:p>
            <text:p text:style-name="P3">!!! <text:s text:c="7"/>Please use 'emerge --pretend' to determine blockers. </text:p>
          </table:table-cell>
        </table:table-row>
      </table:table>
      <text:p text:style-name="P21">Fişierele ebuild conţin câmpuri speciale ce informează Portage despre dependenţele sale. Există două dependenţe posibile: dependenţe de compilare, declarate în <text:span text:style-name="code">DEPEND</text:span> şi dependenţe de rulare, declarate în <text:span text:style-name="code">RDEPEND</text:span>. Când una din aceste dependenţe marchează un pachet sau un virtual ca <text:span text:style-name="Emphasis1">ne</text:span>fiind compatibil, se va genera un blocaj. </text:p>
      <text:p text:style-name="P21">Pentru a repara un blocaj, puteţi alege să nu instalaţi pachetul sau să dezinstalaţi pachetul conflictual, mai întâi. În exemplul dat, puteţi opta să nu instalaţi <text:span text:style-name="code">postfix</text:span> sau să ştergeţi, mai întâi, <text:span text:style-name="code">ssmtp</text:span>. </text:p>
      <text:p text:style-name="P21"><text:soft-page-break/>Este, de asemenea, posibil ca două pachete care sunt pe cale să fie instalate să se blocheze unul pe celălalt. În acest caz rar, ar trebui să găsiţi motivul pentru care trebuie instalate amândouă. În cele mai multe cazuri puteţi instala doar unul dintre pachete. Dacă nu, vă rugăm să completaţi un bug la <text:a xlink:type="simple" xlink:href="http://bugs.gentoo.org/"><text:span text:style-name="Internet_20_link">Sistemul de Urmărire a Bug-urilor al Gentoo</text:span></text:a>. </text:p>
      <text:p text:style-name="P25"><text:bookmark-start text:name="book_part2_chap1__chap4_sect3"/>Pachete Mascate<text:bookmark-end text:name="book_part2_chap1__chap4_sect3"/></text:p>
      <table:table table:name="Table216" table:style-name="Table216">
        <table:table-column table:style-name="Table216.A"/>
        <table:table-row table:style-name="Table216.1">
          <table:table-cell table:style-name="Table216.A1" office:value-type="string">
            <text:p text:style-name="P22"><text:bookmark text:name="book_part2_chap1__chap4_pre3"/>Cod 4.3: Avertisment Portage în legătură cu pachetele mascate</text:p>
          </table:table-cell>
        </table:table-row>
        <table:table-row table:style-name="Table216.1">
          <table:table-cell table:style-name="Table216.A2" office:value-type="string">
            <text:p text:style-name="P3">!!! all ebuilds that could satisfy "bootsplash" have been masked. </text:p>
          </table:table-cell>
        </table:table-row>
      </table:table>
      <text:p text:style-name="P4"><text:bookmark text:name="book_part2_chap1__chap4_pre4"/></text:p>
      <table:table table:name="Table217" table:style-name="Table217">
        <table:table-column table:style-name="Table217.A"/>
        <table:table-row table:style-name="Table217.1">
          <table:table-cell table:style-name="Table217.A1" office:value-type="string">
            <text:p text:style-name="P22">Cod 4.4: Avertisment Portage în legătură cu pachetele mascate - motivul</text:p>
          </table:table-cell>
        </table:table-row>
        <table:table-row table:style-name="Table217.1">
          <table:table-cell table:style-name="Table217.A2" office:value-type="string">
            <text:p text:style-name="P3">!!! possible candidates are:</text:p>
            <text:p text:style-name="P3"/>
            <text:p text:style-name="P3">- gnome-base/gnome-2.8.0_pre1 (masked by: <text:span text:style-name="code-input">~x86 keyword</text:span>)</text:p>
            <text:p text:style-name="P3">- lm-sensors/lm-sensors-2.8.7 (masked by: <text:span text:style-name="code-input">-sparc keyword</text:span>)</text:p>
            <text:p text:style-name="P3">- sys-libs/glibc-2.3.4.20040808 (masked by: <text:span text:style-name="code-input">-* keyword</text:span>)</text:p>
            <text:p text:style-name="P3">- dev-util/cvsd-1.0.2 (masked by: <text:span text:style-name="code-input">missing keyword</text:span>)</text:p>
            <text:p text:style-name="P3">- media-video/ati-gatos-4.3.0 (masked by: <text:span text:style-name="code-input">package.mask</text:span>)</text:p>
            <text:p text:style-name="P3">- sys-libs/glibc-2.3.2-r11 (masked by: <text:span text:style-name="code-input">profile</text:span>)</text:p>
          </table:table-cell>
        </table:table-row>
      </table:table>
      <text:p text:style-name="P21">Când doriţi să instalaţi un pachet care nu este disponibil pentru sistemul dvs., veţi primi această eroare de mascare. Ar trebui să încercaţi instalarea unei alte aplicaţii ce este disponibilă pentru sistemul dvs. sau să aşteptaţi până când pachetul este marcat ca disponibil. Există întotdeauna un motiv pentru care un pachet este mascat: </text:p>
      <text:list xml:id="list8041095161327040170" text:style-name="WW8Num21">
        <text:list-item>
          <text:p text:style-name="P5"><text:span text:style-name="T3">~arch keyword</text:span> înseamnă că aplicaţia nu a fost testată suficient pentru a fi pusă în structura principală. Aşteptaţi câteva zile sau săptămâni şi încercaţi din nou. </text:p>
        </text:list-item>
        <text:list-item>
          <text:p text:style-name="P10"><text:span text:style-name="T3">-arch keyword</text:span> sau <text:span text:style-name="T3">-* keyword</text:span> înseamnă că aplicaţi nu funcţionează pe arhitectura dvs. Dacă dvs. credeţi că aplicaţia funcţionează, raportaţi un bug pe site-ul nostru <text:a xlink:type="simple" xlink:href="http://bugs.gentoo.org/"><text:span text:style-name="Internet_20_link">bugzilla</text:span></text:a>. </text:p>
        </text:list-item>
        <text:list-item>
          <text:p text:style-name="P10"><text:span text:style-name="T3">missing keyword</text:span> înseamnă că aplicaţia nu a fost testată pe arhitectura dvs., încă. Cereţi echipei de portare să testeze pachetul sau testaţi-l dvs. pentru ei şi raportaţi rezultatele pe site-ul nostru <text:a xlink:type="simple" xlink:href="http://bugs.gentoo.org/"><text:span text:style-name="Internet_20_link">bugzilla</text:span></text:a>. </text:p>
        </text:list-item>
        <text:list-item>
          <text:p text:style-name="P10"><text:span text:style-name="T3">package.mask</text:span> înseamnă că pachetul a fost găsit corupt, instabil sau, mai rău şi a fost marcat în mod deliberat ca a-nu-se-utiliza. </text:p>
        </text:list-item>
        <text:list-item>
          <text:p text:style-name="P16"><text:span text:style-name="T3">profile</text:span> înseamnă că pachetul a fost găsit ca nepotrivit pentru profilul dvs. Aplicaţi vă poate afecta funcţionarea sistemului dacă aţi instala-o sau, pur şi simplu nu este compatibilă cu profilul utilizat de dvs. </text:p>
        </text:list-item>
      </text:list>
      <text:p text:style-name="P25"><text:bookmark-start text:name="book_part2_chap1__chap4_sect4"/>Dependenţe lipsă<text:bookmark-end text:name="book_part2_chap1__chap4_sect4"/></text:p>
      <table:table table:name="Table218" table:style-name="Table218">
        <table:table-column table:style-name="Table218.A"/>
        <table:table-row table:style-name="Table218.1">
          <table:table-cell table:style-name="Table218.A1" office:value-type="string">
            <text:p text:style-name="P22"><text:bookmark text:name="book_part2_chap1__chap4_pre5"/>Cod 4.5: Avertisment Portage despre dependenţe lipsă</text:p>
          </table:table-cell>
        </table:table-row>
        <table:table-row table:style-name="Table218.1">
          <table:table-cell table:style-name="Table218.A2" office:value-type="string">
            <text:p text:style-name="P3">emerge: there are no ebuilds to satisfy "&gt;=sys-devel/gcc-3.4.2-r4".</text:p>
            <text:p text:style-name="P3"/>
            <text:p text:style-name="P3">!!! Problem with ebuild sys-devel/gcc-3.4.2-r2</text:p>
            <text:p text:style-name="P3">!!! Possibly a DEPEND/*DEPEND problem. </text:p>
          </table:table-cell>
        </table:table-row>
      </table:table>
      <text:p text:style-name="P21">Aplicaţia pe care încercaţi să o instalaţi depinde de alt pachet care nu este disponibil pentru sistemul <text:soft-page-break/>dvs. Vă rugăm să verificaţi <text:a xlink:type="simple" xlink:href="http://bugs.gentoo.org/"><text:span text:style-name="Internet_20_link">bugzilla</text:span></text:a> dacă problema este cunoscută şi, dacă nu este, vă rugăm să o raportaţi. Dacă nu utilizaţi structuri mixte, problema nu ar trebui să se întâmple şi, de aceea, reprezintă un bug. </text:p>
      <text:p text:style-name="P25"><text:bookmark-start text:name="book_part2_chap1__chap4_sect5"/>Nume de Ebuild Ambiguu<text:bookmark-end text:name="book_part2_chap1__chap4_sect5"/></text:p>
      <table:table table:name="Table219" table:style-name="Table219">
        <table:table-column table:style-name="Table219.A"/>
        <table:table-row table:style-name="Table219.1">
          <table:table-cell table:style-name="Table219.A1" office:value-type="string">
            <text:p text:style-name="P22"><text:bookmark text:name="book_part2_chap1__chap4_pre6"/>Cod 4.6: Avertisment Portage despre numele ambigue de ebuild-uri</text:p>
          </table:table-cell>
        </table:table-row>
        <table:table-row table:style-name="Table219.1">
          <table:table-cell table:style-name="Table219.A2" office:value-type="string">
            <text:p text:style-name="P3">!!! The short ebuild name "aterm" is ambiguous. <text:s/>Please specify</text:p>
            <text:p text:style-name="P3">!!! one of the following fully-qualified ebuild names instead:</text:p>
            <text:p text:style-name="P3"/>
            <text:p text:style-name="P3"><text:span text:style-name="T1"><text:s text:c="4"/></text:span>dev-libs/aterm</text:p>
            <text:p text:style-name="P3"><text:span text:style-name="T1"><text:s text:c="4"/></text:span>x11-terms/aterm</text:p>
          </table:table-cell>
        </table:table-row>
      </table:table>
      <text:p text:style-name="P21">Aplicaţia pe care doriţi să o instalaţi are un nume ce corespunde unui număr mai mare de un pachet. Trebuie să furnizaţi şi numele categoriei, de asemenea. Portage vă va informa de toate descrierile pentru a vă alege. </text:p>
      <text:p text:style-name="P25"><text:bookmark-start text:name="book_part2_chap1__chap4_sect6"/>Dependenţe Circulare<text:bookmark-end text:name="book_part2_chap1__chap4_sect6"/></text:p>
      <table:table table:name="Table220" table:style-name="Table220">
        <table:table-column table:style-name="Table220.A"/>
        <table:table-row table:style-name="Table220.1">
          <table:table-cell table:style-name="Table220.A1" office:value-type="string">
            <text:p text:style-name="P22"><text:bookmark text:name="book_part2_chap1__chap4_pre7"/>Cod 4.7: Avertisment Portage despre dependenţele circulare</text:p>
          </table:table-cell>
        </table:table-row>
        <table:table-row table:style-name="Table220.1">
          <table:table-cell table:style-name="Table220.A2" office:value-type="string">
            <text:p text:style-name="P3">!!! Error: circular dependencies: </text:p>
            <text:p text:style-name="P3"/>
            <text:p text:style-name="P3">ebuild / net-print/cups-1.1.15-r2 depends on ebuild / app-text/ghostscript-7.05.3-r1</text:p>
            <text:p text:style-name="P3">ebuild / app-text/ghostscript-7.05.3-r1 depends on ebuild / net-print/cups-1.1.15-r2 </text:p>
          </table:table-cell>
        </table:table-row>
      </table:table>
      <text:p text:style-name="P21">Două (sau mai multe) pachete pe care doriţi să le instalaţi depind unele de altele şi, de aceea, nu pot fi instalate. Acesta este, cel mai probabil un bug în structura Portage. Vă rugăm să resincronizaţi după un timp şi să încercaţi din nou. Puteţi încerca, de asemenea, <text:a xlink:type="simple" xlink:href="http://bugs.gentoo.org/"><text:span text:style-name="Internet_20_link">bugzilla</text:span></text:a> pentru a vedea dacă problema este cunoscută şi, dacă nu este, să o raportaţi. </text:p>
      <text:p text:style-name="P25"><text:bookmark-start text:name="book_part2_chap1__chap4_sect7"/>Descărcare eşuată<text:bookmark-end text:name="book_part2_chap1__chap4_sect7"/></text:p>
      <table:table table:name="Table221" table:style-name="Table221">
        <table:table-column table:style-name="Table221.A"/>
        <table:table-row table:style-name="Table221.1">
          <table:table-cell table:style-name="Table221.A1" office:value-type="string">
            <text:p text:style-name="P22"><text:bookmark text:name="book_part2_chap1__chap4_pre8"/>Cod 4.8: Avertisment Portage despre o descărcare eşuată</text:p>
          </table:table-cell>
        </table:table-row>
        <table:table-row table:style-name="Table221.1">
          <table:table-cell table:style-name="Table221.A2" office:value-type="string">
            <text:p text:style-name="P3">!!! Fetch failed for sys-libs/ncurses-5.4-r5, continuing...</text:p>
            <text:p text:style-name="P3"><text:span text:style-name="code-comment">(...)</text:span></text:p>
            <text:p text:style-name="P3">!!! Some fetch errors were encountered. <text:s/>Please see above for details.</text:p>
          </table:table-cell>
        </table:table-row>
      </table:table>
      <text:p text:style-name="P21">Portage nu a putut să descarce sursele pentru aplicaţia dată şi va încerca să instaleze celelalte aplicaţii (dacă este cazul). Această eşuare se poate întâmpla datorită unui mirror ce nu s-a sincronizat corect sau din cauză că descrierea ebuild indică spre o locaţie incorectă. Serverul unde sunt localizate sursele poate fi, de asemenea, indisponibil dintr-un motiv oarecare. </text:p>
      <text:p text:style-name="P21">Reîncercaţi după o oră pentru a vedea dacă problema încă persistă. </text:p>
      <text:p text:style-name="P25"><text:bookmark-start text:name="book_part2_chap1__chap4_sect8"/>Protecţia Profilului Sistemului<text:bookmark-end text:name="book_part2_chap1__chap4_sect8"/></text:p>
      <table:table table:name="Table222" table:style-name="Table222">
        <table:table-column table:style-name="Table222.A"/>
        <text:soft-page-break/>
        <table:table-row table:style-name="Table222.1">
          <table:table-cell table:style-name="Table222.A1" office:value-type="string">
            <text:p text:style-name="P22"><text:bookmark text:name="book_part2_chap1__chap4_pre9"/>Cod 4.9: Avertisment Portage despre un pachet protejat de profil</text:p>
          </table:table-cell>
        </table:table-row>
        <table:table-row table:style-name="Table222.1">
          <table:table-cell table:style-name="Table222.A2" office:value-type="string">
            <text:p text:style-name="P3">!!! Trying to unmerge package(s) in system profile. 'sys-apps/portage'</text:p>
            <text:p text:style-name="P3">!!! This could be damaging to your system.</text:p>
          </table:table-cell>
        </table:table-row>
      </table:table>
      <text:p text:style-name="P21">Aţi cerut să ştergeţi un pachet ce este parte din pachetele de bază ale sistemului dvs. Este listat în profilul dvs. şi necesar şi nu ar trebui, de aceea, să fie şters din sistemul dvs. </text:p>
      <text:h text:style-name="P2" text:outline-level="3"><text:bookmark text:name="book_part2_chap2"/>2. Indicatori USE</text:h>
      <text:p text:style-name="P23"><text:bookmark text:name="book_part2_chap2__chap1"/><text:span text:style-name="chapnum">2.a. </text:span>Ce sunt indicatorii USE?</text:p>
      <text:p text:style-name="P25"><text:bookmark-start text:name="book_part2_chap2__chap1_sect1"/>Ideeile din spatele indicatorilor USE<text:bookmark-end text:name="book_part2_chap2__chap1_sect1"/></text:p>
      <text:p text:style-name="P21">Când instalaţi Gentoo (sau orice altă distribuţie, sau chiar sistem de operare din acel punct de vedere) faceţi alegerile în funcţie de mediul în care lucraţi. O serie de setări pentru un server diferă de setul de setări pentru o staţie de lucru. O staţie de lucru destinată jocurilor diferă de o staţie de lucru pentru prelucrări 3D. </text:p>
      <text:p text:style-name="P21">Aceasta nu este adevărat numai pentru alegerea pachetelor pe care le doriţi instalate, dar şi ce caracteristici ar trebui să suporte un anumit pachet. Dacă nu aveţi nevoie de OpenGL, de ce să vă obosiţi să instalaţi OpenGL şi suport OpenGL pentru majoritatea pachetelor? Dacă nu doriţi să utilizaţi KDE, v-aţi obosi să vă compilaţi pachetele cu suport KDE dacă acele pachete funcţionează fără probleme şi fără acel suport? </text:p>
      <text:p text:style-name="P21">Pentru a ajuta utilizatorii să decidă ce să instaleze/activeze şi ce nu, am dorit ca ei să îşi specifice mediul într-un mod facil. Aceasta obligă utilizatorii să decidă ceea ce doresc cu adevărat şi să faciliteze procesul Portage, sistemul nostru de administrare a pachetelor, în luarea deciziilor utile. </text:p>
      <text:p text:style-name="P25"><text:bookmark-start text:name="book_part2_chap2__chap1_sect2"/>Definirea unui indicator USE<text:bookmark-end text:name="book_part2_chap2__chap1_sect2"/></text:p>
      <text:p text:style-name="P21">Vă prezentăm indicatorii USE. Un astfel de indicator este un cuvânt cheie ce reprezintă suport şi informaţii despre dependenţe relativ la un anumit concept. Dacă definiţi un anumit indicator USE, Portage va memora faptul ca doriţi suport pentru cuvântul cheie ales. Bineînţeles, aceasta modifică şi informaţia relativă la dependenţe pentru un pachet. </text:p>
      <text:p text:style-name="P21">Să aruncăm o privire la un exemplu specific: cuvântul cheie <text:span text:style-name="code">kde</text:span>. Dacă nu aveţi acest cuvânt cheie în variabila dvs. USE, toate pachetele ce conţin suport <text:span text:style-name="Emphasis1">opţional</text:span> pentru KDE vor fi compilate <text:span text:style-name="Emphasis1">fără</text:span> suport KDE. Toate pachetele ce au ca dependenţă <text:span text:style-name="Emphasis1">optională</text:span> KDE vor fi instalate <text:span text:style-name="Emphasis1">fără</text:span> a instala librăriile KDE (ca dependenţă). Dacă aţi definit cuvântul cheie <text:span text:style-name="code">kde</text:span>, atunci acele pachete <text:span text:style-name="Emphasis1">vor fi</text:span> compilate cu suport KDE, şi librăriile KDE vor fi instalate ca dependenţă. </text:p>
      <text:p text:style-name="P21"><text:soft-page-break/>Prin definirea corectă a cuvintelor cheie, veţi obţine un sistem construit specific nevoilor dvs. </text:p>
      <text:p text:style-name="P25"><text:bookmark-start text:name="book_part2_chap2__chap1_sect3"/>Ce indicatori USE există?<text:bookmark-end text:name="book_part2_chap2__chap1_sect3"/></text:p>
      <text:p text:style-name="P21">Există două tipuri de indicatori USE: indicatori USE <text:span text:style-name="Emphasis1">globali</text:span> şi <text:span text:style-name="Emphasis1">locali</text:span>. </text:p>
      <text:list xml:id="list5544945810167545144" text:style-name="WW8Num29">
        <text:list-item>
          <text:p text:style-name="P6">Un indicator USE <text:span text:style-name="Emphasis1">global</text:span> este utilizat de mai multe pachete, la nivel de sistem. Acesta este ceea ce cei mai mulţi dintre utilizatori văd ca indicatori USE. </text:p>
        </text:list-item>
        <text:list-item>
          <text:p text:style-name="P17">Un indicator USE <text:span text:style-name="Emphasis1">local</text:span> este utilizat de către un singur pachet pentru a efectua decizii specifice pachetului. </text:p>
        </text:list-item>
      </text:list>
      <text:p text:style-name="P21">O listă a indicatorilor USE globali poate fi găsită <text:a xlink:type="simple" xlink:href="http://www.gentoo.org/dyn/use-index.xml"><text:span text:style-name="Internet_20_link">online</text:span></text:a> sau local în <text:span text:style-name="path">/usr/portage/profiles/use.desc</text:span>. </text:p>
      <text:p text:style-name="P21">O listă locală de indicatori USE este disponibilă în <text:span text:style-name="path">/usr/portage/profiles/use.local.desc</text:span>. </text:p>
      <text:p text:style-name="P23"><text:bookmark text:name="book_part2_chap2__chap2"/><text:span text:style-name="chapnum">2.b. </text:span>Utilizarea indicatorilor USE</text:p>
      <text:p text:style-name="P25"><text:bookmark-start text:name="book_part2_chap2__chap2_sect1"/>Declararea permanentă a indicatorilor USE<text:bookmark-end text:name="book_part2_chap2__chap2_sect1"/></text:p>
      <text:p text:style-name="P21">Sperăm că sunteţi convinşi de importanţa indicatorilor USE şi vă vom informa cu privire la modul de declarare a indicatorilor USE. </text:p>
      <text:p text:style-name="P21">Aşa cum am menţionat anterior, toţi indicatorii USE sunt declaraţi în variabila <text:span text:style-name="code">USE</text:span>. Pentru a înlesni activitatea utilizatorilor, deja oferim o setare USE <text:span text:style-name="Emphasis1">implicită</text:span>. Această setare este o colecţie de indicatori USE care noi credem ca sunt în general folosiţi de către utilizatorii Gentoo. Această setare implicită este definită în fişierele <text:span text:style-name="path">make.defaults</text:span> din profilul dvs. </text:p>
      <text:p text:style-name="P21">Profilul luat în considerare de către sistemul dvs. este indicat de link-ul simbolic <text:span text:style-name="path">/etc/make.profile</text:span>. Fiecare profil funcţionează peste altul mai larg, rezultatul fiind, deci, suma tuturor profilelor. Cel mai superior profil este profilul <text:span text:style-name="path">base</text:span> (<text:span text:style-name="path">/usr/portage/profiles/base</text:span>). </text:p>
      <text:p text:style-name="P21">Să aruncăm o privire asupra acestei setări implicite pentru profilul 2004.3: </text:p>
      <table:table table:name="Table223" table:style-name="Table223">
        <table:table-column table:style-name="Table223.A"/>
        <table:table-row table:style-name="Table223.1">
          <table:table-cell table:style-name="Table223.A1" office:value-type="string">
            <text:p text:style-name="P22"><text:bookmark text:name="book_part2_chap2__chap2_pre1"/>Cod 2.1: Variabila USE cumulată din make.defaults pentru profilul 2004.3</text:p>
          </table:table-cell>
        </table:table-row>
        <table:table-row table:style-name="Table223.1">
          <table:table-cell table:style-name="Table223.A2" office:value-type="string">
            <text:p text:style-name="P3"><text:span text:style-name="code-comment">(Acesta este un exemplu şi este posibil să se fi schimbat ulterior)</text:span></text:p>
            <text:p text:style-name="P3">USE="x86 oss apm arts avi berkdb bitmap-fonts crypt cups encode fortran f77</text:p>
            <text:p text:style-name="P3"><text:span text:style-name="T1"><text:s text:c="5"/></text:span>foomaticdb gdbm gif gpm gtk imlib jpeg kde gnome libg++ libwww mad</text:p>
            <text:p text:style-name="P3"><text:span text:style-name="T1"><text:s text:c="5"/></text:span>mikmod motif mpeg ncurses nls oggvorbis opengl pam pdflib png python qt</text:p>
            <text:p text:style-name="P3"><text:span text:style-name="T1"><text:s text:c="5"/></text:span>quicktime readline sdl spell ssl svga tcpd truetype X xml2 xmms xv zlib"</text:p>
          </table:table-cell>
        </table:table-row>
      </table:table>
      <text:p text:style-name="P21"><text:soft-page-break/>După cum puteţi observa, variabila deja conţine destul de multe cuvinte cheie. <text:span text:style-name="T3">Nu</text:span> alteraţi fişierul <text:span text:style-name="path">make.defaults</text:span> pentru a ajusta variabila <text:span text:style-name="code">USE</text:span> în concordanţă cu nevoile dvs.: modificările în acest fişier vor fi suprascrise în momentul actualizării sistemului Portage! </text:p>
      <text:p text:style-name="P21">Pentru a schimba această setare implicită, trebuie să adăugaţi sau să eliminaţi cuvinte cheie variabilei <text:span text:style-name="code">USE</text:span>. Acest lucru se poate efectua global prin definirea variabilei <text:span text:style-name="code">USE</text:span> în <text:span text:style-name="path">/etc/make.conf</text:span>. În această variabilă, adăugaţi indicatorii USE adiţionali de care aveţi nevoie, sau eliminaţi indicatorii USE pe care nu-i doriţi. Această ultimă acţiune se efectuează prin prefixarea cuvântului cheie cu semnul minus ("-"). </text:p>
      <text:p text:style-name="P21">Spre exemplu, pentru a elimina suportul pentru KDE şi QT dar să adăugaţi suportul pentru ldap, următoarea setare <text:span text:style-name="code">USE</text:span> poate fi definită în <text:span text:style-name="path">/etc/make.conf</text:span>: </text:p>
      <table:table table:name="Table224" table:style-name="Table224">
        <table:table-column table:style-name="Table224.A"/>
        <table:table-row table:style-name="Table224.1">
          <table:table-cell table:style-name="Table224.A1" office:value-type="string">
            <text:p text:style-name="P22"><text:bookmark text:name="book_part2_chap2__chap2_pre2"/>Cod 2.2: Un exemplu de setare USE în /etc/make.conf</text:p>
          </table:table-cell>
        </table:table-row>
        <table:table-row table:style-name="Table224.1">
          <table:table-cell table:style-name="Table224.A2" office:value-type="string">
            <text:p text:style-name="P3">USE="-kde -qt ldap"</text:p>
          </table:table-cell>
        </table:table-row>
      </table:table>
      <text:p text:style-name="P25">Declararea indicatorilor USE individual pentru pachete</text:p>
      <text:p text:style-name="P21">Uneori doriţi să declaraţi un anumit indicator USE pentru una (sau mai multe) aplicaţii, dar nu global pentru tot sistemul. Pentru aceasta, va trebui să creaţi directorul <text:span text:style-name="path">/etc/portage</text:span> (dacă nu există, deja) şi să editaţi <text:span text:style-name="path">/etc/portage/package.use</text:span>. </text:p>
      <text:p text:style-name="P21">Spre exemplu, dacă nu doriţi ca <text:span text:style-name="code">berkdb</text:span> suportat global dar îl doriţi pentru <text:span text:style-name="code">mysql</text:span>, trebuie să adăugaţi: </text:p>
      <table:table table:name="Table225" table:style-name="Table225">
        <table:table-column table:style-name="Table225.A"/>
        <table:table-row table:style-name="Table225.1">
          <table:table-cell table:style-name="Table225.A1" office:value-type="string">
            <text:p text:style-name="P22"><text:bookmark text:name="book_part2_chap2__chap2_pre3"/>Cod 2.3: exemplu /etc/portage/package.use</text:p>
          </table:table-cell>
        </table:table-row>
        <table:table-row table:style-name="Table225.1">
          <table:table-cell table:style-name="Table225.A2" office:value-type="string">
            <text:p text:style-name="P3">dev-db/mysql berkdb</text:p>
          </table:table-cell>
        </table:table-row>
      </table:table>
      <text:p text:style-name="P21">Bineînţeles, Puteţi, de asemenea, să <text:span text:style-name="Emphasis1">dezactivaţi</text:span> indicatori USE pentru o anumită aplicaţie. Spre exemplu, dacă nu doriţi suport <text:span text:style-name="code">java</text:span> în PHP: </text:p>
      <table:table table:name="Table226" table:style-name="Table226">
        <table:table-column table:style-name="Table226.A"/>
        <table:table-row table:style-name="Table226.1">
          <table:table-cell table:style-name="Table226.A1" office:value-type="string">
            <text:p text:style-name="P22"><text:bookmark text:name="book_part2_chap2__chap2_pre4"/>Cod 2.4: a doilea exemplu /etc/portage/package.use</text:p>
          </table:table-cell>
        </table:table-row>
        <table:table-row table:style-name="Table226.1">
          <table:table-cell table:style-name="Table226.A2" office:value-type="string">
            <text:p text:style-name="P3">dev-php/php -java</text:p>
          </table:table-cell>
        </table:table-row>
      </table:table>
      <text:p text:style-name="P25"><text:bookmark-start text:name="book_part2_chap2__chap2_sect3"/>Declararea temporară a indicatorilor USE<text:bookmark-end text:name="book_part2_chap2__chap2_sect3"/></text:p>
      <text:p text:style-name="P21">Uneori doriţi să setaţi un anumit indicator USE, doar o singură dată. În locul editării <text:span text:style-name="path">/etc/make.conf</text:span> de două ori (pentru a seta şi a reseta modificările USE) puteţi doar să declaraţi variabila USE ca variabilă de mediu. Amintiţi-vă că, dacă reinstalaţi sau actualizaţi o aplicaţie (fie explicit sau ca urmare a unei actualizări a sistemului) modificările dvs. se vor pierde! </text:p>
      <text:p text:style-name="P21">Ca exemplu, vom elimina temporar java din setarea USE în timpul instalării mozilla. </text:p>
      <table:table table:name="Table227" table:style-name="Table227">
        <table:table-column table:style-name="Table227.A"/>
        <text:soft-page-break/>
        <table:table-row table:style-name="Table227.1">
          <table:table-cell table:style-name="Table227.A1" office:value-type="string">
            <text:p text:style-name="P22"><text:bookmark text:name="book_part2_chap2__chap2_pre5"/>Cod 2.5: Utilizarea USE ca variabilă de mediu</text:p>
          </table:table-cell>
        </table:table-row>
        <table:table-row table:style-name="Table227.1">
          <table:table-cell table:style-name="Table227.A2" office:value-type="string">
            <text:p text:style-name="P3"># <text:span text:style-name="code-input">USE="-java" emerge mozilla</text:span></text:p>
          </table:table-cell>
        </table:table-row>
      </table:table>
      <text:p text:style-name="P25"><text:bookmark-start text:name="book_part2_chap2__chap2_sect4"/>Indicatorii USE Automaţi<text:bookmark-end text:name="book_part2_chap2__chap2_sect4"/></text:p>
      <text:p text:style-name="P21">După ce anumite pachete sunt instalate, unii indicatori USE adiţionali vor fi activaţi automat pentru dvs. dacă nu îi dezactivaţi în mod explicit. Pentru a vizualiza o listă cu pachetele care furnizează indicatori USE, verificaţi <text:span text:style-name="path">/etc/make.profile/use.defaults</text:span> şi fişierele <text:span text:style-name="path">use.defaults</text:span> din profilele superioare: </text:p>
      <table:table table:name="Table228" table:style-name="Table228">
        <table:table-column table:style-name="Table228.A"/>
        <table:table-row table:style-name="Table228.1">
          <table:table-cell table:style-name="Table228.A1" office:value-type="string">
            <text:p text:style-name="P22"><text:bookmark text:name="book_part2_chap2__chap2_pre6"/>Cod 2.6: Un scurt extras din /etc/make.profile/use.defaults</text:p>
          </table:table-cell>
        </table:table-row>
        <table:table-row table:style-name="Table228.1">
          <table:table-cell table:style-name="Table228.A2" office:value-type="string">
            <text:p text:style-name="P3">gnome <text:s text:c="10"/>gnome-base/gnome</text:p>
            <text:p text:style-name="P3">gtk <text:s text:c="12"/>x11-libs/gtk+</text:p>
            <text:p text:style-name="P3">qt <text:s text:c="13"/>x11-libs/qt</text:p>
            <text:p text:style-name="P3">kde <text:s text:c="12"/>kde-base/kdebase</text:p>
            <text:p text:style-name="P3">motif <text:s text:c="10"/>x11-libs/openmotif</text:p>
          </table:table-cell>
        </table:table-row>
      </table:table>
      <text:p text:style-name="P25"><text:bookmark-start text:name="book_part2_chap2__chap2_sect5"/>Precendenţă<text:bookmark-end text:name="book_part2_chap2__chap2_sect5"/></text:p>
      <text:p text:style-name="P21">Desigur, există o anume precendenţă asupra cărei setări are prioritate peste setarea USE. Nu doriţi declararea <text:span text:style-name="code">USE="-java"</text:span> doar pentru a observa că <text:span text:style-name="code">java</text:span> este definit oricum din cauza unei setări ce are o prioritate mai mare. Precedenţa pentru setarea USE este, ordonată după prioritate (primul are cea mai mică prioritate): </text:p>
      <text:list xml:id="list1051671713182558188" text:style-name="WW8Num26">
        <text:list-item>
          <text:p text:style-name="P7">Setarea USE implictă declarată în fişierele <text:span text:style-name="path">make.defaults</text:span> conţinute în profilul dvs. </text:p>
        </text:list-item>
        <text:list-item>
          <text:p text:style-name="P11">Setarea USE moştenită dacă un pachet din <text:span text:style-name="path">use.defaults</text:span> este instalat </text:p>
        </text:list-item>
        <text:list-item>
          <text:p text:style-name="P11">Setarea USE definită de utilizator în <text:span text:style-name="path">/etc/make.conf</text:span> </text:p>
        </text:list-item>
        <text:list-item>
          <text:p text:style-name="P11">Setarea USE definită de utilizator în <text:span text:style-name="path">/etc/portage/package.use</text:span> </text:p>
        </text:list-item>
        <text:list-item>
          <text:p text:style-name="P18">Setarea USE definită de utilizator ca variabilă de mediu </text:p>
        </text:list-item>
      </text:list>
      <text:p text:style-name="P21">Pentru a vizualiza setarea <text:span text:style-name="code">USE</text:span> finală aşa cum este interpretată de Portage, rulaţi <text:span text:style-name="code">emerge --info</text:span>. Aceasta va afişa toate variabilele relevante (incluzând variabila <text:span text:style-name="code">USE</text:span>) cu conţinutul utilizat de Portage. </text:p>
      <table:table table:name="Table229" table:style-name="Table229">
        <table:table-column table:style-name="Table229.A"/>
        <table:table-row table:style-name="Table229.1">
          <table:table-cell table:style-name="Table229.A1" office:value-type="string">
            <text:p text:style-name="P22"><text:bookmark text:name="book_part2_chap2__chap2_pre7"/>Cod 2.7: Rularea emerge --info</text:p>
          </table:table-cell>
        </table:table-row>
        <table:table-row table:style-name="Table229.1">
          <table:table-cell table:style-name="Table229.A2" office:value-type="string">
            <text:p text:style-name="P3"># <text:span text:style-name="code-input">emerge --info</text:span></text:p>
          </table:table-cell>
        </table:table-row>
      </table:table>
      <text:p text:style-name="P25"><text:bookmark-start text:name="book_part2_chap2__chap2_sect6"/>Adaptarea Întregului Sistem la Noii Indicatori USE<text:bookmark-end text:name="book_part2_chap2__chap2_sect6"/></text:p>
      <text:p text:style-name="P21">Dacă aţi modificat indicatorii USE şi doriţi să vă actualizaţi întregul sistem în scopul de a utiliza noii indicatori USE, utilizaţi opţiunea <text:span text:style-name="code">--newuse</text:span> pentru <text:span text:style-name="code">emerge</text:span>: </text:p>
      <table:table table:name="Table230" table:style-name="Table230">
        <table:table-column table:style-name="Table230.A"/>
        <table:table-row table:style-name="Table230.1">
          <table:table-cell table:style-name="Table230.A1" office:value-type="string">
            <text:p text:style-name="P22"><text:bookmark text:name="book_part2_chap2__chap2_pre8"/>Cod 2.8: Recompilarea întregului sistem</text:p>
          </table:table-cell>
        </table:table-row>
        <text:soft-page-break/>
        <table:table-row table:style-name="Table230.1">
          <table:table-cell table:style-name="Table230.A2" office:value-type="string">
            <text:p text:style-name="P3"># <text:span text:style-name="code-input">emerge --update --deep --newuse world</text:span></text:p>
          </table:table-cell>
        </table:table-row>
      </table:table>
      <text:p text:style-name="P21">Apoi, rulaţi proprietarea depclean a Portage pentru a îndepărta dependenţele condiţionale ce au fost compilate pe sistemul "vechi" dar au fost scoase din uz de către noii indicatori USE. </text:p>
      <table:table table:name="Table231" table:style-name="Table231">
        <table:table-column table:style-name="Table231.A"/>
        <table:table-row table:style-name="Table231.1">
          <table:table-cell table:style-name="Table231.A1" office:value-type="string">
            <text:p text:style-name="P24"><text:span text:style-name="T3">Atenţie: </text:span>Rularea <text:span text:style-name="code">emerge --depclean</text:span> este o operaţie riscantă şi ar trebui să fie efectuată cu grijă. Verificaţi de cel puţin două ori listă afişată de pachete "vechi" pentru a vă asigura că nu vor fi şterse pachete necesare. În următorul exemplu vom adăuga parametrul <text:span text:style-name="code">-p</text:span> pentru ca depclean doar să afişeze lista de pachete fără a le şterge. </text:p>
          </table:table-cell>
        </table:table-row>
      </table:table>
      <text:p text:style-name="P4"><text:bookmark text:name="book_part2_chap2__chap2_pre9"/></text:p>
      <table:table table:name="Table232" table:style-name="Table232">
        <table:table-column table:style-name="Table232.A"/>
        <table:table-row table:style-name="Table232.1">
          <table:table-cell table:style-name="Table232.A1" office:value-type="string">
            <text:p text:style-name="P22">Cod 2.9: Ştergerea pachetelor vechi</text:p>
          </table:table-cell>
        </table:table-row>
        <table:table-row table:style-name="Table232.1">
          <table:table-cell table:style-name="Table232.A2" office:value-type="string">
            <text:p text:style-name="P3"># <text:span text:style-name="code-input">emerge -p --depclean</text:span></text:p>
          </table:table-cell>
        </table:table-row>
      </table:table>
      <text:p text:style-name="P21">Când operaţia depclean s-a terminat, rulaţi <text:span text:style-name="code">revdep-rebuild</text:span> pentru a reconstrui aplicaţiile care sunt legate dinamic de obiectele partajate din pachetele şterse. <text:span text:style-name="code">revdep-rebuild</text:span> este o componentă a pachetului <text:span text:style-name="code">gentoolkit</text:span>; nu uitaţi să-l instalaţi, mai întâi. </text:p>
      <table:table table:name="Table233" table:style-name="Table233">
        <table:table-column table:style-name="Table233.A"/>
        <table:table-row table:style-name="Table233.1">
          <table:table-cell table:style-name="Table233.A1" office:value-type="string">
            <text:p text:style-name="P22"><text:bookmark text:name="book_part2_chap2__chap2_pre10"/>Cod 2.10: Rularea revdep-rebuild</text:p>
          </table:table-cell>
        </table:table-row>
        <table:table-row table:style-name="Table233.1">
          <table:table-cell table:style-name="Table233.A2" office:value-type="string">
            <text:p text:style-name="P3"># <text:span text:style-name="code-input">revdep-rebuild</text:span></text:p>
          </table:table-cell>
        </table:table-row>
      </table:table>
      <text:p text:style-name="P21">Când totul s-a terminat, sistemul dvs. va utiliza noile setări ale indicatorilor USE. </text:p>
      <text:p text:style-name="P23"><text:bookmark text:name="book_part2_chap2__chap3"/><text:span text:style-name="chapnum">2.c. </text:span>Indicatori USE specifice pachetelor</text:p>
      <text:p text:style-name="P25"><text:bookmark-start text:name="book_part2_chap2__chap3_sect1"/>Vizualizarea indicatorilor USE disponibili<text:bookmark-end text:name="book_part2_chap2__chap3_sect1"/></text:p>
      <text:p text:style-name="P21">Să luăm ca exemplu <text:span text:style-name="code">mozilla</text:span>: ce indicatori USE utilizează? Pentru a afla, utilizăm <text:span text:style-name="code">emerge</text:span> cu opţiunile <text:span text:style-name="code">--pretend</text:span> şi <text:span text:style-name="code">--verbose</text:span>: </text:p>
      <table:table table:name="Table234" table:style-name="Table234">
        <table:table-column table:style-name="Table234.A"/>
        <table:table-row table:style-name="Table234.1">
          <table:table-cell table:style-name="Table234.A1" office:value-type="string">
            <text:p text:style-name="P22"><text:bookmark text:name="book_part2_chap2__chap3_pre1"/>Cod 3.1: Vizualizarea indicatorilor USE utilizaţi</text:p>
          </table:table-cell>
        </table:table-row>
        <table:table-row table:style-name="Table234.1">
          <table:table-cell table:style-name="Table234.A2" office:value-type="string">
            <text:p text:style-name="P3"># <text:span text:style-name="code-input">emerge --pretend --verbose mozilla</text:span></text:p>
            <text:p text:style-name="P3">These are the packages that I would merge, in order:</text:p>
            <text:p text:style-name="P3"/>
            <text:p text:style-name="P3">Calculating dependencies ...done!</text:p>
            <text:p text:style-name="P3">[ebuild <text:s text:c="2"/>R <text:s text:c="2"/>] www-client/mozilla-1.7.12-r2 <text:s/>USE="crypt gnome java mozsvg ssl</text:p>
            <text:p text:style-name="P3">truetype xprint -debug -ipv6 -ldap -mozcalendar -mozdevelop -moznocompose</text:p>
            <text:p text:style-name="P3">-moznoirc -moznomail -moznoxft -postgres -xinerama" 0 kB</text:p>
          </table:table-cell>
        </table:table-row>
      </table:table>
      <text:p text:style-name="P21">emerge nu este singurul utilitar pentru această acţiune. De fapt, avem un utilitar dedicat informaţiilor despre pachete numit <text:span text:style-name="code">equery</text:span> ce se află în pachetul <text:span text:style-name="code">gentoolkit</text:span>. Mai întâi instalaţi <text:span text:style-name="code">gentoolkit</text:span>: </text:p>
      <table:table table:name="Table235" table:style-name="Table235">
        <table:table-column table:style-name="Table235.A"/>
        <table:table-row table:style-name="Table235.1">
          <table:table-cell table:style-name="Table235.A1" office:value-type="string">
            <text:p text:style-name="P22"><text:bookmark text:name="book_part2_chap2__chap3_pre2"/>Cod 3.2: Instalarea gentoolkit</text:p>
          </table:table-cell>
        </table:table-row>
        <table:table-row table:style-name="Table235.1">
          <table:table-cell table:style-name="Table235.A2" office:value-type="string">
            <text:p text:style-name="P3"># <text:span text:style-name="code-input">emerge gentoolkit</text:span></text:p>
          </table:table-cell>
        </table:table-row>
      </table:table>
      <text:p text:style-name="P21"><text:soft-page-break/>Acum, rulaţi <text:span text:style-name="code">equery</text:span> cu argumentul <text:span text:style-name="code">uses</text:span> pentru a vizualiza indicatorii USE ai unui pachet anume. Spre exemplu, pentru pachetul <text:span text:style-name="code">gnumeric</text:span>: </text:p>
      <table:table table:name="Table236" table:style-name="Table236">
        <table:table-column table:style-name="Table236.A"/>
        <table:table-row table:style-name="Table236.1">
          <table:table-cell table:style-name="Table236.A1" office:value-type="string">
            <text:p text:style-name="P22"><text:bookmark text:name="book_part2_chap2__chap3_pre3"/>Cod 3.3: Folosirea equery pentru a vizualiza indicatorii USE utilizaţi</text:p>
          </table:table-cell>
        </table:table-row>
        <table:table-row table:style-name="Table236.1">
          <table:table-cell table:style-name="Table236.A2" office:value-type="string">
            <text:p text:style-name="P3"># <text:span text:style-name="code-input">equery uses gnumeric</text:span></text:p>
            <text:p text:style-name="P3">[ Colour Code : <text:span text:style-name="code-input">set</text:span> <text:span text:style-name="code-comment">unset</text:span> ]</text:p>
            <text:p text:style-name="P3">[ Legend <text:s text:c="5"/>: (U) Col 1 - Current USE flags <text:s text:c="7"/>]</text:p>
            <text:p text:style-name="P3">[ <text:s text:c="12"/>: (I) Col 2 - Installed With USE flags ]</text:p>
            <text:p text:style-name="P3"/>
            <text:p text:style-name="P3"><text:span text:style-name="T1"><text:s/></text:span>U I [ Found these USE variables in : app-office/gnumeric-1.2.0 ]</text:p>
            <text:p text:style-name="P3"><text:span text:style-name="T1"><text:s/></text:span>- - <text:span text:style-name="code-comment">libgda</text:span> <text:s/>: Adds GNU Data Access (CORBA wrapper) support for gnumeric</text:p>
            <text:p text:style-name="P3"><text:span text:style-name="T1"><text:s/></text:span>- - <text:span text:style-name="code-comment">gnomedb</text:span> : unknown</text:p>
            <text:p text:style-name="P3"><text:span text:style-name="T1"><text:s/></text:span>+ + <text:span text:style-name="code-input">python</text:span> <text:s/>: Adds support/bindings for the Python language</text:p>
            <text:p text:style-name="P3"><text:span text:style-name="T1"><text:s/></text:span>+ + <text:span text:style-name="code-input">bonobo</text:span> <text:s/>: Adds support for gnome-base/bonobo (Gnome CORBA interfaces)</text:p>
          </table:table-cell>
        </table:table-row>
      </table:table>
      <text:h text:style-name="P2" text:outline-level="3"><text:bookmark text:name="book_part2_chap3"/>3. Particularităţile Portage</text:h>
      <text:p text:style-name="P23"><text:bookmark text:name="book_part2_chap3__chap1"/><text:span text:style-name="chapnum">3.a. </text:span>Caracteristici Portage</text:p>
      <text:p text:style-name="P21">Portage are unele caracteristici în plus ce transformă experienţa dvs. Gentoo într-una şi mai bună. Multe din aceste caracteristici se bazează pe anumite utilitare ce ajută la îmbunătăţirea performanţei, stabilitatea, securitatea, ... </text:p>
      <text:p text:style-name="P21">Pentru a dezactiva anumite caracteristici ale Portage, trebuie să editaţi variabila <text:span text:style-name="code">FEATURES</text:span> din <text:span text:style-name="path">/etc/make.conf</text:span>, ce conţine unele cuvinte cheie cu caracteristici separate de spaţii goale. În unele cazuri, va trebui, de asemenea, să instalaţi utilitarul adiţional pe care se bazează respectiva caracteristică. </text:p>
      <text:p text:style-name="P21">Nu toate caracteristicile Portage suportate sunt explicate aici. Pentru informaţii mai detaliate, vă rugăm să consultaţi pagina de manual <text:span text:style-name="path">make.conf</text:span>: </text:p>
      <table:table table:name="Table237" table:style-name="Table237">
        <table:table-column table:style-name="Table237.A"/>
        <table:table-row table:style-name="Table237.1">
          <table:table-cell table:style-name="Table237.A1" office:value-type="string">
            <text:p text:style-name="P22"><text:bookmark text:name="book_part2_chap3__chap1_pre1"/>Cod 1.1: Consultarea paginii de manual make.conf</text:p>
          </table:table-cell>
        </table:table-row>
        <table:table-row table:style-name="Table237.1">
          <table:table-cell table:style-name="Table237.A2" office:value-type="string">
            <text:p text:style-name="P3">$ <text:span text:style-name="code-input">man make.conf</text:span></text:p>
          </table:table-cell>
        </table:table-row>
      </table:table>
      <text:p text:style-name="P21">Pentru a afla ce caracteristici sunt setate implicit prin intermediul FEATURES, rulaţi <text:span text:style-name="code">emerge --info</text:span> şi căutaţi definiţia variabilei FEATURES sau utilizaţi grep: </text:p>
      <table:table table:name="Table238" table:style-name="Table238">
        <table:table-column table:style-name="Table238.A"/>
        <table:table-row table:style-name="Table238.1">
          <table:table-cell table:style-name="Table238.A1" office:value-type="string">
            <text:p text:style-name="P22"><text:bookmark text:name="book_part2_chap3__chap1_pre2"/>Cod 1.2: Afişarea caracteristicilor deja setate în FEATURES</text:p>
          </table:table-cell>
        </table:table-row>
        <table:table-row table:style-name="Table238.1">
          <table:table-cell table:style-name="Table238.A2" office:value-type="string">
            <text:p text:style-name="P3">$ <text:span text:style-name="code-input">emerge --info | grep FEATURES</text:span></text:p>
          </table:table-cell>
        </table:table-row>
      </table:table>
      <text:p text:style-name="P23"><text:bookmark text:name="book_part2_chap3__chap2"/>3.b. Compilarea Distribuită</text:p>
      <text:p text:style-name="P25"><text:bookmark-start text:name="book_part2_chap3__chap2_sect1"/>Utilizarea distcc<text:bookmark-end text:name="book_part2_chap3__chap2_sect1"/></text:p>
      <text:p text:style-name="P21"><text:span text:style-name="code">distcc</text:span> este un program pentru distribuirea compilărilor peste mai multe, nu neapărat identice, maşini <text:soft-page-break/>din reţea. Clientul <text:span text:style-name="code">distcc</text:span> trimite toată informaţia necesară serverelor distcc disponibile (ce rulează <text:span text:style-name="code">distccd</text:span>) pentru a compila bucăţi din codul sursă pentru client. Rezultatul net este un timp de compilare mai rapid. </text:p>
      <text:p text:style-name="P21">Puteţi afla mai multe informaţii despre <text:span text:style-name="code">distcc</text:span> (şi cum să îl utilizaţi cu Gentoo) în <text:a xlink:type="simple" xlink:href="http://www.gentoo.org/doc/ro/distcc.xml"><text:span text:style-name="Internet_20_link">Documentaţia Gentoo pentru Distcc</text:span></text:a>. </text:p>
      <text:p text:style-name="P25"><text:bookmark-start text:name="book_part2_chap3__chap2_sect2"/>Instalarea distcc<text:bookmark-end text:name="book_part2_chap3__chap2_sect2"/></text:p>
      <text:p text:style-name="P21">Distcc conţine o aplicaţie grafică pentru monitorizarea sarcinilor trimise de sistemul dvs. în vederea compilării. Dacă utilizaţi Gnome, atunci adăugaţi 'gnome' în variabila dvs. USE. Totuşi, dacă nu utilizaţi Gnome şi doriţi în continuare să rulaţi aplicaţia de monitorizare, adăugaţi 'gtk' variabilei dvs. USE. </text:p>
      <table:table table:name="Table239" table:style-name="Table239">
        <table:table-column table:style-name="Table239.A"/>
        <table:table-row table:style-name="Table239.1">
          <table:table-cell table:style-name="Table239.A1" office:value-type="string">
            <text:p text:style-name="P22"><text:bookmark text:name="book_part2_chap3__chap2_pre7"/>Cod 2.7: Instalarea distcc</text:p>
          </table:table-cell>
        </table:table-row>
        <table:table-row table:style-name="Table239.1">
          <table:table-cell table:style-name="Table239.A2" office:value-type="string">
            <text:p text:style-name="P3"># <text:span text:style-name="code-input">emerge distcc</text:span></text:p>
          </table:table-cell>
        </table:table-row>
      </table:table>
      <text:p text:style-name="P25"><text:bookmark-start text:name="book_part2_chap3__chap2_sect3"/>Activarea Suportului în Portage<text:bookmark-end text:name="book_part2_chap3__chap2_sect3"/></text:p>
      <text:p text:style-name="P21">Adăugaţi <text:span text:style-name="code">distcc</text:span> variabilei FEATURES din <text:span text:style-name="path">/etc/make.conf</text:span>. Apoi, editaţi variabila MAKEOPTS după preferinţe. O soluţie bună este să completaţi "-jX", unde X este numărul de procesoare ce rulează <text:span text:style-name="code">distccd</text:span> (incluzând maşina curentă) plus unu, dar este posibil să obţineţi rezultate mai bune cu alte numere. </text:p>
      <text:p text:style-name="P21">Acum, rulaţi <text:span text:style-name="code">distcc-config</text:span> şi introduceţi lista de servere distcc disponibile. Pentru un exemplu simplu, vom presupune că serverele DistCC sunt 192.168.1.102 (maşina curentă), 192.168.1.103 şi 192.168.1.104 (două maşini "la distanţă"): </text:p>
      <table:table table:name="Table240" table:style-name="Table240">
        <table:table-column table:style-name="Table240.A"/>
        <table:table-row table:style-name="Table240.1">
          <table:table-cell table:style-name="Table240.A1" office:value-type="string">
            <text:p text:style-name="P22"><text:bookmark text:name="book_part2_chap3__chap2_pre2"/>Cod 2.2: Configurarea distcc pentru utilizarea a trei servere distcc</text:p>
          </table:table-cell>
        </table:table-row>
        <table:table-row table:style-name="Table240.1">
          <table:table-cell table:style-name="Table240.A2" office:value-type="string">
            <text:p text:style-name="P3"># <text:span text:style-name="code-input">distcc-config --set-hosts "192.168.1.102 192.168.1.103 192.168.1.104"</text:span></text:p>
          </table:table-cell>
        </table:table-row>
      </table:table>
      <text:p text:style-name="P21">Nu uitaţi să rulaţi aplicaţia daemon <text:span text:style-name="code">distccd</text:span>, de asemenea: </text:p>
      <table:table table:name="Table241" table:style-name="Table241">
        <table:table-column table:style-name="Table241.A"/>
        <table:table-row table:style-name="Table241.1">
          <table:table-cell table:style-name="Table241.A1" office:value-type="string">
            <text:p text:style-name="P22"><text:bookmark text:name="book_part2_chap3__chap2_pre3"/>Cod 2.3: Pornirea aplicaţiilor daemon distccd</text:p>
          </table:table-cell>
        </table:table-row>
        <table:table-row table:style-name="Table241.1">
          <table:table-cell table:style-name="Table241.A2" office:value-type="string">
            <text:p text:style-name="P3"># <text:span text:style-name="code-input">rc-update add distccd default</text:span></text:p>
            <text:p text:style-name="P3"># <text:span text:style-name="code-input">/etc/init.d/distccd start</text:span></text:p>
          </table:table-cell>
        </table:table-row>
      </table:table>
      <text:p text:style-name="P23"><text:bookmark text:name="book_part2_chap3__chap3"/>3.c. Utilizarea unui Cache pentru Compilare</text:p>
      <text:p text:style-name="P25"><text:bookmark-start text:name="book_part2_chap3__chap3_sect1"/>Despre ccache<text:bookmark-end text:name="book_part2_chap3__chap3_sect1"/></text:p>
      <text:p text:style-name="P21"><text:span text:style-name="code">ccache</text:span> este o aplicaţie de cache pentru compilare. Când compilaţi un program, acesta va salva în cache rezultatele intermediare astfel încât, de câte ori recompilaţi acelaşi program, timpul de <text:soft-page-break/>compilare este redus foarte mult. În cazurile comune de compilare, aceasta poate avea ca rezultat timpi de 5 până la 10 ori mai reduşi. </text:p>
      <text:p text:style-name="P21">Dacă sunteţi interesat în detalii despre ccache, vă rugăm să vizitaţi <text:a xlink:type="simple" xlink:href="http://ccache.samba.org/"><text:span text:style-name="Internet_20_link">pagina oficială ccache</text:span></text:a>. </text:p>
      <text:p text:style-name="P25"><text:bookmark-start text:name="book_part2_chap3__chap3_sect2"/>Instalarea ccache<text:bookmark-end text:name="book_part2_chap3__chap3_sect2"/></text:p>
      <text:p text:style-name="P21">Pentru a instala <text:span text:style-name="code">ccache</text:span>, rulaţi <text:span text:style-name="code">emerge ccache</text:span>: </text:p>
      <table:table table:name="Table242" table:style-name="Table242">
        <table:table-column table:style-name="Table242.A"/>
        <table:table-row table:style-name="Table242.1">
          <table:table-cell table:style-name="Table242.A1" office:value-type="string">
            <text:p text:style-name="P22"><text:bookmark text:name="book_part2_chap3__chap3_pre1"/>Cod 3.1: Instalarea ccache</text:p>
          </table:table-cell>
        </table:table-row>
        <table:table-row table:style-name="Table242.1">
          <table:table-cell table:style-name="Table242.A2" office:value-type="string">
            <text:p text:style-name="P3"># <text:span text:style-name="code-input">emerge ccache</text:span></text:p>
          </table:table-cell>
        </table:table-row>
      </table:table>
      <text:p text:style-name="P25"><text:bookmark-start text:name="book_part2_chap3__chap3_sect3"/>Activarea Suportului în Portage<text:bookmark-end text:name="book_part2_chap3__chap3_sect3"/></text:p>
      <text:p text:style-name="P21">Deschideţi <text:span text:style-name="path">/etc/make.conf</text:span> şi adăugaţi <text:span text:style-name="code">ccache</text:span> în variabila FEATURES. Apoi, adăugaţi o nouă variabilă numită CCACHE_SIZE şi setaţi-o cu valoarea "2G": </text:p>
      <table:table table:name="Table243" table:style-name="Table243">
        <table:table-column table:style-name="Table243.A"/>
        <table:table-row table:style-name="Table243.1">
          <table:table-cell table:style-name="Table243.A1" office:value-type="string">
            <text:p text:style-name="P22"><text:bookmark text:name="book_part2_chap3__chap3_pre2"/>Cod 3.2: Editarea CCACHE_SIZE în /etc/make.conf</text:p>
          </table:table-cell>
        </table:table-row>
        <table:table-row table:style-name="Table243.1">
          <table:table-cell table:style-name="Table243.A2" office:value-type="string">
            <text:p text:style-name="P3">CCACHE_SIZE="2G"</text:p>
          </table:table-cell>
        </table:table-row>
      </table:table>
      <text:p text:style-name="P21">Pentru a verifica dacă ccache funcţionează, interogaţi ccache în scopul afişării statisticilor proprii. Deoarece Portage utilizează un director diferit, trebuie să setaţi, de asemenea, variabila <text:span text:style-name="code">CCACHE_DIR</text:span>. </text:p>
      <table:table table:name="Table244" table:style-name="Table244">
        <table:table-column table:style-name="Table244.A"/>
        <table:table-row table:style-name="Table244.1">
          <table:table-cell table:style-name="Table244.A1" office:value-type="string">
            <text:p text:style-name="P22"><text:bookmark text:name="book_part2_chap3__chap3_pre3"/>Cod 3.3: Vizualizarea statisticilor ccache</text:p>
          </table:table-cell>
        </table:table-row>
        <table:table-row table:style-name="Table244.1">
          <table:table-cell table:style-name="Table244.A2" office:value-type="string">
            <text:p text:style-name="P3"># <text:span text:style-name="code-input">CCACHE_DIR="/var/tmp/ccache" ccache -s</text:span></text:p>
          </table:table-cell>
        </table:table-row>
      </table:table>
      <text:p text:style-name="P21">Locaţia <text:span text:style-name="path">/var/tmp/ccache</text:span> este locaţia implicită pentru ccache a Portage; dacă doriţi să modificaţi această setare, trebuie să setaţi variabila <text:span text:style-name="code">CCACHE_DIR</text:span> în <text:span text:style-name="path">/etc/make.conf</text:span>. </text:p>
      <text:p text:style-name="P21">În schimb, dacă aţi dori să rulaţi <text:span text:style-name="code">ccache</text:span>, acesta ar utiliza locaţia implicită <text:span text:style-name="path">${HOME}/.ccache</text:span>, acesta fiind motivul pentru care a trebuit să setaţi variabila <text:span text:style-name="code">CCACHE_DIR</text:span> când aţi interogat ccache (din Portage) pentru statistici. </text:p>
      <text:p text:style-name="P25"><text:bookmark-start text:name="book_part2_chap3__chap3_sect4"/>Utilizarea ccache pentru Compilarea C în afara Portage<text:bookmark-end text:name="book_part2_chap3__chap3_sect4"/></text:p>
      <text:p text:style-name="P21">Dacă doriţi să utilizaţi ccache pentru compilări în afara Portage, adăugaţi <text:span text:style-name="path">/usr/lib/ccache/bin</text:span> la începutul variabilei PATH (înainte de <text:span text:style-name="path">/usr/bin</text:span>). Aceasta poate fi obţinută prin editarea fişierului <text:span text:style-name="path">/etc/env.d/00basic</text:span>, ce este primul fişier de mediu ce defineşte variabila <text:span text:style-name="code">PATH</text:span>. </text:p>
      <table:table table:name="Table245" table:style-name="Table245">
        <table:table-column table:style-name="Table245.A"/>
        <table:table-row table:style-name="Table245.1">
          <table:table-cell table:style-name="Table245.A1" office:value-type="string">
            <text:p text:style-name="P22"><text:bookmark text:name="book_part2_chap3__chap3_pre4"/>Cod 3.4: Editarea /etc/env.d/00basic</text:p>
          </table:table-cell>
        </table:table-row>
        <table:table-row table:style-name="Table245.1">
          <table:table-cell table:style-name="Table245.A2" office:value-type="string">
            <text:p text:style-name="P3">PATH="<text:span text:style-name="code-input">/usr/lib/ccache/bin</text:span>:/opt/bin"</text:p>
          </table:table-cell>
        </table:table-row>
      </table:table>
      <text:p text:style-name="P23"><text:soft-page-break/>3.d. Suportul pentru Pachete Binare</text:p>
      <text:p text:style-name="P25">Crearea Pachetelor Precompilate</text:p>
      <text:p text:style-name="P21">Portage suportă instalarea de pachete precompilate. Deşi Gentoo însăşi nu oferă pachete precompilate (cu excepţia versiunilor snapshot de GRP), Portage poate fi configurat pentru a face uz de prezenţa pachetelor precompilate. </text:p>
      <text:p text:style-name="P21">Pentru a crea un pachet precompilat, puteţi utiliza <text:span text:style-name="code">quickpkg</text:span> dacă pachetul este deja instalat în sistemul dvs, sau <text:span text:style-name="code">emerge</text:span> cu opţiunile <text:span text:style-name="code">--buildpkg</text:span> sau <text:span text:style-name="code">--buildpkgonly</text:span>. </text:p>
      <text:p text:style-name="P21">Dacă doriţi ca Portage să creeze pachete precompilate pentru fiecare pachet pe care doriţi să-l instalaţi, adăugaţi <text:span text:style-name="code">buildpkg</text:span> ca valoare pentru variabila FEATURES. </text:p>
      <text:p text:style-name="P21">Mai mult suport pentru crearea de pachete precompilate poate fi obţinut cu <text:span text:style-name="code">catalyst</text:span>. Pentru mai multe informaţii despre catalyst, citiţi <text:a xlink:type="simple" xlink:href="http://www.gentoo.org/proj/en/releng/catalyst/2.x/reference.xml"><text:span text:style-name="Internet_20_link">Manualul de Referinţă Catalyst</text:span></text:a> şi <text:a xlink:type="simple" xlink:href="http://www.gentoo.org/proj/en/releng/catalyst/faq.xml"><text:span text:style-name="Internet_20_link">Întrebări Frecvente despre Catalyst</text:span></text:a>. </text:p>
      <text:p text:style-name="P25"><text:bookmark-start text:name="book_part2_chap3__chap4_sect2"/>Instalarea Pachetelor Precompilate<text:bookmark-end text:name="book_part2_chap3__chap4_sect2"/></text:p>
      <text:p text:style-name="P21">Deşi Gentoo nu oferă, puteţi crea un repozitoriu central unde să stocaţi pachetele precompilate. Dacă doriţi să utilizaţi acest repozitoriu, trebuie să configuraţi Portage să îl utilizeze prin setarea variabilei PORTAGE_BINHOST cu valoarea indicând spre acesta. Spre exemplu, dacă pachetele precompilate sunt pe ftp://buildhost/gentoo: </text:p>
      <table:table table:name="Table246" table:style-name="Table246">
        <table:table-column table:style-name="Table246.A"/>
        <table:table-row table:style-name="Table246.1">
          <table:table-cell table:style-name="Table246.A1" office:value-type="string">
            <text:p text:style-name="P22"><text:bookmark text:name="book_part2_chap3__chap4_pre1"/>Cod 4.1: Setarea PORTAGE_BINHOST în /etc/make.conf</text:p>
          </table:table-cell>
        </table:table-row>
        <table:table-row table:style-name="Table246.1">
          <table:table-cell table:style-name="Table246.A2" office:value-type="string">
            <text:p text:style-name="P3">PORTAGE_BINHOST="ftp://buildhost/gentoo"</text:p>
          </table:table-cell>
        </table:table-row>
      </table:table>
      <text:p text:style-name="P21">Când doriţi să instalaţi un pachet precompilat, adăugaţi opţiunea <text:span text:style-name="code">--getbinpkg</text:span> comenzii emerge împreună cu opţiunea <text:span text:style-name="code">--usepkg</text:span>. Prima opţiune îi specifică aplicaţiei emerge să descarce pachetul precompilat de pe serverul definit anterior în timp ce a doua opţiune îi specifică să încerce să instaleze pachetul precompilat mai întâi, înainte de a descărca sursele şi a le compila. </text:p>
      <text:p text:style-name="P21">Spre exemplu, pentru a instala <text:span text:style-name="code">gnumeric</text:span> cu pachete precompilate: </text:p>
      <table:table table:name="Table247" table:style-name="Table247">
        <table:table-column table:style-name="Table247.A"/>
        <table:table-row table:style-name="Table247.1">
          <table:table-cell table:style-name="Table247.A1" office:value-type="string">
            <text:p text:style-name="P22"><text:bookmark text:name="book_part2_chap3__chap4_pre2"/>Cod 4.2: Instalarea pachetului precompilat gnumeric</text:p>
          </table:table-cell>
        </table:table-row>
        <table:table-row table:style-name="Table247.1">
          <table:table-cell table:style-name="Table247.A2" office:value-type="string">
            <text:p text:style-name="P3"># <text:span text:style-name="code-input">emerge --usepkg --getbinpkg gnumeric</text:span></text:p>
          </table:table-cell>
        </table:table-row>
      </table:table>
      <text:p text:style-name="P21">Mai multe informaţii despre opţiunile emerge legate de pachete, pot fi găsite în pagina de manual pentru emerge: </text:p>
      <table:table table:name="Table248" table:style-name="Table248">
        <table:table-column table:style-name="Table248.A"/>
        <text:soft-page-break/>
        <table:table-row table:style-name="Table248.1">
          <table:table-cell table:style-name="Table248.A1" office:value-type="string">
            <text:p text:style-name="P22"><text:bookmark text:name="book_part2_chap3__chap4_pre3"/>Cod 4.3: Consultarea paginii de manual pentru emerge</text:p>
          </table:table-cell>
        </table:table-row>
        <table:table-row table:style-name="Table248.1">
          <table:table-cell table:style-name="Table248.A2" office:value-type="string">
            <text:p text:style-name="P3">$ <text:span text:style-name="code-input">man emerge</text:span></text:p>
          </table:table-cell>
        </table:table-row>
      </table:table>
      <text:h text:style-name="P2" text:outline-level="3"><text:bookmark text:name="book_part2_chap4"/>4. Script-urile de Iniţializare</text:h>
      <text:p text:style-name="P23"><text:bookmark text:name="book_part2_chap4__chap1"/><text:span text:style-name="chapnum">4.a. </text:span>Nivele de execuţie</text:p>
      <text:p text:style-name="P25"><text:bookmark-start text:name="book_part2_chap4__chap1_sect1"/>Pornirea Sistemului<text:bookmark-end text:name="book_part2_chap4__chap1_sect1"/></text:p>
      <text:p text:style-name="P21">La procesul de boot al sistemului, veţi observa mult text defilând. Dacă acordaţi o mică atenţie, veţi observa că acest text este acelaşi de fiecare dată când reporniţi sistemul. Secvenţa tuturor acestor acţiuni este denumită <text:span text:style-name="Emphasis1">secvenţa de boot</text:span> şi este (mai mult sau mai puţin) definită static. </text:p>
      <text:p text:style-name="P21">Mai întâi, aplicaţia boot loader va încărca imaginea de kernel, definită în configurarea acesteia, în memorie după ce-i specifică CPU-ului să ruleze kernel-ul. Când kernel-ul este încărcat şi rulează, acesta iniţializează toate structurile şi sarcinile specifice kernel-ului şi rulează procesul <text:span text:style-name="code">init</text:span>. </text:p>
      <text:p text:style-name="P21">Apoi, acest proces se asigură că toate sistemele de fişiere (definite în <text:span text:style-name="path">/etc/fstab</text:span>) sunt mount-ate şi gata de utilizare. Apoi, execută unele script-uri localizate în <text:span text:style-name="path">/etc/init.d</text:span>, care vor porni serviciile necesare pentru a avea un sistem ce a trecut cu succes procesului de boot. </text:p>
      <text:p text:style-name="P21">În final, când toate script-urile sunt executate, <text:span text:style-name="code">init</text:span> activează terminalele (în majoritatea cazurilor doar consolele virtuale ce se ascund în spatele combinaţiilor <text:span text:style-name="code">Alt-F1</text:span>, <text:span text:style-name="code">Alt-F2</text:span>, etc.) ataşându-le un proces special numit <text:span text:style-name="code">agetty</text:span>. Acest proces va asigura procesul de login prin intermediul acestor terminale prin rularea <text:span text:style-name="code">login</text:span>. </text:p>
      <text:p text:style-name="P25"><text:bookmark-start text:name="book_part2_chap4__chap1_sect2"/>Script-uri de Iniţializare<text:bookmark-end text:name="book_part2_chap4__chap1_sect2"/></text:p>
      <text:p text:style-name="P21">Acum, <text:span text:style-name="code">init</text:span> nu doar execută script-urile din <text:span text:style-name="path">/etc/init.d</text:span> în mod aleator. Mai mult, nu rulează toate script-urile din <text:span text:style-name="path">/etc/init.d</text:span>, ci doar script-urile care îi sunt specificate spre execuţie. El decide ce script-uri sa execute prin analizarea <text:span text:style-name="path">/etc/runlevels</text:span>. </text:p>
      <text:p text:style-name="P21">Mai întâi, <text:span text:style-name="code">init</text:span> rulează script-urile din <text:span text:style-name="path">/etc/init.d</text:span> ce au link-uri simbolice în <text:span text:style-name="path">/etc/runlevels/boot</text:span>. De obicei, va rula script-urile în ordine alfabetică, dar unele script-uri conţin informaţii despre dependenţe, specificând sistemului că un alt script trebuie rulat înainte ca ele să fie pornite. </text:p>
      <text:p text:style-name="P21">Când sunt executate toate script-urile ce deţin referinţe în <text:span text:style-name="path">/etc/runlevels/boot</text:span>, <text:span text:style-name="code">init</text:span> va continua să ruleze script-uri ce au link-uri simbolice spre ele în <text:span text:style-name="path">/etc/runlevels/default</text:span>. Din nou, va utiliza ordinea alfabetică pentru a decide ce script să ruleze mai întâi, doar dacă un script conţine o informaţie despre dependenţe, caz în care ordinea este schimbată pentru a oferi o secvenţă de pornire validă. </text:p>
      <text:p text:style-name="P25"><text:bookmark-start text:name="book_part2_chap4__chap1_sect3"/><text:soft-page-break/>Cum Funcţionează Init<text:bookmark-end text:name="book_part2_chap4__chap1_sect3"/></text:p>
      <text:p text:style-name="P21">Bineînţeles, <text:span text:style-name="code">init</text:span> nu decide totul singur. El necesită un fişier de configurare ce specifică ce acţiuni trebuie să întreprindă. Acest fişier de configurare este <text:span text:style-name="path">/etc/inittab</text:span>. </text:p>
      <text:p text:style-name="P21">Dacă vă amintiţi secvenţa de boot ce tocmai am descris-o, vă veţi aminti că prima acţiune a <text:span text:style-name="code">init</text:span> este mount-area tuturor sistemelor de fişiere. Acest lucru este definit în următoarea linie din <text:span text:style-name="path">/etc/inittab</text:span>: </text:p>
      <table:table table:name="Table249" table:style-name="Table249">
        <table:table-column table:style-name="Table249.A"/>
        <table:table-row table:style-name="Table249.1">
          <table:table-cell table:style-name="Table249.A1" office:value-type="string">
            <text:p text:style-name="P22"><text:bookmark text:name="book_part2_chap4__chap1_pre1"/>Cod 1.1: Linia de iniţializare a sistemului din /etc/inittab</text:p>
          </table:table-cell>
        </table:table-row>
        <table:table-row table:style-name="Table249.1">
          <table:table-cell table:style-name="Table249.A2" office:value-type="string">
            <text:p text:style-name="P3">si::sysinit:/sbin/rc sysinit</text:p>
          </table:table-cell>
        </table:table-row>
      </table:table>
      <text:p text:style-name="P21">Această linie îi specifică aplicaţiei <text:span text:style-name="code">init</text:span> faptul că trebuie să ruleze <text:span text:style-name="code">/sbin/rc sysinit</text:span> pentru a iniţializa sistemul. Script-ul <text:span text:style-name="path">/sbin/rc</text:span> are ca scop iniţializarea sistemului, deci aţi putea afirma că <text:span text:style-name="code">init</text:span> nu execută prea multe acţiuni -- el delegă sarcina de iniţializare a sistemului altui proces. </text:p>
      <text:p text:style-name="P21">Apoi, <text:span text:style-name="code">init</text:span> execută toate script-urile ce au conţinute link-uri simbolice în <text:span text:style-name="path">/etc/runlevels/boot</text:span>. Această acţiune este definită de următoare linie: </text:p>
      <table:table table:name="Table250" table:style-name="Table250">
        <table:table-column table:style-name="Table250.A"/>
        <table:table-row table:style-name="Table250.1">
          <table:table-cell table:style-name="Table250.A1" office:value-type="string">
            <text:p text:style-name="P22"><text:bookmark text:name="book_part2_chap4__chap1_pre2"/>Cod 1.2: Iniţializarea sistemului, continuată</text:p>
          </table:table-cell>
        </table:table-row>
        <table:table-row table:style-name="Table250.1">
          <table:table-cell table:style-name="Table250.A2" office:value-type="string">
            <text:p text:style-name="P3">rc::bootwait:/sbin/rc boot</text:p>
          </table:table-cell>
        </table:table-row>
      </table:table>
      <text:p text:style-name="P21">Din nou, script-ul <text:span text:style-name="code">rc</text:span> execută sarcinile necesare. Notaţi că opţiunea transferată lui <text:span text:style-name="code">rc</text:span> (<text:span text:style-name="Emphasis1">boot</text:span>) este aceeaşi ca subdirectorul din <text:span text:style-name="path">/etc/runlevels</text:span> ce este utilizat. </text:p>
      <text:p text:style-name="P21">Acum, <text:span text:style-name="code">init</text:span> îşi verifică fişierul de configurare pentru a analiza ce <text:span text:style-name="Emphasis1">nivel de execuţie</text:span> să ruleze. Pentru a decide această acţiune, citeşte următoarea linie din <text:span text:style-name="path">/etc/inittab</text:span>: </text:p>
      <table:table table:name="Table251" table:style-name="Table251">
        <table:table-column table:style-name="Table251.A"/>
        <table:table-row table:style-name="Table251.1">
          <table:table-cell table:style-name="Table251.A1" office:value-type="string">
            <text:p text:style-name="P22"><text:bookmark text:name="book_part2_chap4__chap1_pre3"/>Cod 1.3: Linia initdefault</text:p>
          </table:table-cell>
        </table:table-row>
        <table:table-row table:style-name="Table251.1">
          <table:table-cell table:style-name="Table251.A2" office:value-type="string">
            <text:p text:style-name="P3">id:3:initdefault:</text:p>
          </table:table-cell>
        </table:table-row>
      </table:table>
      <text:p text:style-name="P21">În acest caz (pentru care majoritatea utilizatorilor Gentoo îl vor folosi), identificatorul <text:span text:style-name="Emphasis1">nivelului de execuţie</text:span> este 3. Utilizând această informaţie, <text:span text:style-name="code">init</text:span> verifică ceea ce trebuie să ruleze pentru a porni <text:span text:style-name="Emphasis1">nivelul de execuţie 3</text:span>: </text:p>
      <table:table table:name="Table252" table:style-name="Table252">
        <table:table-column table:style-name="Table252.A"/>
        <table:table-row table:style-name="Table252.1">
          <table:table-cell table:style-name="Table252.A1" office:value-type="string">
            <text:p text:style-name="P22"><text:bookmark text:name="book_part2_chap4__chap1_pre4"/>Cod 1.4: Definiţiile nivelului de execuţie</text:p>
          </table:table-cell>
        </table:table-row>
        <table:table-row table:style-name="Table252.1">
          <table:table-cell table:style-name="Table252.A2" office:value-type="string">
            <text:p text:style-name="P3">l0:0:wait:/sbin/rc shutdown</text:p>
            <text:p text:style-name="P3">l1:S1:wait:/sbin/rc single</text:p>
            <text:p text:style-name="P3">l2:2:wait:/sbin/rc nonetwork</text:p>
            <text:p text:style-name="P3">l3:3:wait:/sbin/rc default</text:p>
            <text:p text:style-name="P3">l4:4:wait:/sbin/rc default</text:p>
            <text:p text:style-name="P3">l5:5:wait:/sbin/rc default</text:p>
            <text:p text:style-name="P3">l6:6:wait:/sbin/rc reboot</text:p>
          </table:table-cell>
        </table:table-row>
      </table:table>
      <text:p text:style-name="P21">Linia ce defineşte nivelul 3, din nou, utilizează script-ul <text:span text:style-name="code">rc</text:span> pentru a porni serviciile (acum cu argumentul <text:span text:style-name="Emphasis1">default</text:span>). Din nou, notaţi că argumentul lui <text:span text:style-name="code">rc</text:span> este acelaşi ca subdirectorul din <text:span text:style-name="path">/etc/runlevels</text:span>. </text:p>
      <text:p text:style-name="P21"><text:soft-page-break/>Când <text:span text:style-name="code">rc</text:span> este terminat, <text:span text:style-name="code">init</text:span> decide ce console virtuale să activeze şi ce comenzi trebuie rulate pentru fiecare consolă: </text:p>
      <table:table table:name="Table253" table:style-name="Table253">
        <table:table-column table:style-name="Table253.A"/>
        <table:table-row table:style-name="Table253.1">
          <table:table-cell table:style-name="Table253.A1" office:value-type="string">
            <text:p text:style-name="P22"><text:bookmark text:name="book_part2_chap4__chap1_pre5"/>Cod 1.5: Definirea consolelor virtuale</text:p>
          </table:table-cell>
        </table:table-row>
        <table:table-row table:style-name="Table253.1">
          <table:table-cell table:style-name="Table253.A2" office:value-type="string">
            <text:p text:style-name="P3">c1:12345:respawn:/sbin/agetty 38400 tty1 linux</text:p>
            <text:p text:style-name="P3">c2:12345:respawn:/sbin/agetty 38400 tty2 linux</text:p>
            <text:p text:style-name="P3">c3:12345:respawn:/sbin/agetty 38400 tty3 linux</text:p>
            <text:p text:style-name="P3">c4:12345:respawn:/sbin/agetty 38400 tty4 linux</text:p>
            <text:p text:style-name="P3">c5:12345:respawn:/sbin/agetty 38400 tty5 linux</text:p>
            <text:p text:style-name="P3">c6:12345:respawn:/sbin/agetty 38400 tty6 linux</text:p>
          </table:table-cell>
        </table:table-row>
      </table:table>
      <text:p text:style-name="P25"><text:bookmark-start text:name="book_part2_chap4__chap1_sect4"/>Ce este un nivel de execuţie?<text:bookmark-end text:name="book_part2_chap4__chap1_sect4"/></text:p>
      <text:p text:style-name="P21">Aţi observat că <text:span text:style-name="code">init</text:span> utilizează o schemă de numerotare pentru a decide ce <text:span text:style-name="Emphasis1">nivel de execuţie</text:span> trebuie să activeze. Un <text:span text:style-name="Emphasis1">nivel de execuţie</text:span> este un stadiu în care sistemul rulează şi conţine o colecţie de script-uri (scripturi de nivele de execuţie sau <text:span text:style-name="Emphasis1">initscipt-uri</text:span>) ce trebuie executate când intraţi în sau ieşiţi dintr-un nivel de execuţie. </text:p>
      <text:p text:style-name="P21">În Gentoo, există şapte nivele de execuţie: trei nivele de execuţie interne, şi patru nivele de execuţie definite de utilizatori. Nivelele interne sunt denumite <text:span text:style-name="Emphasis1">sysinit</text:span>, <text:span text:style-name="Emphasis1">shutdown</text:span> şi <text:span text:style-name="Emphasis1">reboot</text:span> şi execută acelaşi lucru ca numele lor: iniţializarea sistemului, oprirea sistemului, repornirea sistemului. </text:p>
      <text:p text:style-name="P21">Nivelele de execuţie definite de utilizator sunt cele ce sunt localizate în subdirectorul <text:span text:style-name="path">/etc/runlevels</text:span>: <text:span text:style-name="path">boot</text:span>, <text:span text:style-name="path">default</text:span>, <text:span text:style-name="path">nonetwork</text:span> şi <text:span text:style-name="path">single</text:span>. Nivelul de execuţie <text:span text:style-name="path">boot</text:span> rulează toate serviciile necesare sistemului utilizate de toate celelalte nivele de execuţie. Cele trei nivele de execuţie diferă prin serviciile care le pornesc: <text:span text:style-name="path">default</text:span> este pentru utilizarea zilnică, <text:span text:style-name="path">nonetwork</text:span> este utilizat în cazul în care nu este necesară conectivitatea reţelei şi <text:span text:style-name="path">single</text:span> este utilizat când se repară sistemul. </text:p>
      <text:p text:style-name="P25"><text:bookmark-start text:name="book_part2_chap4__chap1_sect5"/>Utilizarea Script-urilor de Iniţializare<text:bookmark-end text:name="book_part2_chap4__chap1_sect5"/></text:p>
      <text:p text:style-name="P21">Script-urile pe care procesul <text:span text:style-name="code">rc</text:span> le porneşte sunt denumite <text:span text:style-name="Emphasis1">script-uri de iniţializare</text:span>. Fiecare script în <text:span text:style-name="path">/etc/init.d</text:span> poate fi executat cu argumentele <text:span text:style-name="Emphasis1">start</text:span>, <text:span text:style-name="Emphasis1">stop</text:span>, <text:span text:style-name="Emphasis1">restart</text:span>, <text:span text:style-name="Emphasis1">pause</text:span>, <text:span text:style-name="Emphasis1">zap</text:span>, <text:span text:style-name="Emphasis1">status</text:span>, <text:span text:style-name="Emphasis1">ineed</text:span>, <text:span text:style-name="Emphasis1">iuse</text:span>, <text:span text:style-name="Emphasis1">needsme</text:span>, <text:span text:style-name="Emphasis1">usesme</text:span> sau <text:span text:style-name="Emphasis1">broken</text:span>. </text:p>
      <text:p text:style-name="P21">Pentru a porni, opri sau reporni un serviciu (şi toate serviciile dependente), trebuie utilizaţi parametrii <text:span text:style-name="code">start</text:span>, <text:span text:style-name="code">stop</text:span> şi <text:span text:style-name="code">restart</text:span>: </text:p>
      <table:table table:name="Table254" table:style-name="Table254">
        <table:table-column table:style-name="Table254.A"/>
        <table:table-row table:style-name="Table254.1">
          <table:table-cell table:style-name="Table254.A1" office:value-type="string">
            <text:p text:style-name="P22"><text:bookmark text:name="book_part2_chap4__chap1_pre6"/>Cod 1.6: Pornirea Postfix</text:p>
          </table:table-cell>
        </table:table-row>
        <table:table-row table:style-name="Table254.1">
          <table:table-cell table:style-name="Table254.A2" office:value-type="string">
            <text:p text:style-name="P3"># <text:span text:style-name="code-input">/etc/init.d/postfix start</text:span></text:p>
          </table:table-cell>
        </table:table-row>
      </table:table>
      <text:p text:style-name="P4"/>
      <table:table table:name="Table255" table:style-name="Table255">
        <table:table-column table:style-name="Table255.A"/>
        <table:table-row table:style-name="Table255.1">
          <table:table-cell table:style-name="Table255.A1" office:value-type="string">
            <text:p text:style-name="P24"><text:span text:style-name="T3">Notă: </text:span>Doar serviciile ce necesită serviciul dat prin declaraţia <text:span text:style-name="Emphasis1">need</text:span> sunt oprite sau repornite. Alte servicii dependente (cele care depind prin declaraţia <text:span text:style-name="Emphasis1">use</text:span> de serviciu dar nu îl necesită) nu sunt afectate. </text:p>
          </table:table-cell>
        </table:table-row>
      </table:table>
      <text:p text:style-name="P21"><text:soft-page-break/>Dacă doriţi să opriţi un serviciu, dar nu şi serviciile ce depind de el, puteţi utiliza argumentul <text:span text:style-name="code">pause</text:span>: </text:p>
      <table:table table:name="Table256" table:style-name="Table256">
        <table:table-column table:style-name="Table256.A"/>
        <table:table-row table:style-name="Table256.1">
          <table:table-cell table:style-name="Table256.A1" office:value-type="string">
            <text:p text:style-name="P22"><text:bookmark text:name="book_part2_chap4__chap1_pre7"/>Cod 1.7: Oprirea Postfix dar păstrarea serviciilor dependente pornite</text:p>
          </table:table-cell>
        </table:table-row>
        <table:table-row table:style-name="Table256.1">
          <table:table-cell table:style-name="Table256.A2" office:value-type="string">
            <text:p text:style-name="P3"># <text:span text:style-name="code-input">/etc/init.d/postfix pause</text:span></text:p>
          </table:table-cell>
        </table:table-row>
      </table:table>
      <text:p text:style-name="P21">Dacă doriţi să analizaţi în ce stadiu se află un serviciu (în starea started, stopped, paused, ...) puteţi utiliza argumentul <text:span text:style-name="code">status</text:span>: </text:p>
      <table:table table:name="Table257" table:style-name="Table257">
        <table:table-column table:style-name="Table257.A"/>
        <table:table-row table:style-name="Table257.1">
          <table:table-cell table:style-name="Table257.A1" office:value-type="string">
            <text:p text:style-name="P22"><text:bookmark text:name="book_part2_chap4__chap1_pre8"/>Cod 1.8: Informaţia despre starea serviciului postfix</text:p>
          </table:table-cell>
        </table:table-row>
        <table:table-row table:style-name="Table257.1">
          <table:table-cell table:style-name="Table257.A2" office:value-type="string">
            <text:p text:style-name="P3"># <text:span text:style-name="code-input">/etc/init.d/postfix status</text:span></text:p>
          </table:table-cell>
        </table:table-row>
      </table:table>
      <text:p text:style-name="P21">Dacă informaţia de stare precizează că serviciul rulează, dar ştiţi sigur că nu rulează, puteţi reseta informaţia de stare ca "stopped" cu argumentul <text:span text:style-name="code">zap</text:span>: </text:p>
      <table:table table:name="Table258" table:style-name="Table258">
        <table:table-column table:style-name="Table258.A"/>
        <table:table-row table:style-name="Table258.1">
          <table:table-cell table:style-name="Table258.A1" office:value-type="string">
            <text:p text:style-name="P22"><text:bookmark text:name="book_part2_chap4__chap1_pre9"/>Cod 1.9: Resetarea informaţiei de stare pentru postfix</text:p>
          </table:table-cell>
        </table:table-row>
        <table:table-row table:style-name="Table258.1">
          <table:table-cell table:style-name="Table258.A2" office:value-type="string">
            <text:p text:style-name="P3"># <text:span text:style-name="code-input">/etc/init.d/postfix zap</text:span></text:p>
          </table:table-cell>
        </table:table-row>
      </table:table>
      <text:p text:style-name="P21">Pentru a interoga în scopul vizualizării dependenţelor unui serviciu, puteţi utiliza <text:span text:style-name="code">iuse</text:span> sau <text:span text:style-name="code">ineed</text:span>. Cu <text:span text:style-name="code">ineed</text:span> puteţi vizualiza serviciile ce chiar sunt necesare pentru funcţionarea corectă a serviciului. Pe de altă parte <text:span text:style-name="code">iuse</text:span> afişează serviciile ce pot fi folosite de serviciu, dar nu sunt necesare pentru funcţionarea corectă. </text:p>
      <table:table table:name="Table259" table:style-name="Table259">
        <table:table-column table:style-name="Table259.A"/>
        <table:table-row table:style-name="Table259.1">
          <table:table-cell table:style-name="Table259.A1" office:value-type="string">
            <text:p text:style-name="P22"><text:bookmark text:name="book_part2_chap4__chap1_pre10"/>Cod 1.10: Interogarea în scopul obţinerii unei liste de servicii de care depinde Postfix</text:p>
          </table:table-cell>
        </table:table-row>
        <table:table-row table:style-name="Table259.1">
          <table:table-cell table:style-name="Table259.A2" office:value-type="string">
            <text:p text:style-name="P3"># <text:span text:style-name="code-input">/etc/init.d/postfix ineed</text:span></text:p>
          </table:table-cell>
        </table:table-row>
      </table:table>
      <text:p text:style-name="P21">În mod similar, puteţi interoga în scopul obţinerii serviciilor ce necesită serviciul (<text:span text:style-name="code">needsme</text:span>) sau îl pot utiliza (<text:span text:style-name="code">usesme</text:span>): </text:p>
      <table:table table:name="Table260" table:style-name="Table260">
        <table:table-column table:style-name="Table260.A"/>
        <table:table-row table:style-name="Table260.1">
          <table:table-cell table:style-name="Table260.A1" office:value-type="string">
            <text:p text:style-name="P22"><text:bookmark text:name="book_part2_chap4__chap1_pre11"/>Cod 1.11: Interogarea în scopul vizualizării unei liste a tuturor serviciilor ce necesită Postfix</text:p>
          </table:table-cell>
        </table:table-row>
        <table:table-row table:style-name="Table260.1">
          <table:table-cell table:style-name="Table260.A2" office:value-type="string">
            <text:p text:style-name="P3"># <text:span text:style-name="code-input">/etc/init.d/postfix needsme</text:span></text:p>
          </table:table-cell>
        </table:table-row>
      </table:table>
      <text:p text:style-name="P21">În final, puteţi interoga în scopul vizualizării dependenţelor lipsă a unui serviciu: </text:p>
      <table:table table:name="Table261" table:style-name="Table261">
        <table:table-column table:style-name="Table261.A"/>
        <table:table-row table:style-name="Table261.1">
          <table:table-cell table:style-name="Table261.A1" office:value-type="string">
            <text:p text:style-name="P22"><text:bookmark text:name="book_part2_chap4__chap1_pre12"/>Cod 1.12: Interogarea în scopul obţinerii lista dependenţelor lipsă pentru Postfix</text:p>
          </table:table-cell>
        </table:table-row>
        <table:table-row table:style-name="Table261.1">
          <table:table-cell table:style-name="Table261.A2" office:value-type="string">
            <text:p text:style-name="P3"># <text:span text:style-name="code-input">/etc/init.d/postfix broken</text:span></text:p>
          </table:table-cell>
        </table:table-row>
      </table:table>
      <text:p text:style-name="P23"><text:bookmark text:name="book_part2_chap4__chap2"/>4.b. Utilizarea rc-update</text:p>
      <text:p text:style-name="P25"><text:bookmark-start text:name="book_part2_chap4__chap2_sect1"/>Ce este rc-update?<text:bookmark-end text:name="book_part2_chap4__chap2_sect1"/></text:p>
      <text:p text:style-name="P21">Sistemul de iniţializare Gentoo utilizează o structură de dependenţe pentru a decide ce servicii trebuie să fie pornite mai întâi. Cum, aceasta este o sarcină plictisitoare pentru care nu am dori ca utilizatorii noştri să o seteze manual, am creat utilitare ce facilitează administrarea nivelelor de execuţie şi script-urilor de iniţializare. </text:p>
      <text:p text:style-name="P21"><text:soft-page-break/>Cu ajutorul <text:span text:style-name="code">rc-update</text:span> puteţi adăuga şi scoate script-uri de iniţializare pentru un nivel de execuţie. Utilitarul <text:span text:style-name="code">rc-update</text:span> va interoga automat script-ul <text:span text:style-name="code">depscan.sh</text:span> pentru a reconstrui structura de dependenţe. </text:p>
      <text:p text:style-name="P25"><text:bookmark-start text:name="book_part2_chap4__chap2_sect2"/>Adăugarea şi Ştergerea de Servicii<text:bookmark-end text:name="book_part2_chap4__chap2_sect2"/></text:p>
      <text:p text:style-name="P21">Deja aţi adăugat script-uri de iniţializare nivelului de execuţie "default" în timpul instalării Gentoo. La acea vreme, probabil că nu înţelegeaţi ce reprezintă "default", dar acum ar trebui. Script-ul <text:span text:style-name="code">rc-update</text:span> necesită un al doilea argument ce defineşte acţiunea: <text:span text:style-name="Emphasis1">add</text:span> (adăugare), <text:span text:style-name="Emphasis1">del</text:span> (ştergere) sau <text:span text:style-name="Emphasis1">show</text:span> (vizualizare). </text:p>
      <text:p text:style-name="P21">Pentru a adăuga sau a şterge un script de iniţializare, trebuie doar să pasaţi argumentul <text:span text:style-name="code">add</text:span> sau <text:span text:style-name="code">del</text:span>, urmat de script-ul de iniţializare şi de nivelul de execuţie. Spre exemplu: </text:p>
      <table:table table:name="Table262" table:style-name="Table262">
        <table:table-column table:style-name="Table262.A"/>
        <table:table-row table:style-name="Table262.1">
          <table:table-cell table:style-name="Table262.A1" office:value-type="string">
            <text:p text:style-name="P22"><text:bookmark text:name="book_part2_chap4__chap2_pre1"/>Cod 2.1: Ştergerea Postfix din nivelul de execuţie default</text:p>
          </table:table-cell>
        </table:table-row>
        <table:table-row table:style-name="Table262.1">
          <table:table-cell table:style-name="Table262.A2" office:value-type="string">
            <text:p text:style-name="P3"># <text:span text:style-name="code-input">rc-update del postfix default</text:span></text:p>
          </table:table-cell>
        </table:table-row>
      </table:table>
      <text:p text:style-name="P21">Comanda <text:span text:style-name="code">rc-update show</text:span> va afişa toate script-urile de iniţializare şi în ce nivele de execuţie vor fi rulate: </text:p>
      <table:table table:name="Table263" table:style-name="Table263">
        <table:table-column table:style-name="Table263.A"/>
        <table:table-row table:style-name="Table263.1">
          <table:table-cell table:style-name="Table263.A1" office:value-type="string">
            <text:p text:style-name="P22"><text:bookmark text:name="book_part2_chap4__chap2_pre2"/>Cod 2.2: Receiving init script information</text:p>
          </table:table-cell>
        </table:table-row>
        <table:table-row table:style-name="Table263.1">
          <table:table-cell table:style-name="Table263.A2" office:value-type="string">
            <text:p text:style-name="P3"># <text:span text:style-name="code-input">rc-update show</text:span></text:p>
          </table:table-cell>
        </table:table-row>
      </table:table>
      <text:p text:style-name="P23"><text:bookmark text:name="book_part2_chap4__chap3"/>4.c. Configurarea Serviciilor</text:p>
      <text:p text:style-name="P25"><text:bookmark-start text:name="book_part2_chap4__chap3_sect1"/>De ce Nevoia pentru Configurări Suplimentare?<text:bookmark-end text:name="book_part2_chap4__chap3_sect1"/></text:p>
      <text:p text:style-name="P21">Script-urile de iniţializare pot fi destul de complexe. De aceea, nu este de dorit ca utilizatorii să editeze script-ul de iniţializare direct, deoarece ar fi mai expus spre erori. Este, cu toate acestea, important să puteţi să configuraţi un asemenea serviciu. Spre exemplu, aţi putea adăuga mai multe opţiuni serviciului în sine. </text:p>
      <text:p text:style-name="P21">Un al doilea motiv pentru a avea această configuraţie separat script-ului de iniţializare este să poată actualiza script-urile de iniţializare fără să aibă grija faptului că modificările în configuraţia dvs. vor fi refăcute. </text:p>
      <text:p text:style-name="P25"><text:bookmark-start text:name="book_part2_chap4__chap3_sect2"/>Directorul /etc/conf.d<text:bookmark-end text:name="book_part2_chap4__chap3_sect2"/></text:p>
      <text:p text:style-name="P21">Gentoo oferă o cale uşoară de a configura un asemenea serviciu: fiecare script de iniţializare ce poate fi configurat are un fişier în <text:span text:style-name="path">/etc/conf.d</text:span>. Spre exemplu, script-ul de iniţializare apache2 (denumit <text:span text:style-name="path">/etc/init.d/apache2</text:span>) are un fişier de configurare denumit <text:span text:style-name="path">/etc/conf.d/apache2</text:span>, ce poate conţine opţiunile ce doriţi să le pasaţi aplicaţiei server Apache 2 în momentul în care este pornit: </text:p>
      <table:table table:name="Table264" table:style-name="Table264">
        <table:table-column table:style-name="Table264.A"/>
        <text:soft-page-break/>
        <table:table-row table:style-name="Table264.1">
          <table:table-cell table:style-name="Table264.A1" office:value-type="string">
            <text:p text:style-name="P22"><text:bookmark text:name="book_part2_chap4__chap3_pre1"/>Cod 3.1: Variabilă definită în /etc/conf.d/apache2</text:p>
          </table:table-cell>
        </table:table-row>
        <table:table-row table:style-name="Table264.1">
          <table:table-cell table:style-name="Table264.A2" office:value-type="string">
            <text:p text:style-name="P3">APACHE2_OPTS="-D PHP4"</text:p>
          </table:table-cell>
        </table:table-row>
      </table:table>
      <text:p text:style-name="P21">Un asemenea fişier de configurare conţine variabile şi numai variabile (exact ca în cazul <text:span text:style-name="path">/etc/make.conf</text:span>), facilitând configurarea serviciilor. De asemenea, permite oferirea unor informaţii mai detaliate în despre variabile (sub forma comentariilor). </text:p>
      <text:p text:style-name="P23"><text:bookmark text:name="book_part2_chap4__chap4"/><text:span text:style-name="chapnum">4.d. </text:span>Scrierea de Script-uri de Iniţializare</text:p>
      <text:p text:style-name="P25"><text:bookmark-start text:name="book_part2_chap4__chap4_sect1"/>Chiar Trebuie?<text:bookmark-end text:name="book_part2_chap4__chap4_sect1"/></text:p>
      <text:p text:style-name="P21">Nu, scrierea unui script de iniţializare nu este, de obicei, necesară, deoarece Gentoo oferă script-uri de iniţializare gata-de-utilizare pentru toate serviciile oferite. În orice caz, puteţi avea instalat un serviciu fără a fi utilizat Portage, caz în care veţi dori să creaţi un script de iniţializare. </text:p>
      <text:p text:style-name="P21">Nu utilizaţi un script de iniţializare oferit de un serviciu dacă nu este scris explicit pentru Gentoo: Script-urile de iniţializare din Gentoo nu sunt compatibile cu script-urile de iniţializare din alte distribuţii! </text:p>
      <text:p text:style-name="P25"><text:bookmark-start text:name="book_part2_chap4__chap4_sect2"/>Schema<text:bookmark-end text:name="book_part2_chap4__chap4_sect2"/></text:p>
      <text:p text:style-name="P21">Schema de bază pentru un script de iniţializare poate fi vizualizată mai jos. </text:p>
      <table:table table:name="Table265" table:style-name="Table265">
        <table:table-column table:style-name="Table265.A"/>
        <table:table-row table:style-name="Table265.1">
          <table:table-cell table:style-name="Table265.A1" office:value-type="string">
            <text:p text:style-name="P22"><text:bookmark text:name="book_part2_chap4__chap4_pre1"/>Cod 4.1: Schema de bază pentru un script de iniţializare</text:p>
          </table:table-cell>
        </table:table-row>
        <table:table-row table:style-name="Table265.1">
          <table:table-cell table:style-name="Table265.A2" office:value-type="string">
            <text:p text:style-name="P3">#!/sbin/runscript</text:p>
            <text:p text:style-name="P3"/>
            <text:p text:style-name="P3">depend() {</text:p>
            <text:p text:style-name="P3"><text:span text:style-name="T1"><text:s text:c="2"/></text:span><text:span text:style-name="code-comment">(Informaţia despre dependenţe)</text:span></text:p>
            <text:p text:style-name="P3">}</text:p>
            <text:p text:style-name="P3"/>
            <text:p text:style-name="P3">start() {</text:p>
            <text:p text:style-name="P3"><text:span text:style-name="T1"><text:s text:c="2"/></text:span><text:span text:style-name="code-comment">(Comenzi necesare pentru a porni serviciul)</text:span></text:p>
            <text:p text:style-name="P3">}</text:p>
            <text:p text:style-name="P3"/>
            <text:p text:style-name="P3">stop() {</text:p>
            <text:p text:style-name="P3"><text:span text:style-name="T1"><text:s text:c="2"/></text:span><text:span text:style-name="code-comment">(Comenzi necesare pentru a opri serviciul)</text:span></text:p>
            <text:p text:style-name="P3">}</text:p>
            <text:p text:style-name="P3"/>
            <text:p text:style-name="P3">restart() {</text:p>
            <text:p text:style-name="P3"><text:span text:style-name="T1"><text:s text:c="2"/></text:span><text:span text:style-name="code-comment">(Comenzi necesare pentru a reporni serviciul)</text:span></text:p>
            <text:p text:style-name="P3">}</text:p>
          </table:table-cell>
        </table:table-row>
      </table:table>
      <text:p text:style-name="P21">Orice script de iniţializare <text:span text:style-name="Emphasis1">necesită</text:span> definirea funcţiei <text:span text:style-name="Emphasis1">start</text:span>. Toate celelalte secţiuni sunt opţionale. </text:p>
      <text:p text:style-name="P25"><text:bookmark-start text:name="book_part2_chap4__chap4_sect3"/>Dependendenţe<text:bookmark-end text:name="book_part2_chap4__chap4_sect3"/></text:p>
      <text:p text:style-name="P21"><text:soft-page-break/>Există două dependenţe ce le puteţi defini: <text:span text:style-name="code">use</text:span> şi <text:span text:style-name="code">need</text:span>. Aşa cum am menţionat anterior, dependenţa <text:span text:style-name="code">need</text:span> este mai strictă decât dependenţa <text:span text:style-name="code">use</text:span>. Urmărind acest tip de dependenţă puteţi manipula serviciul de care depindeţi, sau dependenţa virtuală. </text:p>
      <text:p text:style-name="P21">O dependenţă <text:span text:style-name="Emphasis1">virtuală</text:span> este o dependenţă oferită de un serviciu, dar nu este oferită doar de acel serviciu. Script-ul dvs. de iniţializare poate depinde de o aplicaţie de tip logger de sistem, dar sunt multe aplicaţii de acest tip disponibile (metalogd, syslog-ng, sysklogd, ...). Cum, nu puteţi depinde de fiecare din acestea prin declaraţia <text:span text:style-name="code">need</text:span> (nici un sistem nu are toate aplicaţiile de tip logger de sistem instalate si rulând), ne asigurăm că toate aceste servicii oferă prin declaraţia <text:span text:style-name="code">provide</text:span> o dependenţă virtuală. </text:p>
      <text:p text:style-name="P21">Să aruncăm o privire asupra informaţiilor despre dependenţe pentru serviciul postfix. </text:p>
      <table:table table:name="Table266" table:style-name="Table266">
        <table:table-column table:style-name="Table266.A"/>
        <table:table-row table:style-name="Table266.1">
          <table:table-cell table:style-name="Table266.A1" office:value-type="string">
            <text:p text:style-name="P22"><text:bookmark text:name="book_part2_chap4__chap4_pre2"/>Cod 4.2: Informaţia despre dependenţe pentru Postfix</text:p>
          </table:table-cell>
        </table:table-row>
        <table:table-row table:style-name="Table266.1">
          <table:table-cell table:style-name="Table266.A2" office:value-type="string">
            <text:p text:style-name="P3">depend() {</text:p>
            <text:p text:style-name="P3"><text:span text:style-name="T1"><text:s text:c="2"/></text:span>need net</text:p>
            <text:p text:style-name="P3"><text:span text:style-name="T1"><text:s text:c="2"/></text:span>use logger dns</text:p>
            <text:p text:style-name="P3"><text:span text:style-name="T1"><text:s text:c="2"/></text:span>provide mta</text:p>
            <text:p text:style-name="P3">}</text:p>
          </table:table-cell>
        </table:table-row>
      </table:table>
      <text:p text:style-name="P21">După cum observaţi, serviciul postfix: </text:p>
      <text:list xml:id="list5455560137259022367" text:style-name="WW8Num2">
        <text:list-item>
          <text:p text:style-name="P8">Necesită dependenţa (virtuală) <text:span text:style-name="code">net</text:span> (ce este oferită, spre exemplu, de <text:span text:style-name="path">/etc/init.d/net.eth0</text:span>) </text:p>
        </text:list-item>
        <text:list-item>
          <text:p text:style-name="P12">utilizează dependenţa (virtuală) <text:span text:style-name="code">logger</text:span> (care este oferită, spre exemplu, de <text:span text:style-name="path">/etc/init.d/syslog-ng</text:span>) </text:p>
        </text:list-item>
        <text:list-item>
          <text:p text:style-name="P12">utilizează dependenţa (virtuală) <text:span text:style-name="code">dns</text:span> (care este oferită, spre exemplu, de <text:span text:style-name="path">/etc/init.d/named</text:span>) </text:p>
        </text:list-item>
        <text:list-item>
          <text:p text:style-name="P19">oferă dependenţa (virtuală) <text:span text:style-name="code">mta</text:span> (ce este comună pentru toate aplicaţiile de tip server de mail) </text:p>
        </text:list-item>
      </text:list>
      <text:p text:style-name="P25"><text:bookmark-start text:name="book_part2_chap4__chap4_sect4"/>Controlarea Ordinii<text:bookmark-end text:name="book_part2_chap4__chap4_sect4"/></text:p>
      <text:p text:style-name="P21">În unele cazuri, nu veţi dori să cereţi rularea unui serviciu, dar veţi dori ca serviciul dvs. să fie pornit înaintea altui serviciu, prin declararea <text:span text:style-name="code">before</text:span> (sau înaintea, prin declararea <text:span text:style-name="code">after</text:span>) doar <text:span text:style-name="Emphasis1">dacă</text:span> este disponibil în sistem (notaţi condiţia - aceasta nu mai reprezintă dependenţă) <text:span text:style-name="Emphasis1">şi</text:span> dacă rulează în acelaşi nivel de execuţie (notaţi condiţia - pot fi invocate doar serviciile din acelaşi nivel de execuţie). Puteţi oferi această informaţie utilizând setările <text:span text:style-name="code">before</text:span> sau <text:span text:style-name="code">after</text:span>. </text:p>
      <text:p text:style-name="P21">Ca exemplu, vom vizualiza setările serviciului Portmap: </text:p>
      <table:table table:name="Table267" table:style-name="Table267">
        <table:table-column table:style-name="Table267.A"/>
        <table:table-row table:style-name="Table267.1">
          <table:table-cell table:style-name="Table267.A1" office:value-type="string">
            <text:p text:style-name="P22"><text:bookmark text:name="book_part2_chap4__chap4_pre3"/>Cod 4.3: Funcţia depend() în serviciul Portmap</text:p>
          </table:table-cell>
        </table:table-row>
        <table:table-row table:style-name="Table267.1">
          <table:table-cell table:style-name="Table267.A2" office:value-type="string">
            <text:p text:style-name="P3">depend() {</text:p>
            <text:p text:style-name="P3"><text:span text:style-name="T1"><text:s text:c="2"/></text:span>need net</text:p>
            <text:p text:style-name="P3"><text:span text:style-name="T1"><text:s text:c="2"/></text:span>before inetd</text:p>
            <text:p text:style-name="P3"><text:span text:style-name="T1"><text:s text:c="2"/></text:span>before xinetd</text:p>
            <text:p text:style-name="P3">}</text:p>
          </table:table-cell>
        </table:table-row>
      </table:table>
      <text:p text:style-name="P21"><text:soft-page-break/>Puteţi utiliza generalizarea "*" pentru a invoca toate serviciile din acelaşi nivel de execuţie, deşi nu este indicat. </text:p>
      <table:table table:name="Table268" table:style-name="Table268">
        <table:table-column table:style-name="Table268.A"/>
        <table:table-row table:style-name="Table268.1">
          <table:table-cell table:style-name="Table268.A1" office:value-type="string">
            <text:p text:style-name="P22"><text:bookmark text:name="book_part2_chap4__chap4_pre4"/>Cod 4.4: Rularea unui script de iniţializare ca fiind primul script din nivelul de execuţie</text:p>
          </table:table-cell>
        </table:table-row>
        <table:table-row table:style-name="Table268.1">
          <table:table-cell table:style-name="Table268.A2" office:value-type="string">
            <text:p text:style-name="P3">depend() {</text:p>
            <text:p text:style-name="P3"><text:span text:style-name="T1"><text:s text:c="2"/></text:span>before *</text:p>
            <text:p text:style-name="P3">}</text:p>
          </table:table-cell>
        </table:table-row>
      </table:table>
      <text:p text:style-name="P25"><text:bookmark-start text:name="book_part2_chap4__chap4_sect5"/>Funcţii Standard<text:bookmark-end text:name="book_part2_chap4__chap4_sect5"/></text:p>
      <text:p text:style-name="P21">Alături de funcţionalitatea <text:span text:style-name="code">depend()</text:span>, puteţi avea nevoie să definiţi funcţia <text:span text:style-name="code">start()</text:span>. Aceasta conţine toate comenzile necesare pentru a iniţializa serviciul. Este indicat să utilizaţi funcţiile <text:span text:style-name="code">ebegin</text:span> şi <text:span text:style-name="code">eend</text:span> pentru a informa utilizatorul asupra a ceea ce se întâmplă: </text:p>
      <table:table table:name="Table269" table:style-name="Table269">
        <table:table-column table:style-name="Table269.A"/>
        <table:table-row table:style-name="Table269.1">
          <table:table-cell table:style-name="Table269.A1" office:value-type="string">
            <text:p text:style-name="P22"><text:bookmark text:name="book_part2_chap4__chap4_pre5"/>Cod 4.5: Exemplu pentru funcţia start()</text:p>
          </table:table-cell>
        </table:table-row>
        <table:table-row table:style-name="Table269.1">
          <table:table-cell table:style-name="Table269.A2" office:value-type="string">
            <text:p text:style-name="P3">start() {</text:p>
            <text:p text:style-name="P3"><text:span text:style-name="T1"><text:s text:c="2"/></text:span>ebegin "Starting my_service"</text:p>
            <text:p text:style-name="P3"><text:span text:style-name="T1"><text:s text:c="2"/></text:span>start-stop-daemon --start --quiet --exec /path/to/my_service</text:p>
            <text:p text:style-name="P3"><text:span text:style-name="T1"><text:s text:c="2"/></text:span>eend $?</text:p>
            <text:p text:style-name="P3">}</text:p>
          </table:table-cell>
        </table:table-row>
      </table:table>
      <text:p text:style-name="P21">Dacă doriţi mai multe exemple ale funcţiei <text:span text:style-name="code">start()</text:span>, vă rugăm să citiţi codul sursă disponibil în script-urile de iniţializare din directorul <text:span text:style-name="path">/etc/init.d</text:span>. Cât despre <text:span text:style-name="code">start-stop-daemon</text:span>, există o excelentă pagină de manual disponibilă dacă doriţi informaţii suplimentare: </text:p>
      <table:table table:name="Table270" table:style-name="Table270">
        <table:table-column table:style-name="Table270.A"/>
        <table:table-row table:style-name="Table270.1">
          <table:table-cell table:style-name="Table270.A1" office:value-type="string">
            <text:p text:style-name="P22"><text:bookmark text:name="book_part2_chap4__chap4_pre6"/>Cod 4.6: Afişarea paginii de manual pentru start-stop-daemon</text:p>
          </table:table-cell>
        </table:table-row>
        <table:table-row table:style-name="Table270.1">
          <table:table-cell table:style-name="Table270.A2" office:value-type="string">
            <text:p text:style-name="P3"># <text:span text:style-name="code-input">man start-stop-daemon</text:span></text:p>
          </table:table-cell>
        </table:table-row>
      </table:table>
      <text:p text:style-name="P21">Alte funcţii ce le puteţi defini sunt: <text:span text:style-name="code">stop()</text:span> şi <text:span text:style-name="code">restart()</text:span>. Nu sunteţi obligat să definiţi aceste funcţii! Sistemul nostru de iniţializare este destul de inteligent pentru a completa aceste funcţii singur dacă utilizaţi <text:span text:style-name="code">start-stop-daemon</text:span>. </text:p>
      <text:p text:style-name="P21">Sintaxa script-urilor de iniţializare din Gentoo este bazată pe Bourne Again Shell (bash), deci puteţi utiliza construcţii compatibile cu bash în interiorul script-ului de iniţializare. </text:p>
      <text:p text:style-name="P25"><text:bookmark-start text:name="book_part2_chap4__chap4_sect6"/>Adăugarea de Opţiuni Personalizate<text:bookmark-end text:name="book_part2_chap4__chap4_sect6"/></text:p>
      <text:p text:style-name="P21">Dacă doriţi ca script-urile de iniţializare să suporte mai multe funcţii decât cele deja definite, va trebui să adăugaţi variabila <text:span text:style-name="code">opts</text:span> şi să creaţi o funcţie cu acelaşi nume ca opţiunea. Spre exemplu, pentru a suporta o opţiune numită <text:span text:style-name="code">restartdelay</text:span>: </text:p>
      <table:table table:name="Table271" table:style-name="Table271">
        <table:table-column table:style-name="Table271.A"/>
        <table:table-row table:style-name="Table271.1">
          <table:table-cell table:style-name="Table271.A1" office:value-type="string">
            <text:p text:style-name="P22"><text:bookmark text:name="book_part2_chap4__chap4_pre7"/>Cod 4.7: Suportarea opţiunii restartdelay</text:p>
          </table:table-cell>
        </table:table-row>
        <table:table-row table:style-name="Table271.1">
          <table:table-cell table:style-name="Table271.A2" office:value-type="string">
            <text:p text:style-name="P3">opts="${opts} restartdelay"</text:p>
            <text:p text:style-name="P3"/>
            <text:p text:style-name="P3">restartdelay() {</text:p>
            <text:p text:style-name="P3"><text:span text:style-name="T1"><text:s text:c="2"/></text:span>stop</text:p>
            <text:p text:style-name="P3"><text:span text:style-name="T1"><text:s text:c="2"/></text:span>sleep 3 <text:s text:c="3"/><text:span text:style-name="code-comment"># Wait 3 seconds before starting again</text:span></text:p>
            <text:p text:style-name="P3"><text:soft-page-break/><text:span text:style-name="T1"><text:s text:c="2"/></text:span>start</text:p>
            <text:p text:style-name="P3">}</text:p>
          </table:table-cell>
        </table:table-row>
      </table:table>
      <text:p text:style-name="P25"><text:bookmark-start text:name="book_part2_chap4__chap4_sect7"/>Variabilele de Configurare pentru Serviciu<text:bookmark-end text:name="book_part2_chap4__chap4_sect7"/></text:p>
      <text:p text:style-name="P21">Nu trebuie să întreprindeţi nimic pentru a suporta un fişier de configurare în <text:span text:style-name="path">/etc/conf.d</text:span>: dacă script-ul de iniţializare este executat, următoarele fişiere sunt interpretate automat (spre ex. variabilele sunt disponibile spre utilizare): </text:p>
      <text:list xml:id="list7198777493263044787" text:style-name="WW8Num6">
        <text:list-item>
          <text:p text:style-name="P9"><text:span text:style-name="path">/etc/conf.d/&lt;your init script&gt;</text:span></text:p>
        </text:list-item>
        <text:list-item>
          <text:p text:style-name="P13"><text:span text:style-name="path">/etc/conf.d/basic</text:span></text:p>
        </text:list-item>
        <text:list-item>
          <text:p text:style-name="P20"><text:span text:style-name="path">/etc/rc.conf</text:span></text:p>
        </text:list-item>
      </text:list>
      <text:p text:style-name="P21">De asemenea, dacă script-ul dvs. de iniţializare oferă o dependenţă virtuală (cum ar fi <text:span text:style-name="code">net</text:span>), fişierul asociat cu acea dependenţă (cum ar fi <text:span text:style-name="path">/etc/conf.d/net</text:span>) va fi interpretat, de asemenea. </text:p>
      <text:p text:style-name="P23"><text:bookmark text:name="book_part2_chap4__chap5"/><text:span text:style-name="chapnum">4.e. </text:span>Schimbarea Comportamentului Nivelului de Execuţie</text:p>
      <text:p text:style-name="P25"><text:bookmark-start text:name="book_part2_chap4__chap5_sect1"/>Cine ar putea beneficia de această funcţionalitate?<text:bookmark-end text:name="book_part2_chap4__chap5_sect1"/></text:p>
      <text:p text:style-name="P21">Mulţi utilizatori de laptop cunosc situaţia: acasă trebuie să pornească <text:span text:style-name="code">net.eth0</text:span>, în timp ce în timpul călătoriei nu doresc să pornească <text:span text:style-name="code">net.eth0</text:span> (deoarece reţeaua nu este disponibilă). Cu Gentoo, puteţi modifica comportamentul nivelului de execuţie în concordanţă cu nevoile proprii. </text:p>
      <text:p text:style-name="P21">Spre exemplu, puteţi crea un al doilea nivel de execuţie "default" în care să porniţi şi care are atribuite alte script-uri de iniţializare. Puteţi selecta la boot ce nivel de execuţie implicit să utilizaţi. </text:p>
      <text:p text:style-name="P25"><text:bookmark-start text:name="book_part2_chap4__chap5_sect2"/>Utilizarea softlevel<text:bookmark-end text:name="book_part2_chap4__chap5_sect2"/></text:p>
      <text:p text:style-name="P21">Mai întâi de toate, creaţi un director corespunzător nivelului de execuţie pentru cel de-al doilea nivel de execuţie "default" al dvs. Ca un exemplu, putem crea nivelul de execuţie <text:span text:style-name="path">offline</text:span>: </text:p>
      <table:table table:name="Table272" table:style-name="Table272">
        <table:table-column table:style-name="Table272.A"/>
        <table:table-row table:style-name="Table272.1">
          <table:table-cell table:style-name="Table272.A1" office:value-type="string">
            <text:p text:style-name="P22"><text:bookmark text:name="book_part2_chap4__chap5_pre1"/>Cod 5.1: Crearea unui director corespunzător unui nivel de execuţie</text:p>
          </table:table-cell>
        </table:table-row>
        <table:table-row table:style-name="Table272.1">
          <table:table-cell table:style-name="Table272.A2" office:value-type="string">
            <text:p text:style-name="P3"># <text:span text:style-name="code-input">mkdir /etc/runlevels/offline</text:span></text:p>
          </table:table-cell>
        </table:table-row>
      </table:table>
      <text:p text:style-name="P21">Adăugaţi script-urile de iniţializare noilor create nivele de execuţie. Spre exemplu, dacă doriţi să aveţi o copie exactă a nivelului de execuţie <text:span text:style-name="code">default</text:span>, dar fără <text:span text:style-name="code">net.eth0</text:span>: </text:p>
      <table:table table:name="Table273" table:style-name="Table273">
        <table:table-column table:style-name="Table273.A"/>
        <table:table-row table:style-name="Table273.1">
          <table:table-cell table:style-name="Table273.A1" office:value-type="string">
            <text:p text:style-name="P22"><text:bookmark text:name="book_part2_chap4__chap5_pre2"/>Cod 5.2: Adăugarea script-urilor de iniţializare necesare</text:p>
          </table:table-cell>
        </table:table-row>
        <table:table-row table:style-name="Table273.1">
          <table:table-cell table:style-name="Table273.A2" office:value-type="string">
            <text:p text:style-name="P3"><text:span text:style-name="code-comment">(Copiaţi toate serviciile din nivelul default în nivelul offline)</text:span></text:p>
            <text:p text:style-name="P3"># <text:span text:style-name="code-input">cd /etc/runlevels/default</text:span></text:p>
            <text:p text:style-name="P3"># <text:span text:style-name="code-input">for service in *; do rc-update add $service offline; done</text:span></text:p>
            <text:p text:style-name="P3"><text:soft-page-break/><text:span text:style-name="code-comment">(Ştergeţi serviciile nedorite din nivelul offline)</text:span></text:p>
            <text:p text:style-name="P3"># <text:span text:style-name="code-input">rc-update del net.eth0 offline</text:span></text:p>
            <text:p text:style-name="P3"><text:span text:style-name="code-comment">(Afişaţi serviciile active din nivelul offline)</text:span></text:p>
            <text:p text:style-name="P3"># <text:span text:style-name="code-input">rc-update show offline</text:span></text:p>
            <text:p text:style-name="P3"><text:span text:style-name="code-comment">(Exemplu de afişare parţial)</text:span></text:p>
            <text:p text:style-name="P3"><text:span text:style-name="T1"><text:s text:c="15"/></text:span>acpid | offline</text:p>
            <text:p text:style-name="P3"><text:span text:style-name="T1"><text:s text:c="10"/></text:span>domainname | offline</text:p>
            <text:p text:style-name="P3"><text:span text:style-name="T1"><text:s text:c="15"/></text:span>local | offline</text:p>
            <text:p text:style-name="P3"><text:span text:style-name="T1"><text:s text:c="12"/></text:span>net.eth0 |</text:p>
          </table:table-cell>
        </table:table-row>
      </table:table>
      <text:p text:style-name="P21">Acum, editaţi configurarea aplicaţiei bootloader şi adăugaţi o nouă intrare pentru nivelul de execuţie <text:span text:style-name="code">offline</text:span>. Spre exemplu, în <text:span text:style-name="path">/boot/grub/grub.conf</text:span>: </text:p>
      <table:table table:name="Table274" table:style-name="Table274">
        <table:table-column table:style-name="Table274.A"/>
        <table:table-row table:style-name="Table274.1">
          <table:table-cell table:style-name="Table274.A1" office:value-type="string">
            <text:p text:style-name="P22"><text:bookmark text:name="book_part2_chap4__chap5_pre3"/>Cod 5.3: Adăugarea unei intrări pentru nivelul de execuţie offline</text:p>
          </table:table-cell>
        </table:table-row>
        <table:table-row table:style-name="Table274.1">
          <table:table-cell table:style-name="Table274.A2" office:value-type="string">
            <text:p text:style-name="P3">title Gentoo Linux Offline Usage</text:p>
            <text:p text:style-name="P3"><text:span text:style-name="T1"><text:s text:c="2"/></text:span>root (hd0,0)</text:p>
            <text:p text:style-name="P3"><text:span text:style-name="T1"><text:s text:c="2"/></text:span>kernel (hd0,0)/kernel-2.4.25 root=/dev/hda3 <text:span text:style-name="code-input">softlevel=offline</text:span></text:p>
          </table:table-cell>
        </table:table-row>
      </table:table>
      <text:p text:style-name="P21">Iată că totul este setat, acum. Dacă veţi porni sistemul şi selecta noua intrare la boot, nivelul de execuţie <text:span text:style-name="code">offline</text:span> va fi rulat în locul celui implicit, <text:span text:style-name="code">default</text:span>. </text:p>
      <text:p text:style-name="P25"><text:bookmark-start text:name="book_part2_chap4__chap5_sect3"/>Utilizarea bootlevel<text:bookmark-end text:name="book_part2_chap4__chap5_sect3"/></text:p>
      <text:p text:style-name="P21">Utilizarea <text:span text:style-name="code">bootlevel</text:span> este complet analoagă cu cea <text:span text:style-name="code">softlevel</text:span>. Singura diferenţă este că definiţi un nou nivel de execuţie "boot" în loc să definiţi un al doilea nivel "default". </text:p>
      <text:h text:style-name="P2" text:outline-level="3"><text:bookmark text:name="book_part2_chap5"/>5. Variabile de Mediu</text:h>
      <text:p text:style-name="P23"><text:span text:style-name="chapnum">5.a. </text:span>Variabile de Mediu?</text:p>
      <text:p text:style-name="P25">Ce sunt ele</text:p>
      <text:p text:style-name="P21">O variabilă de mediu este un obiect cu nume propriu, care conţine informaţii folosite de una sau mai multe aplicaţii. Mulţi utilizatori (în special cei noi sistemului Linux) consideră asta ca fiind un pic cam ciudat, sau chiar de nestăpânit. Acest concept este greşit: folosind o variabilă de mediu, se poate schimba cu uşurinţă configuraţia uneia sau mai multor aplicaţii. </text:p>
      <text:p text:style-name="P25"><text:bookmark-start text:name="book_part2_chap5__chap1_sect2"/>Example Importante<text:bookmark-end text:name="book_part2_chap5__chap1_sect2"/></text:p>
      <text:p text:style-name="P21">Următorul tabel listează un număr de variabile folosite de sistemul Linux şi descrie modul lor de folosire. Ca exemplu, sunt prezentate câteva valori pentru aceste variabile după tabel. </text:p>
      <table:table table:name="Table275" table:style-name="Table275">
        <table:table-column table:style-name="Table275.A"/>
        <table:table-column table:style-name="Table275.B"/>
        <table:table-row table:style-name="Table275.1">
          <table:table-cell table:style-name="Table275.A1" office:value-type="string">
            <text:p text:style-name="P14">Variabilă</text:p>
          </table:table-cell>
          <table:table-cell table:style-name="Table275.A1" office:value-type="string">
            <text:p text:style-name="P14">Descriere</text:p>
          </table:table-cell>
        </table:table-row>
        <table:table-row table:style-name="Table275.1">
          <table:table-cell table:style-name="Table275.A1" office:value-type="string">
            <text:p text:style-name="P15">PATH</text:p>
          </table:table-cell>
          <table:table-cell table:style-name="Table275.A1" office:value-type="string">
            <text:p text:style-name="P15">Această variabilă conţine o listă de directoare, separate prin virgulă, <text:soft-page-break/>unde sistemul dumneavoastră caută fişierele executabile. Dacă introduceţi numele unui executabil (cum ar fi <text:span text:style-name="code">ls</text:span>, <text:span text:style-name="code">rc-update</text:span> sau <text:span text:style-name="code">emerge</text:span>) dar acesta nu se află într-un director specificat, sistemul dumneavoastră nu-l va executa (decât dacă introduceţi locaţia completă, precum <text:span text:style-name="code">/bin/ls</text:span>). </text:p>
          </table:table-cell>
        </table:table-row>
        <table:table-row table:style-name="Table275.1">
          <table:table-cell table:style-name="Table275.A1" office:value-type="string">
            <text:p text:style-name="P15">ROOTPATH</text:p>
          </table:table-cell>
          <table:table-cell table:style-name="Table275.A1" office:value-type="string">
            <text:p text:style-name="P15">Această variabilă este asemănătoare comenzii <text:span text:style-name="code">PATH</text:span>, doar că listează directoarele ce trebuie verificate atunci când user-ul 'root' introduce o comandă. </text:p>
          </table:table-cell>
        </table:table-row>
        <table:table-row table:style-name="Table275.1">
          <table:table-cell table:style-name="Table275.A1" office:value-type="string">
            <text:p text:style-name="P15">LDPATH</text:p>
          </table:table-cell>
          <table:table-cell table:style-name="Table275.A1" office:value-type="string">
            <text:p text:style-name="P15">Această variabilă conţine o listă de directoare, separate prin virgulă, unde linker-ul dinamic caută pentru a găsi o librărie. </text:p>
          </table:table-cell>
        </table:table-row>
        <table:table-row table:style-name="Table275.1">
          <table:table-cell table:style-name="Table275.A1" office:value-type="string">
            <text:p text:style-name="P15">MANPATH</text:p>
          </table:table-cell>
          <table:table-cell table:style-name="Table275.A1" office:value-type="string">
            <text:p text:style-name="P15">Această variabilă conţine o listă de directoare, separate prin virgulă, unde comanda <text:span text:style-name="code">man</text:span> caută paginile de manual </text:p>
          </table:table-cell>
        </table:table-row>
        <table:table-row table:style-name="Table275.1">
          <table:table-cell table:style-name="Table275.A1" office:value-type="string">
            <text:p text:style-name="P15">INFODIR</text:p>
          </table:table-cell>
          <table:table-cell table:style-name="Table275.A1" office:value-type="string">
            <text:p text:style-name="P15">Această variabilă conţine o listă de directoare, separate prin virgulă, unde comanda <text:span text:style-name="code">info</text:span> caută paginile info. </text:p>
          </table:table-cell>
        </table:table-row>
        <table:table-row table:style-name="Table275.1">
          <table:table-cell table:style-name="Table275.A1" office:value-type="string">
            <text:p text:style-name="P15">PAGER</text:p>
          </table:table-cell>
          <table:table-cell table:style-name="Table275.A1" office:value-type="string">
            <text:p text:style-name="P15">Această variabilă conţine calea către programul folosit pentru a lista conţinutul fişierelor (cum ar fi <text:span text:style-name="code">less</text:span> sau <text:span text:style-name="code">more</text:span>) </text:p>
          </table:table-cell>
        </table:table-row>
        <table:table-row table:style-name="Table275.1">
          <table:table-cell table:style-name="Table275.A1" office:value-type="string">
            <text:p text:style-name="P15">EDITOR</text:p>
          </table:table-cell>
          <table:table-cell table:style-name="Table275.A1" office:value-type="string">
            <text:p text:style-name="P15">Această variabilă conţine calea către programul folosit pentru a schimba conţinutul fişierelor (cum ar fi <text:span text:style-name="code">nano</text:span> sau <text:span text:style-name="code">vi</text:span>) </text:p>
          </table:table-cell>
        </table:table-row>
        <table:table-row table:style-name="Table275.1">
          <table:table-cell table:style-name="Table275.A1" office:value-type="string">
            <text:p text:style-name="P15">KDEDIRS</text:p>
          </table:table-cell>
          <table:table-cell table:style-name="Table275.A1" office:value-type="string">
            <text:p text:style-name="P15">Această variabilă conţine o listă de directoare, separate prin virgulă, ce conţin materiale specifice KDE. </text:p>
          </table:table-cell>
        </table:table-row>
        <table:table-row table:style-name="Table275.1">
          <table:table-cell table:style-name="Table275.A1" office:value-type="string">
            <text:p text:style-name="P15">CLASSPATH</text:p>
          </table:table-cell>
          <table:table-cell table:style-name="Table275.A1" office:value-type="string">
            <text:p text:style-name="P15">Această variabilă conţine o listă de directoare, separate prin virgulă, ce conţin clase Java. </text:p>
          </table:table-cell>
        </table:table-row>
        <table:table-row table:style-name="Table275.1">
          <table:table-cell table:style-name="Table275.A1" office:value-type="string">
            <text:p text:style-name="P15">CONFIG_PROTECT</text:p>
          </table:table-cell>
          <table:table-cell table:style-name="Table275.A1" office:value-type="string">
            <text:p text:style-name="P15">Această variabilă conţine o listă delimitată de caracterul <text:span text:style-name="Emphasis1">spaţiu</text:span> a directoarelor ce trebuie protejate de Portage în timpul actualizărilor. </text:p>
          </table:table-cell>
        </table:table-row>
        <table:table-row table:style-name="Table275.1">
          <table:table-cell table:style-name="Table275.A1" office:value-type="string">
            <text:p text:style-name="P15">CONFIG_PROTECT_MASK</text:p>
          </table:table-cell>
          <table:table-cell table:style-name="Table275.A1" office:value-type="string">
            <text:p text:style-name="P15">Această variabilă conţine o listă delimitată de caracterul <text:span text:style-name="Emphasis1">spaţiu</text:span> a directoarelor ce nu trebuie protejate de Portage în timpul actulizărilor. </text:p>
          </table:table-cell>
        </table:table-row>
      </table:table>
      <text:p text:style-name="P21">Mai jos veţi găsi un exemplu de definire pentru toate variabilele: </text:p>
      <table:table table:name="Table276" table:style-name="Table276">
        <table:table-column table:style-name="Table276.A"/>
        <table:table-row table:style-name="Table276.1">
          <table:table-cell table:style-name="Table276.A1" office:value-type="string">
            <text:p text:style-name="P22"><text:bookmark text:name="book_part2_chap5__chap1_pre1"/>Cod 1.1: Definiţii exemplu</text:p>
          </table:table-cell>
        </table:table-row>
        <table:table-row table:style-name="Table276.1">
          <table:table-cell table:style-name="Table276.A2" office:value-type="string">
            <text:p text:style-name="P3">PATH="/bin:/usr/bin:/usr/local/bin:/opt/bin:/usr/games/bin"</text:p>
            <text:p text:style-name="P3">ROOTPATH="/sbin:/bin:/usr/sbin:/usr/bin:/usr/local/sbin:/usr/local/bin"</text:p>
            <text:p text:style-name="P3">LDPATH="/lib:/usr/lib:/usr/local/lib:/usr/lib/gcc-lib/i686-pc-linux-gnu/3.2.3"</text:p>
            <text:p text:style-name="P3">MANPATH="/usr/share/man:/usr/local/share/man"</text:p>
            <text:p text:style-name="P3">INFODIR="/usr/share/info:/usr/local/share/info"</text:p>
            <text:p text:style-name="P3">PAGER="/usr/bin/less"</text:p>
            <text:p text:style-name="P3">EDITOR="/usr/bin/vim"</text:p>
            <text:p text:style-name="P3">KDEDIRS="/usr"</text:p>
            <text:p text:style-name="P3">CLASSPATH="/opt/blackdown-jre-1.4.1/lib/rt.jar:."</text:p>
            <text:p text:style-name="P3">CONFIG_PROTECT="/usr/X11R6/lib/X11/xkb /opt/tomcat/conf \</text:p>
            <text:p text:style-name="P3"><text:span text:style-name="T1"><text:s text:c="16"/></text:span>/usr/kde/3.1/share/config <text:soft-page-break/>/usr/share/texmf/tex/generic/config/ \</text:p>
            <text:p text:style-name="P3"><text:span text:style-name="T1"><text:s text:c="16"/></text:span>/usr/share/texmf/tex/platex/config/ /usr/share/config"</text:p>
            <text:p text:style-name="P3">CONFIG_PROTECT_MASK="/etc/gconf"</text:p>
          </table:table-cell>
        </table:table-row>
      </table:table>
      <text:p text:style-name="P23"><text:bookmark text:name="book_part2_chap5__chap2"/>5.b. Definirea Variabilelor Globale</text:p>
      <text:p text:style-name="P25"><text:bookmark-start text:name="book_part2_chap5__chap2_sect1"/>Directorul /etc/env.d<text:bookmark-end text:name="book_part2_chap5__chap2_sect1"/></text:p>
      <text:p text:style-name="P21">Pentru a centraliza definiţiile acestor variabile, Gentoo introduce directorul <text:span text:style-name="path">/etc/env.d</text:span>. În acest director veţi găsi unele fişiere, precum <text:span text:style-name="path">00basic</text:span>, <text:span text:style-name="path">05gcc</text:span>, etc. care conţin variabilele necesare pentru aplicaţiile menţionate în nume. </text:p>
      <text:p text:style-name="P21">De exemplu, când aţi instalat <text:span text:style-name="code">gcc</text:span>, un fişier numit <text:span text:style-name="path">05gcc</text:span> a fost creat de către ebuild şi conţine definiţiile următoarelor variabile: </text:p>
      <table:table table:name="Table277" table:style-name="Table277">
        <table:table-column table:style-name="Table277.A"/>
        <table:table-row table:style-name="Table277.1">
          <table:table-cell table:style-name="Table277.A1" office:value-type="string">
            <text:p text:style-name="P22"><text:bookmark text:name="book_part2_chap5__chap2_pre1"/>Cod 2.1: /etc/env.d/05gcc</text:p>
          </table:table-cell>
        </table:table-row>
        <table:table-row table:style-name="Table277.1">
          <table:table-cell table:style-name="Table277.A2" office:value-type="string">
            <text:p text:style-name="P3">PATH="/usr/i686-pc-linux-gnu/gcc-bin/3.2"</text:p>
            <text:p text:style-name="P3">ROOTPATH="/usr/i686-pc-linux-gnu/gcc-bin/3.2"</text:p>
            <text:p text:style-name="P3">MANPATH="/usr/share/gcc-data/i686-pc-linux-gnu/3.2/man"</text:p>
            <text:p text:style-name="P3">INFOPATH="/usr/share/gcc-data/i686-pc-linux-gnu/3.2/info"</text:p>
            <text:p text:style-name="P3">CC="gcc"</text:p>
            <text:p text:style-name="P3">CXX="g++"</text:p>
            <text:p text:style-name="P3">LDPATH="/usr/lib/gcc-lib/i686-pc-linux-gnu/3.2.3"</text:p>
          </table:table-cell>
        </table:table-row>
      </table:table>
      <text:p text:style-name="P21">Alte distribuţii vă spun să schimbaţi sau să definiţi astfel de variabile de mediu în <text:span text:style-name="path">/etc/profile</text:span> sau alte locaţii. Gentoo, pe de altă parte, uşurează (atât pentru dumneavoastră cât şi pentru portage) mentenanţa acestor variabile fără a trebui să acordaţi atenţie fişierelor numeroase ce pot conţine variabile de mediu. </text:p>
      <text:p text:style-name="P21">De exemplu, când <text:span text:style-name="code">gcc</text:span> este actualizat, fişierul <text:span text:style-name="path">/etc/env.d/05gcc</text:span> este actualizat fără a necesita interacţiunea cu utilizatorul. </text:p>
      <text:p text:style-name="P21">Acesta nu este un beneficiu numai pentru Portage, dar şi pentru dumneavoastră, ca utilizator. Ocazional, este posibil să vi se ceară să setaţi o anumită variabilă de mediu globală pentru tot sistemul. Ca exemplu, luăm variabila <text:span text:style-name="code">http_proxy</text:span>. În loc să vă încurcaţi cu <text:span text:style-name="path">/etc/profile</text:span>, puteţi crea un fişier nou (<text:span text:style-name="path">/etc/env.d/99local</text:span>) unde să definiţi variabilele de care aveţi nevoie: </text:p>
      <table:table table:name="Table278" table:style-name="Table278">
        <table:table-column table:style-name="Table278.A"/>
        <table:table-row table:style-name="Table278.1">
          <table:table-cell table:style-name="Table278.A1" office:value-type="string">
            <text:p text:style-name="P22"><text:bookmark text:name="book_part2_chap5__chap2_pre2"/>Cod 2.2: /etc/env.d/99local</text:p>
          </table:table-cell>
        </table:table-row>
        <table:table-row table:style-name="Table278.1">
          <table:table-cell table:style-name="Table278.A2" office:value-type="string">
            <text:p text:style-name="P3">http_proxy="proxy.server.com:8080"</text:p>
          </table:table-cell>
        </table:table-row>
      </table:table>
      <text:p text:style-name="P21">Prin folosirea unui singur fişier în care păstraţi toate variabilele dumneavoastră, puteţi avea acces rapid la variabilele definite de dumneavoastră. </text:p>
      <text:p text:style-name="P25">Script-ul env-update</text:p>
      <text:p text:style-name="P21"><text:soft-page-break/>Mai multe fişiere din <text:span text:style-name="path">/etc/env.d</text:span> definesc variabila <text:span text:style-name="code">PATH</text:span>. Aceasta nu este greşit: când rulaţi <text:span text:style-name="code">env-update</text:span>, va adăuga un număr de definiţii înainte de a actualizarea variabilele de mediu, facilitând pachetelor (sau utilizatorilor) adăugarea propriilor variabile fără alterarea valorilor deja existente. </text:p>
      <text:p text:style-name="P21">Script-ul <text:span text:style-name="code">env-update</text:span> va adăuga valorile în ordine alfabetică, conform fişierelor din <text:span text:style-name="path">/etc/env.d</text:span>. Fişierele trebuie să înceapă cu două cifre zecimale. </text:p>
      <table:table table:name="Table279" table:style-name="Table279">
        <table:table-column table:style-name="Table279.A"/>
        <table:table-row table:style-name="Table279.1">
          <table:table-cell table:style-name="Table279.A1" office:value-type="string">
            <text:p text:style-name="P22"><text:bookmark text:name="book_part2_chap5__chap2_pre3"/>Cod 2.3: Ordinea actualizării utilizată de env-update</text:p>
          </table:table-cell>
        </table:table-row>
        <table:table-row table:style-name="Table279.1">
          <table:table-cell table:style-name="Table279.A2" office:value-type="string">
            <text:p text:style-name="P3"><text:span text:style-name="T1"><text:s text:c="9"/></text:span>00basic <text:s text:c="7"/>99kde-env <text:s text:c="6"/>99local</text:p>
            <text:p text:style-name="P3"><text:span text:style-name="T1"><text:s text:c="5"/></text:span>+-------------+----------------+-------------+</text:p>
            <text:p text:style-name="P3">PATH="/bin:/usr/bin:/usr/kde/3.2/bin:/usr/local/bin"</text:p>
          </table:table-cell>
        </table:table-row>
      </table:table>
      <text:p text:style-name="P21">Concatenarea variabilelor nu se întâmplă în toate cazurile, ci doar pentru următoarele variabile: <text:span text:style-name="code">KDEDIRS</text:span>, <text:span text:style-name="code">PATH</text:span>, <text:span text:style-name="code">CLASSPATH</text:span>, <text:span text:style-name="code">LDPATH</text:span>, <text:span text:style-name="code">MANPATH</text:span>, <text:span text:style-name="code">INFODIR</text:span>, <text:span text:style-name="code">INFOPATH</text:span>, <text:span text:style-name="code">ROOTPATH</text:span>, <text:span text:style-name="code">CONFIG_PROTECT</text:span>, <text:span text:style-name="code">CONFIG_PROTECT_MASK</text:span>, <text:span text:style-name="code">PRELINK_PATH</text:span> şi <text:span text:style-name="code">PRELINK_PATH_MASK</text:span>. Pentru toate celelalte variabile, ultima valoare definită (în ordinea alfabetică a fişierelor din <text:span text:style-name="path">/etc/env.d</text:span>) este cea utilizată. </text:p>
      <text:p text:style-name="P21">Când rulaţi <text:span text:style-name="code">env-update</text:span>, script-ul va genera toate variabilele de mediu, şi le va plasa în <text:span text:style-name="path">/etc/profile.env</text:span> (care este utilizat de <text:span text:style-name="path">/etc/profile</text:span>). De asemenea, va extrage informaţiile din variabila <text:span text:style-name="code">LDPATH</text:span> şi le va folosi pentru a crea fişierul<text:span text:style-name="path">/etc/ld.so.conf</text:span>. Apoi, va rula <text:span text:style-name="code">ldconfig</text:span> pentru a recrea <text:span text:style-name="path">/etc/ld.so.cache</text:span>, folosit de linker-ul dinamic. </text:p>
      <text:p text:style-name="P21">Dacă doriţi să observaţi consecinţele <text:span text:style-name="code">env-update</text:span> imediat după ce îl rulaţi, executaţi următoarea comandă pentru a actualiza mediul. Utilizatorii care au instalat ei înşişi Gentoo, îşi vor aminti de aceste instrucţiuni din timpul instalării: </text:p>
      <table:table table:name="Table280" table:style-name="Table280">
        <table:table-column table:style-name="Table280.A"/>
        <table:table-row table:style-name="Table280.1">
          <table:table-cell table:style-name="Table280.A1" office:value-type="string">
            <text:p text:style-name="P22"><text:bookmark text:name="book_part2_chap5__chap2_pre4"/>Cod 2.4: Actualizarea mediului</text:p>
          </table:table-cell>
        </table:table-row>
        <table:table-row table:style-name="Table280.1">
          <table:table-cell table:style-name="Table280.A2" office:value-type="string">
            <text:p text:style-name="P3"># <text:span text:style-name="code-input">env-update &amp;&amp; source /etc/profile</text:span></text:p>
          </table:table-cell>
        </table:table-row>
      </table:table>
      <text:p text:style-name="P4"/>
      <table:table table:name="Table281" table:style-name="Table281">
        <table:table-column table:style-name="Table281.A"/>
        <table:table-row table:style-name="Table281.1">
          <table:table-cell table:style-name="Table281.A1" office:value-type="string">
            <text:p text:style-name="P24"><text:span text:style-name="T3">Notă: </text:span>Comanda de mai sus actualizează doar variabilele din terminalul curent, consolele <text:span text:style-name="Emphasis1">noi</text:span> şi procesele fiu ale acestora. Astfel, dacă lucraţi în X11, va trebui, fie să tastaţi <text:span text:style-name="code">source /etc/profile</text:span> în fiecare terminal nou pe care-l deschideţi, sau să reporniţi aplicaţia X pentru ca toate terminalele să încarce noile variabile. Dacă utilizaţi un manager de login, trebuie să tastaţi ca root <text:span text:style-name="code">/etc/init.d/xdm restart</text:span>. Dacă nu, va trebui să efectuaţi logout şi apoi să vă autentificaţi din nou pentru ca X să poată crea procese fiu cu valorile noilor variabile. </text:p>
          </table:table-cell>
        </table:table-row>
      </table:table>
      <text:p text:style-name="P23"><text:bookmark text:name="book_part2_chap5__chap3"/>5.c. Definirea Variabilelor Local</text:p>
      <text:p text:style-name="P25"><text:bookmark-start text:name="book_part2_chap5__chap3_sect1"/>Specific User-ilor<text:bookmark-end text:name="book_part2_chap5__chap3_sect1"/></text:p>
      <text:p text:style-name="P21">Nu întotdeauna este dorită definirea globală a variabilelor de mediu. De exemplu, s-ar putea să doriţi să adăugaţi <text:span text:style-name="path">/home/my_user/bin</text:span>, precum şi directorul curent de lucru (directorul în care vă aflaţi) la variabila <text:span text:style-name="code">PATH</text:span>, dar nu doriţi ca toţi user-ii sistemului să o aibă definită în variabila lor <text:span text:style-name="code">PATH</text:span>. Dacă doriţi să definiţi o variabilă de mediu local trebuie să folosiţi <text:span text:style-name="path">~/.bashrc</text:span> sau <text:soft-page-break/><text:span text:style-name="path">~/.bash_profile</text:span>: </text:p>
      <table:table table:name="Table282" table:style-name="Table282">
        <table:table-column table:style-name="Table282.A"/>
        <table:table-row table:style-name="Table282.1">
          <table:table-cell table:style-name="Table282.A1" office:value-type="string">
            <text:p text:style-name="P22"><text:bookmark text:name="book_part2_chap5__chap3_pre1"/>Cod 3.1: Extinderea variabilei PATH pentru folosire locală în ~/.bashrc</text:p>
          </table:table-cell>
        </table:table-row>
        <table:table-row table:style-name="Table282.1">
          <table:table-cell table:style-name="Table282.A2" office:value-type="string">
            <text:p text:style-name="P3"><text:span text:style-name="code-comment">(Două puncte urmate de nici un director sunt tratate ca directorul curent de lucru</text:span></text:p>
            <text:p text:style-name="P3">PATH="${PATH}:/home/my_user/bin:"</text:p>
          </table:table-cell>
        </table:table-row>
      </table:table>
      <text:p text:style-name="P21">Când efectuaţi din nou acţiunea de login, variabila dumneavoastră <text:span text:style-name="code">PATH</text:span> va fi actualizată. </text:p>
      <text:p text:style-name="P25"><text:bookmark-start text:name="book_part2_chap5__chap3_sect2"/>Specific Sesiunii<text:bookmark-end text:name="book_part2_chap5__chap3_sect2"/></text:p>
      <text:p text:style-name="P21">Uneori, sunt necesare definiţii şi mai stricte. Poate doriţi să puteţi folosi executabilele dintr-un director temporar, creat de dumneavoastră (fără a folosi calea către executabile sau prin editarea <text:span text:style-name="path">~/.bashrc</text:span>) pentru timpul scurt în care aveţi nevoie de ele. </text:p>
      <text:p text:style-name="P21">În acest caz, puteţi defini variabila <text:span text:style-name="code">PATH</text:span> în sesiunea curentă folosind comanda <text:span text:style-name="code">export</text:span>. Cât timp nu efectuaţi log out, variabila <text:span text:style-name="code">PATH</text:span> va folosi aceste setări temporare. </text:p>
      <table:table table:name="Table283" table:style-name="Table283">
        <table:table-column table:style-name="Table283.A"/>
        <table:table-row table:style-name="Table283.1">
          <table:table-cell table:style-name="Table283.A1" office:value-type="string">
            <text:p text:style-name="P22"><text:bookmark text:name="book_part2_chap5__chap3_pre2"/>Cod 3.2: Definirea unei variabile de mediu specifice sesiunii</text:p>
          </table:table-cell>
        </table:table-row>
        <table:table-row table:style-name="Table283.1">
          <table:table-cell table:style-name="Table283.A2" office:value-type="string">
            <text:p text:style-name="P3"># <text:span text:style-name="code-input">export PATH="${PATH}:/home/my_user/tmp/usr/bin"</text:span></text:p>
          </table:table-cell>
        </table:table-row>
      </table:table>
      <text:h text:style-name="P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o" fo:country="R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o" fo:country="RO"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fo:line-height="100%"/>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fo:line-height="100%"/>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chap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codetitle"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HTML_20_Preformatted" style:display-name="HTML Preformatted" style:family="paragraph" style:parent-style-name="Standard">
      <style:paragraph-properties fo:margin-top="0in" fo:margin-bottom="0in" style:contextual-spacing="false" fo:line-height="100%"/>
      <style:text-properties style:font-name="Courier New" fo:font-size="10pt" style:font-name-asian="Times New Roman" style:font-size-asian="10pt" style:font-name-complex="Courier New" style:font-size-complex="10pt"/>
    </style:style>
    <style:style style:name="secthead"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note" style:family="paragraph" style:parent-style-name="Standard">
      <style:paragraph-properties fo:margin-top="0.1945in" fo:margin-bottom="0.1945in" style:contextual-spacing="false" fo:line-height="100%"/>
      <style:text-properties style:font-name="Times New Roman" fo:font-size="12pt" style:font-name-asian="Times New Roman" style:font-size-asian="12pt" style:font-name-complex="Times New Roman" style:font-size-complex="12pt"/>
    </style:style>
    <style:style style:name="Default_20_Paragraph_20_Font" style:display-name="Default Paragraph Font" style:family="text"/>
    <style:style style:name="chapnum"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code" style:family="text" style:parent-style-name="Default_20_Paragraph_20_Font"/>
    <style:style style:name="code-input" style:family="text" style:parent-style-name="Default_20_Paragraph_20_Font"/>
    <style:style style:name="Emphasis1" style:family="text" style:parent-style-name="Default_20_Paragraph_20_Font"/>
    <style:style style:name="path" style:family="text" style:parent-style-name="Default_20_Paragraph_20_Font"/>
    <style:style style:name="code-comment" style:family="text" style:parent-style-name="Default_20_Paragraph_20_Font"/>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9z0" style:family="text">
      <style:text-properties style:font-name="Symbol" fo:font-size="10pt" style:font-size-asian="10pt" style:font-name-complex="Symbol"/>
    </style:style>
    <style:style style:name="WW8Num29z1" style:family="text">
      <style:text-properties style:font-name="Courier New" fo:font-size="10pt" style:font-size-asian="10pt" style:font-name-complex="Courier New"/>
    </style:style>
    <style:style style:name="WW8Num29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08:59:07.96</meta:creation-date>
    <dc:date>2013-03-12T08:59:38.54</dc:date>
    <meta:editing-duration>P0D</meta:editing-duration>
    <meta:editing-cycles>1</meta:editing-cycles>
    <meta:document-statistic meta:table-count="87" meta:image-count="0" meta:object-count="0" meta:page-count="31" meta:paragraph-count="617" meta:word-count="8889" meta:character-count="61997" meta:non-whitespace-character-count="53248"/>
    <meta:generator>LibreOffice/4.0.0.3$Windows_x86 LibreOffice_project/7545bee9c2a0782548772a21bc84a9dcc583b89</meta:generator>
  </office:meta>
</office:document-meta>
</file>